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1in"/>
    </style:style>
    <style:style style:name="co2" style:family="table-column">
      <style:table-column-properties fo:break-before="auto" style:column-width="4.1661in"/>
    </style:style>
    <style:style style:name="co3" style:family="table-column">
      <style:table-column-properties fo:break-before="auto" style:column-width="2.088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DejaVu Sans1" fo:font-size="10pt" fo:language="en" fo:country="US" fo:font-style="normal" fo:text-shadow="none" style:text-underline-style="none" fo:font-weight="normal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DejaVu Sans1" fo:font-size="10pt" fo:language="en" fo:country="US" fo:font-style="normal" fo:text-shadow="none" style:text-underline-style="none" fo:font-weight="normal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DejaVu Sans1" fo:font-size="10pt" fo:language="en" fo:country="US" fo:font-style="normal" fo:text-shadow="none" style:text-underline-style="none" fo:font-weight="normal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date" office:date-value="2007-12-24T14:50:38">
            <text:p>12/24/07 02:50 PM</text:p>
          </table:table-cell>
          <table:table-cell office:value-type="string">
            <text:p><text:s/>[] book: 2 x $5 plays <text:s text:c="29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1T14:05:09">
            <text:p>12/21/07 02:05 PM</text:p>
          </table:table-cell>
          <table:table-cell office:value-type="string">
            <text:p><text:s/>[] book: A sultan in palermo <text:s text:c="22"/></text:p>
          </table:table-cell>
          <table:table-cell office:value-type="float" office:value="15.95">
            <text:p>15.95</text:p>
          </table:table-cell>
          <table:table-cell table:number-columns-repeated="8"/>
        </table:table-row>
        <table:table-row table:style-name="ro1">
          <table:table-cell office:value-type="date" office:date-value="2007-12-20T11:55:51">
            <text:p>12/20/07 11:55 AM</text:p>
          </table:table-cell>
          <table:table-cell office:value-type="string">
            <text:p><text:s/>[] book: A wrinkle in time <text:s text:c="24"/></text:p>
          </table:table-cell>
          <table:table-cell office:value-type="float" office:value="6.99">
            <text:p>6.99</text:p>
          </table:table-cell>
          <table:table-cell table:number-columns-repeated="8"/>
        </table:table-row>
        <table:table-row table:style-name="ro1">
          <table:table-cell office:value-type="date" office:date-value="2007-12-27T13:18:14">
            <text:p>12/27/07 01:18 PM</text:p>
          </table:table-cell>
          <table:table-cell office:value-type="string">
            <text:p><text:s/>[] book: About Face: Race in Postmodern America <text:s text:c="3"/>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date" office:date-value="2007-12-23T14:33:26">
            <text:p>12/23/07 02:33 PM</text:p>
          </table:table-cell>
          <table:table-cell office:value-type="string">
            <text:p><text:s/>[] book: Act like nothing's wrong: the montage art </text:p>
          </table:table-cell>
          <table:table-cell office:value-type="float" office:value="24.95">
            <text:p>24.95</text:p>
          </table:table-cell>
          <table:table-cell table:number-columns-repeated="8"/>
        </table:table-row>
        <table:table-row table:style-name="ro1">
          <table:table-cell office:value-type="date" office:date-value="2007-12-22T22:01:26">
            <text:p>12/22/07 10:01 PM</text:p>
          </table:table-cell>
          <table:table-cell office:value-type="string">
            <text:p><text:s/>[] book: Adam smith in beijing: lineages of the tw 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date" office:date-value="2007-12-24T12:33:47">
            <text:p>12/24/07 12:33 PM</text:p>
          </table:table-cell>
          <table:table-cell office:value-type="string">
            <text:p><text:s/>[] book: Addicted to war : why the u.s. can't kick 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2T22:44:46">
            <text:p>12/22/07 10:44 PM</text:p>
          </table:table-cell>
          <table:table-cell office:value-type="string">
            <text:p><text:s/>[] book: American indian treaties: the history of <text:s/></text:p>
          </table:table-cell>
          <table:table-cell office:value-type="float" office:value="24.95">
            <text:p>24.95</text:p>
          </table:table-cell>
          <table:table-cell table:number-columns-repeated="8"/>
        </table:table-row>
        <table:table-row table:style-name="ro1">
          <table:table-cell office:value-type="date" office:date-value="2007-12-27T12:25:44">
            <text:p>12/27/07 12:25 PM</text:p>
          </table:table-cell>
          <table:table-cell office:value-type="string">
            <text:p><text:s/>[] book: An atlas of radical cartography <text:s text:c="10"/>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date" office:date-value="2007-12-17T14:16:18">
            <text:p>12/17/07 02:16 PM</text:p>
          </table:table-cell>
          <table:table-cell office:value-type="string">
            <text:p><text:s/>[] book: An unreasonable woman: a true story of sh 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date" office:date-value="2007-12-27T19:51:52">
            <text:p>12/27/07 07:51 PM</text:p>
          </table:table-cell>
          <table:table-cell office:value-type="string">
            <text:p><text:s/>[] book: Anarchism : a collection of revolutionary </text:p>
          </table:table-cell>
          <table:table-cell office:value-type="float" office:value="10.95">
            <text:p>10.95</text:p>
          </table:table-cell>
          <table:table-cell table:number-columns-repeated="8"/>
        </table:table-row>
        <table:table-row table:style-name="ro1">
          <table:table-cell office:value-type="date" office:date-value="2007-12-28T15:41:15">
            <text:p>12/28/07 03:41 PM</text:p>
          </table:table-cell>
          <table:table-cell office:value-type="string">
            <text:p><text:s/>[] book: Anarchism and other essays <text:s text:c="15"/></text:p>
          </table:table-cell>
          <table:table-cell office:value-type="float" office:value="9.95">
            <text:p>9.95</text:p>
          </table:table-cell>
          <table:table-cell table:number-columns-repeated="8"/>
        </table:table-row>
        <table:table-row table:style-name="ro1">
          <table:table-cell office:value-type="date" office:date-value="2007-12-24T14:36:53">
            <text:p>12/24/07 02:36 PM</text:p>
          </table:table-cell>
          <table:table-cell office:value-type="string">
            <text:p><text:s/>[] book: Anarchism and other essays <text:s text:c="15"/></text:p>
          </table:table-cell>
          <table:table-cell office:value-type="float" office:value="9.95">
            <text:p>9.95</text:p>
          </table:table-cell>
          <table:table-cell table:number-columns-repeated="8"/>
        </table:table-row>
        <table:table-row table:style-name="ro1">
          <table:table-cell office:value-type="date" office:date-value="2007-12-23T14:08:22">
            <text:p>12/23/07 02:08 PM</text:p>
          </table:table-cell>
          <table:table-cell office:value-type="string">
            <text:p><text:s/>[] book: Anarchism and other essays <text:s text:c="15"/></text:p>
          </table:table-cell>
          <table:table-cell office:value-type="float" office:value="9.95">
            <text:p>9.95</text:p>
          </table:table-cell>
          <table:table-cell table:number-columns-repeated="8"/>
        </table:table-row>
        <table:table-row table:style-name="ro1">
          <table:table-cell office:value-type="date" office:date-value="2007-12-28T17:40:52">
            <text:p>12/28/07 05:40 PM</text:p>
          </table:table-cell>
          <table:table-cell office:value-type="string">
            <text:p><text:s/>[] book: Anarchy and art: from the paris commune t </text:p>
          </table:table-cell>
          <table:table-cell office:value-type="float" office:value="23.95">
            <text:p>23.95</text:p>
          </table:table-cell>
          <table:table-cell table:number-columns-repeated="8"/>
        </table:table-row>
        <table:table-row table:style-name="ro1">
          <table:table-cell office:value-type="date" office:date-value="2007-12-22T17:18:57">
            <text:p>12/22/07 05:18 PM</text:p>
          </table:table-cell>
          <table:table-cell office:value-type="string">
            <text:p><text:s/>[] book: Are women human?: and other international 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date" office:date-value="2007-12-27T17:58:41">
            <text:p>12/27/07 05:58 PM</text:p>
          </table:table-cell>
          <table:table-cell office:value-type="string">
            <text:p><text:s/>[] book: Babylon and beyond : the economics of ant </text:p>
          </table:table-cell>
          <table:table-cell office:value-type="float" office:value="22.95">
            <text:p>22.95</text:p>
          </table:table-cell>
          <table:table-cell table:number-columns-repeated="8"/>
        </table:table-row>
        <table:table-row table:style-name="ro1">
          <table:table-cell office:value-type="date" office:date-value="2007-12-22T12:29:39">
            <text:p>12/22/07 12:29 PM</text:p>
          </table:table-cell>
          <table:table-cell office:value-type="string">
            <text:p><text:s/>[] book: Baltimore then &amp; now (then &amp; now (thunder </text:p>
          </table:table-cell>
          <table:table-cell office:value-type="float" office:value="17.95">
            <text:p>17.95</text:p>
          </table:table-cell>
          <table:table-cell table:number-columns-repeated="8"/>
        </table:table-row>
        <table:table-row table:style-name="ro2">
          <table:table-cell office:value-type="date" office:date-value="2007-12-18T13:14:05">
            <text:p>12/18/07 01:14 PM</text:p>
          </table:table-cell>
          <table:table-cell office:value-type="string">
            <text:p><text:s/>[] book: barbarian europe <text:s text:c="25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1T10:39:33">
            <text:p>12/21/07 10:39 AM</text:p>
          </table:table-cell>
          <table:table-cell office:value-type="string">
            <text:p><text:s/>[] book: Bed <text:s text:c="38"/></text:p>
          </table:table-cell>
          <table:table-cell office:value-type="float" office:value="14.95">
            <text:p>14.95</text:p>
          </table:table-cell>
          <table:table-cell table:number-columns-repeated="8"/>
        </table:table-row>
        <table:table-row table:style-name="ro1">
          <table:table-cell office:value-type="date" office:date-value="2007-12-29T11:13:11">
            <text:p>12/29/07 11:13 AM</text:p>
          </table:table-cell>
          <table:table-cell office:value-type="string">
            <text:p><text:s/>[] book: Being and nothingness <text:s text:c="20"/>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date" office:date-value="2007-12-27T17:46:19">
            <text:p>12/27/07 05:46 PM</text:p>
          </table:table-cell>
          <table:table-cell office:value-type="string">
            <text:p><text:s/>[] book: Ben Fletcher the life and times of a blac 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date" office:date-value="2007-12-22T20:28:21">
            <text:p>12/22/07 08:28 PM</text:p>
          </table:table-cell>
          <table:table-cell office:value-type="string">
            <text:p><text:s/>[] book: Black panther: the revolutionary art of e 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date" office:date-value="2007-12-23T13:28:11">
            <text:p>12/23/07 01:28 PM</text:p>
          </table:table-cell>
          <table:table-cell office:value-type="string">
            <text:p><text:s/>[] book: Black teachers on teaching <text:s text:c="15"/>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date" office:date-value="2007-12-27T12:25:44">
            <text:p>12/27/07 12:25 PM</text:p>
          </table:table-cell>
          <table:table-cell office:value-type="string">
            <text:p><text:s/>[] book: Bodies out of bounds: fatness and transgr 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date" office:date-value="2007-12-27T17:57:25">
            <text:p>12/27/07 05:57 PM</text:p>
          </table:table-cell>
          <table:table-cell office:value-type="string">
            <text:p><text:s/>[] book: Books for burning: between civil war and <text:s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6T15:50:55">
            <text:p>12/26/07 03:50 PM</text:p>
          </table:table-cell>
          <table:table-cell office:value-type="string">
            <text:p><text:s/>[] book: Burn collector <text:s text:c="27"/>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date" office:date-value="2007-12-22T19:14:08">
            <text:p>12/22/07 07:14 PM</text:p>
          </table:table-cell>
          <table:table-cell office:value-type="string">
            <text:p><text:s/>[] book: Chain of command : the road from 9/11 to <text:s/></text:p>
          </table:table-cell>
          <table:table-cell office:value-type="float" office:value="14.95">
            <text:p>14.95</text:p>
          </table:table-cell>
          <table:table-cell table:number-columns-repeated="8"/>
        </table:table-row>
        <table:table-row table:style-name="ro1">
          <table:table-cell office:value-type="date" office:date-value="2007-12-30T11:34:09">
            <text:p>12/30/07 11:34 AM</text:p>
          </table:table-cell>
          <table:table-cell office:value-type="string">
            <text:p><text:s/>[] book: Chanting down babylon: the rastafari read 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date" office:date-value="2007-12-21T11:29:49">
            <text:p>12/21/07 11:29 AM</text:p>
          </table:table-cell>
          <table:table-cell office:value-type="string">
            <text:p><text:s/>[] book: Chinese letter (eastern european literatu 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date" office:date-value="2007-12-18T13:14:05">
            <text:p>12/18/07 01:14 PM</text:p>
          </table:table-cell>
          <table:table-cell office:value-type="string">
            <text:p><text:s/>[] book: christie's art <text:s text:c="27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19T13:21:44">
            <text:p>12/19/07 01:21 PM</text:p>
          </table:table-cell>
          <table:table-cell office:value-type="string">
            <text:p><text:s/>[] book: Cities of the red night: a novel <text:s text:c="9"/>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date" office:date-value="2007-12-24T10:56:12">
            <text:p>12/24/07 10:56 AM</text:p>
          </table:table-cell>
          <table:table-cell office:value-type="string">
            <text:p><text:s/>[] book: City lights pocket poets anthology <text:s text:c="7"/></text:p>
          </table:table-cell>
          <table:table-cell office:value-type="float" office:value="18.95">
            <text:p>18.95</text:p>
          </table:table-cell>
          <table:table-cell table:number-columns-repeated="8"/>
        </table:table-row>
        <table:table-row table:style-name="ro1">
          <table:table-cell office:value-type="date" office:date-value="2007-12-29T21:24:00">
            <text:p>12/29/07 09:24 PM</text:p>
          </table:table-cell>
          <table:table-cell office:value-type="string">
            <text:p><text:s/>[] book: Class struggles in france, 1848-1850 <text:s text:c="5"/></text:p>
          </table:table-cell>
          <table:table-cell office:value-type="float" office:value="7.95">
            <text:p>7.95</text:p>
          </table:table-cell>
          <table:table-cell table:number-columns-repeated="8"/>
        </table:table-row>
        <table:table-row table:style-name="ro1">
          <table:table-cell office:value-type="date" office:date-value="2007-12-19T13:17:00">
            <text:p>12/19/07 01:17 PM</text:p>
          </table:table-cell>
          <table:table-cell office:value-type="string">
            <text:p><text:s/>[] book: Climate change: what it means for us, our 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date" office:date-value="2007-12-28T19:49:13">
            <text:p>12/28/07 07:49 PM</text:p>
          </table:table-cell>
          <table:table-cell office:value-type="string">
            <text:p><text:s/>[] book: Cointelpro: the fbi's secret war on polit 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2">
          <table:table-cell office:value-type="date" office:date-value="2007-12-19T16:24:53">
            <text:p>12/19/07 04:24 PM</text:p>
          </table:table-cell>
          <table:table-cell office:value-type="string">
            <text:p><text:s/>[] book: Colombia and the united states : war, ter </text:p>
          </table:table-cell>
          <table:table-cell office:value-type="float" office:value="10.95">
            <text:p>10.95</text:p>
          </table:table-cell>
          <table:table-cell table:number-columns-repeated="8"/>
        </table:table-row>
        <table:table-row table:style-name="ro1">
          <table:table-cell office:value-type="date" office:date-value="2007-12-27T13:18:14">
            <text:p>12/27/07 01:18 PM</text:p>
          </table:table-cell>
          <table:table-cell office:value-type="string">
            <text:p><text:s/>[] book: colored white <text:s text:c="28"/>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date" office:date-value="2007-12-28T21:49:03">
            <text:p>12/28/07 09:49 PM</text:p>
          </table:table-cell>
          <table:table-cell office:value-type="string">
            <text:p><text:s/>[] book: comrade and lover <text:s text:c="24"/></text:p>
          </table:table-cell>
          <table:table-cell office:value-type="float" office:value="8.95">
            <text:p>8.95</text:p>
          </table:table-cell>
          <table:table-cell table:number-columns-repeated="8"/>
        </table:table-row>
        <table:table-row table:style-name="ro1">
          <table:table-cell office:value-type="date" office:date-value="2007-12-24T14:41:27">
            <text:p>12/24/07 02:41 PM</text:p>
          </table:table-cell>
          <table:table-cell office:value-type="string">
            <text:p><text:s/>[] book: Confession of Jack Straw <text:s text:c="17"/>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date" office:date-value="2007-12-26T18:19:18">
            <text:p>12/26/07 06:19 PM</text:p>
          </table:table-cell>
          <table:table-cell office:value-type="string">
            <text:p><text:s/>[] book: Confessions of an argentine dirty warrior </text:p>
          </table:table-cell>
          <table:table-cell office:value-type="float" office:value="14.95">
            <text:p>14.95</text:p>
          </table:table-cell>
          <table:table-cell table:number-columns-repeated="8"/>
        </table:table-row>
        <table:table-row table:style-name="ro1">
          <table:table-cell office:value-type="date" office:date-value="2007-12-26T15:50:54">
            <text:p>12/26/07 03:50 PM</text:p>
          </table:table-cell>
          <table:table-cell office:value-type="string">
            <text:p><text:s/>[] book: Confusion incorporated: a collection of l </text:p>
          </table:table-cell>
          <table:table-cell office:value-type="float" office:value="11.95">
            <text:p>11.95</text:p>
          </table:table-cell>
          <table:table-cell table:number-columns-repeated="8"/>
        </table:table-row>
        <table:table-row table:style-name="ro1">
          <table:table-cell office:value-type="date" office:date-value="2007-12-27T15:05:43">
            <text:p>12/27/07 03:05 PM</text:p>
          </table:table-cell>
          <table:table-cell office:value-type="string">
            <text:p><text:s/>[] book: Conspiracy in the streets: the extraordin 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date" office:date-value="2007-12-27T16:13:26">
            <text:p>12/27/07 04:13 PM</text:p>
          </table:table-cell>
          <table:table-cell office:value-type="string">
            <text:p><text:s/>[] book: Crabwalk <text:s text:c="33"/>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date" office:date-value="2007-12-17T21:24:18">
            <text:p>12/17/07 09:24 PM</text:p>
          </table:table-cell>
          <table:table-cell office:value-type="string">
            <text:p><text:s/>[] book: Cunt: a declaration of independence (live </text:p>
          </table:table-cell>
          <table:table-cell office:value-type="float" office:value="14.95">
            <text:p>14.95</text:p>
          </table:table-cell>
          <table:table-cell table:number-columns-repeated="8"/>
        </table:table-row>
        <table:table-row table:style-name="ro1">
          <table:table-cell office:value-type="date" office:date-value="2007-12-17T21:24:18">
            <text:p>12/17/07 09:24 PM</text:p>
          </table:table-cell>
          <table:table-cell office:value-type="string">
            <text:p><text:s/>[] book: Dangerous woman: the graphic biography of </text:p>
          </table:table-cell>
          <table:table-cell office:value-type="float" office:value="17.95">
            <text:p>17.95</text:p>
          </table:table-cell>
          <table:table-cell table:number-columns-repeated="8"/>
        </table:table-row>
        <table:table-row table:style-name="ro1">
          <table:table-cell office:value-type="date" office:date-value="2007-12-24T15:49:23">
            <text:p>12/24/07 03:49 PM</text:p>
          </table:table-cell>
          <table:table-cell office:value-type="string">
            <text:p><text:s/>[] book: Days and nights of love and war <text:s text:c="10"/>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date" office:date-value="2007-12-17T14:15:03">
            <text:p>12/17/07 02:15 PM</text:p>
          </table:table-cell>
          <table:table-cell office:value-type="string">
            <text:p><text:s/>[] book: Dead cities: and other tales <text:s text:c="13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2T20:28:20">
            <text:p>12/22/07 08:28 PM</text:p>
          </table:table-cell>
          <table:table-cell office:value-type="string">
            <text:p><text:s/>[] book: Digital resistance: explorations in tacti 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date" office:date-value="2007-12-26T18:52:28">
            <text:p>12/26/07 06:52 PM</text:p>
          </table:table-cell>
          <table:table-cell office:value-type="string">
            <text:p><text:s/>[] book: Division street: america <text:s text:c="17"/>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date" office:date-value="2007-12-24T14:33:59">
            <text:p>12/24/07 02:33 PM</text:p>
          </table:table-cell>
          <table:table-cell office:value-type="string">
            <text:p><text:s/>[] book: Division street: america <text:s text:c="17"/>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date" office:date-value="2007-12-22T16:23:13">
            <text:p>12/22/07 04:23 PM</text:p>
          </table:table-cell>
          <table:table-cell office:value-type="string">
            <text:p><text:s/>[] book: Division street: america <text:s text:c="17"/>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date" office:date-value="2007-12-18T18:20:53">
            <text:p>12/18/07 06:20 PM</text:p>
          </table:table-cell>
          <table:table-cell office:value-type="string">
            <text:p><text:s/>[] book: downhill all the way <text:s text:c="21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9T14:26:15">
            <text:p>12/29/07 02:26 PM</text:p>
          </table:table-cell>
          <table:table-cell office:value-type="string">
            <text:p><text:s/>[] book: Dreaming the dark : magic, sex, and polit 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date" office:date-value="2007-12-20T20:51:34">
            <text:p>12/20/07 08:51 PM</text:p>
          </table:table-cell>
          <table:table-cell office:value-type="string">
            <text:p><text:s/>[] book: Education for critical consciousness (con 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2">
          <table:table-cell office:value-type="date" office:date-value="2007-12-18T18:20:53">
            <text:p>12/18/07 06:20 PM</text:p>
          </table:table-cell>
          <table:table-cell office:value-type="string">
            <text:p><text:s/>[] book: effi Briest <text:s text:c="30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1T21:43:37">
            <text:p>12/21/07 09:43 PM</text:p>
          </table:table-cell>
          <table:table-cell office:value-type="string">
            <text:p><text:s/>[] book: Ever since darwin: reflections on natural </text:p>
          </table:table-cell>
          <table:table-cell office:value-type="float" office:value="15.95">
            <text:p>15.95</text:p>
          </table:table-cell>
          <table:table-cell table:number-columns-repeated="8"/>
        </table:table-row>
        <table:table-row table:style-name="ro1">
          <table:table-cell office:value-type="date" office:date-value="2007-12-22T10:33:50">
            <text:p>12/22/07 10:33 AM</text:p>
          </table:table-cell>
          <table:table-cell office:value-type="string">
            <text:p><text:s/>[] book: Everything you know about sex is wrong: t </text:p>
          </table:table-cell>
          <table:table-cell office:value-type="float" office:value="24.95">
            <text:p>24.95</text:p>
          </table:table-cell>
          <table:table-cell table:number-columns-repeated="8"/>
        </table:table-row>
        <table:table-row table:style-name="ro1">
          <table:table-cell office:value-type="date" office:date-value="2007-12-27T17:46:19">
            <text:p>12/27/07 05:46 PM</text:p>
          </table:table-cell>
          <table:table-cell office:value-type="string">
            <text:p><text:s/>[] book: Expect resistance: a crimethink field man 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8T21:18:52">
            <text:p>12/28/07 09:18 PM</text:p>
          </table:table-cell>
          <table:table-cell office:value-type="string">
            <text:p><text:s/>[] book: False promises: the shaping of american w 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date" office:date-value="2007-12-23T12:21:40">
            <text:p>12/23/07 12:21 PM</text:p>
          </table:table-cell>
          <table:table-cell office:value-type="string">
            <text:p><text:s/>[] book: Fantasies of the master race: literature, </text:p>
          </table:table-cell>
          <table:table-cell office:value-type="float" office:value="16.95">
            <text:p>16.95</text:p>
          </table:table-cell>
          <table:table-cell table:number-columns-repeated="8"/>
        </table:table-row>
        <table:table-row table:style-name="ro1">
          <table:table-cell office:value-type="date" office:date-value="2007-12-27T17:57:25">
            <text:p>12/27/07 05:57 PM</text:p>
          </table:table-cell>
          <table:table-cell office:value-type="string">
            <text:p><text:s/>[] book: Film form: essays in film theory <text:s text:c="9"/>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date" office:date-value="2007-12-28T14:15:58">
            <text:p>12/28/07 02:15 PM</text:p>
          </table:table-cell>
          <table:table-cell office:value-type="string">
            <text:p><text:s/>[] book: Forces of labor: worker's movements and g 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date" office:date-value="2007-12-24T15:12:31">
            <text:p>12/24/07 03:12 PM</text:p>
          </table:table-cell>
          <table:table-cell office:value-type="string">
            <text:p><text:s/>[] book: from dawn to decadence <text:s text:c="19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7T17:46:19">
            <text:p>12/27/07 05:46 PM</text:p>
          </table:table-cell>
          <table:table-cell office:value-type="string">
            <text:p><text:s/>[] book: Future primitive &amp; other essays <text:s text:c="10"/>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date" office:date-value="2007-12-28T17:18:15">
            <text:p>12/28/07 05:18 PM</text:p>
          </table:table-cell>
          <table:table-cell office:value-type="string">
            <text:p><text:s/>[] book: Gathering : a northwoods <text:s/>counting book <text:s text:c="2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2T16:52:36">
            <text:p>12/22/07 04:52 PM</text:p>
          </table:table-cell>
          <table:table-cell office:value-type="string">
            <text:p><text:s/>[] book: Gender trouble: feminism and the subversi </text:p>
          </table:table-cell>
          <table:table-cell office:value-type="float" office:value="19.95">
            <text:p>19.95</text:p>
          </table:table-cell>
          <table:table-cell table:number-columns-repeated="8"/>
        </table:table-row>
        <table:table-row table:style-name="ro2">
          <table:table-cell office:value-type="date" office:date-value="2007-12-19T12:02:33">
            <text:p>12/19/07 12:02 PM</text:p>
          </table:table-cell>
          <table:table-cell office:value-type="string">
            <text:p><text:s/>[] book: Glitter stucco and dumpster diving: refle 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19T12:02:33">
            <text:p>12/19/07 12:02 PM</text:p>
          </table:table-cell>
          <table:table-cell office:value-type="string">
            <text:p><text:s/>[] book: Gone tomorrow: the hidden life of garbage 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date" office:date-value="2007-12-22T19:14:08">
            <text:p>12/22/07 07:14 PM</text:p>
          </table:table-cell>
          <table:table-cell office:value-type="string">
            <text:p><text:s/>[] book: Guns, germs, and steel: the fates of huma </text:p>
          </table:table-cell>
          <table:table-cell office:value-type="float" office:value="16.95">
            <text:p>16.95</text:p>
          </table:table-cell>
          <table:table-cell table:number-columns-repeated="8"/>
        </table:table-row>
        <table:table-row table:style-name="ro1">
          <table:table-cell office:value-type="date" office:date-value="2007-12-27T13:18:15">
            <text:p>12/27/07 01:18 PM</text:p>
          </table:table-cell>
          <table:table-cell office:value-type="string">
            <text:p><text:s/>[] book: heisenberg's war <text:s text:c="25"/>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date" office:date-value="2007-12-26T15:50:54">
            <text:p>12/26/07 03:50 PM</text:p>
          </table:table-cell>
          <table:table-cell office:value-type="string">
            <text:p><text:s/>[] book: Homocore : the loud and raucous rise of q </text:p>
          </table:table-cell>
          <table:table-cell office:value-type="float" office:value="15.95">
            <text:p>15.95</text:p>
          </table:table-cell>
          <table:table-cell table:number-columns-repeated="8"/>
        </table:table-row>
        <table:table-row table:style-name="ro1">
          <table:table-cell office:value-type="date" office:date-value="2007-12-30T17:15:36">
            <text:p>12/30/07 05:15 PM</text:p>
          </table:table-cell>
          <table:table-cell office:value-type="string">
            <text:p><text:s/>[] book: Humanism and democratic criticism (columb 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2">
          <table:table-cell office:value-type="date" office:date-value="2007-12-20T11:55:51">
            <text:p>12/20/07 11:55 AM</text:p>
          </table:table-cell>
          <table:table-cell office:value-type="string">
            <text:p><text:s/>[] book: I am america (and so can you!) <text:s text:c="11"/></text:p>
          </table:table-cell>
          <table:table-cell office:value-type="float" office:value="26.99">
            <text:p>26.99</text:p>
          </table:table-cell>
          <table:table-cell table:number-columns-repeated="8"/>
        </table:table-row>
        <table:table-row table:style-name="ro1">
          <table:table-cell office:value-type="date" office:date-value="2007-12-26T14:46:06">
            <text:p>12/26/07 02:46 PM</text:p>
          </table:table-cell>
          <table:table-cell office:value-type="string">
            <text:p><text:s/>[] book: I've got the light of freedom: the organi 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date" office:date-value="2007-12-22T22:13:54">
            <text:p>12/22/07 10:13 PM</text:p>
          </table:table-cell>
          <table:table-cell office:value-type="string">
            <text:p><text:s/>[] book: if the buddha dated <text:s text:c="22"/>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date" office:date-value="2007-12-17T21:24:18">
            <text:p>12/17/07 09:24 PM</text:p>
          </table:table-cell>
          <table:table-cell office:value-type="string">
            <text:p><text:s/>[] book: Imprisoned Intellectuals <text:s text:c="17"/>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date" office:date-value="2007-12-22T19:14:08">
            <text:p>12/22/07 07:14 PM</text:p>
          </table:table-cell>
          <table:table-cell office:value-type="string">
            <text:p><text:s/>[] book: In praise of barbarians: essays against e 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date" office:date-value="2007-12-24T12:33:47">
            <text:p>12/24/07 12:33 PM</text:p>
          </table:table-cell>
          <table:table-cell office:value-type="string">
            <text:p><text:s/>[] book: Iraq: the logic of withdrawal <text:s text:c="12"/></text:p>
          </table:table-cell>
          <table:table-cell office:value-type="float" office:value="19.95">
            <text:p>19.95</text:p>
          </table:table-cell>
          <table:table-cell table:number-columns-repeated="8"/>
        </table:table-row>
        <table:table-row table:style-name="ro1">
          <table:table-cell office:value-type="date" office:date-value="2007-12-23T17:03:45">
            <text:p>12/23/07 05:03 PM</text:p>
          </table:table-cell>
          <table:table-cell office:value-type="string">
            <text:p><text:s/>[] book: Iron heel <text:s text:c="32"/>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date" office:date-value="2007-12-22T12:23:02">
            <text:p>12/22/07 12:23 PM</text:p>
          </table:table-cell>
          <table:table-cell office:value-type="string">
            <text:p><text:s/>[] book: It's first 1-- years <text:s text:c="21"/></text:p>
          </table:table-cell>
          <table:table-cell office:value-type="float" office:value="19.95">
            <text:p>19.95</text:p>
          </table:table-cell>
          <table:table-cell table:number-columns-repeated="8"/>
        </table:table-row>
        <table:table-row table:style-name="ro1">
          <table:table-cell office:value-type="date" office:date-value="2007-12-18T14:23:00">
            <text:p>12/18/07 02:23 PM</text:p>
          </table:table-cell>
          <table:table-cell office:value-type="string">
            <text:p><text:s/>[] book: Joe Hill <text:s text:c="33"/>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date" office:date-value="2007-12-30T17:15:36">
            <text:p>12/30/07 05:15 PM</text:p>
          </table:table-cell>
          <table:table-cell office:value-type="string">
            <text:p><text:s/>[] book: Kafka: toward a minor literature (theory <text:s/></text:p>
          </table:table-cell>
          <table:table-cell office:value-type="float" office:value="17.5">
            <text:p>17.5</text:p>
          </table:table-cell>
          <table:table-cell table:number-columns-repeated="8"/>
        </table:table-row>
        <table:table-row table:style-name="ro2">
          <table:table-cell office:value-type="date" office:date-value="2007-12-18T17:56:33">
            <text:p>12/18/07 05:56 PM</text:p>
          </table:table-cell>
          <table:table-cell office:value-type="string">
            <text:p><text:s/>[] book: Kapitalistate <text:s text:c="28"/>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date" office:date-value="2007-12-27T15:05:43">
            <text:p>12/27/07 03:05 PM</text:p>
          </table:table-cell>
          <table:table-cell office:value-type="string">
            <text:p><text:s/>[] book: Karl marx: an illustrated biography <text:s text:c="6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19T19:43:25">
            <text:p>12/19/07 07:43 PM</text:p>
          </table:table-cell>
          <table:table-cell office:value-type="string">
            <text:p><text:s/>[] book: Lennon remembers <text:s text:c="25"/>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date" office:date-value="2007-12-19T12:46:36">
            <text:p>12/19/07 12:46 PM</text:p>
          </table:table-cell>
          <table:table-cell office:value-type="string">
            <text:p><text:s/>[] book: Literature and revolution <text:s text:c="16"/>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date" office:date-value="2007-12-21T14:05:09">
            <text:p>12/21/07 02:05 PM</text:p>
          </table:table-cell>
          <table:table-cell office:value-type="string">
            <text:p><text:s/>[] book: Literature from the axis of evil and othe </text:p>
          </table:table-cell>
          <table:table-cell office:value-type="float" office:value="24.95">
            <text:p>24.95</text:p>
          </table:table-cell>
          <table:table-cell table:number-columns-repeated="8"/>
        </table:table-row>
        <table:table-row table:style-name="ro1">
          <table:table-cell office:value-type="date" office:date-value="2007-12-29T21:56:37">
            <text:p>12/29/07 09:56 PM</text:p>
          </table:table-cell>
          <table:table-cell office:value-type="string">
            <text:p><text:s/>[] book: Living my life <text:s text:c="27"/></text:p>
          </table:table-cell>
          <table:table-cell office:value-type="float" office:value="15.95">
            <text:p>15.95</text:p>
          </table:table-cell>
          <table:table-cell table:number-columns-repeated="8"/>
        </table:table-row>
        <table:table-row table:style-name="ro1">
          <table:table-cell office:value-type="date" office:date-value="2007-12-22T14:04:08">
            <text:p>12/22/07 02:04 PM</text:p>
          </table:table-cell>
          <table:table-cell office:value-type="string">
            <text:p><text:s/>[] book: Living my life <text:s text:c="27"/></text:p>
          </table:table-cell>
          <table:table-cell office:value-type="float" office:value="15.95">
            <text:p>15.95</text:p>
          </table:table-cell>
          <table:table-cell table:number-columns-repeated="8"/>
        </table:table-row>
        <table:table-row table:style-name="ro1">
          <table:table-cell office:value-type="date" office:date-value="2007-12-22T14:04:08">
            <text:p>12/22/07 02:04 PM</text:p>
          </table:table-cell>
          <table:table-cell office:value-type="string">
            <text:p><text:s/>[] book: Living my life, vol. 1 <text:s text:c="19"/></text:p>
          </table:table-cell>
          <table:table-cell office:value-type="float" office:value="15.95">
            <text:p>15.95</text:p>
          </table:table-cell>
          <table:table-cell table:number-columns-repeated="8"/>
        </table:table-row>
        <table:table-row table:style-name="ro1">
          <table:table-cell office:value-type="date" office:date-value="2007-12-29T21:56:37">
            <text:p>12/29/07 09:56 PM</text:p>
          </table:table-cell>
          <table:table-cell office:value-type="string">
            <text:p><text:s/>[] book: Living my life, vol. 1 <text:s text:c="19"/></text:p>
          </table:table-cell>
          <table:table-cell office:value-type="float" office:value="15.95">
            <text:p>15.95</text:p>
          </table:table-cell>
          <table:table-cell table:number-columns-repeated="8"/>
        </table:table-row>
        <table:table-row table:style-name="ro1">
          <table:table-cell office:value-type="date" office:date-value="2007-12-23T12:21:40">
            <text:p>12/23/07 12:21 PM</text:p>
          </table:table-cell>
          <table:table-cell office:value-type="string">
            <text:p><text:s/>[] book: manefesti on Radical Literature <text:s text:c="10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date" office:date-value="2007-12-18T18:20:53">
            <text:p>12/18/07 06:20 PM</text:p>
          </table:table-cell>
          <table:table-cell office:value-type="string">
            <text:p><text:s/>[] book: martian Chronicles <text:s text:c="23"/>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date" office:date-value="2007-12-26T15:50:54">
            <text:p>12/26/07 03:50 PM</text:p>
          </table:table-cell>
          <table:table-cell office:value-type="string">
            <text:p><text:s/>[] book: Microphone fiends; youth music and youth <text:s/>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date" office:date-value="2007-12-27T13:18:15">
            <text:p>12/27/07 01:18 PM</text:p>
          </table:table-cell>
          <table:table-cell office:value-type="string">
            <text:p><text:s/>[] book: modern england <text:s text:c="27"/>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date" office:date-value="2007-12-20T21:44:17">
            <text:p>12/20/07 09:44 PM</text:p>
          </table:table-cell>
          <table:table-cell office:value-type="string">
            <text:p><text:s/>[] book: Modern politics <text:s text:c="26"/>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date" office:date-value="2007-12-29T18:22:17">
            <text:p>12/29/07 06:22 PM</text:p>
          </table:table-cell>
          <table:table-cell office:value-type="string">
            <text:p><text:s/>[] book: Molecular revolution in brazil (semiotext </text:p>
          </table:table-cell>
          <table:table-cell office:value-type="float" office:value="17.95">
            <text:p>17.95</text:p>
          </table:table-cell>
          <table:table-cell table:number-columns-repeated="8"/>
        </table:table-row>
        <table:table-row table:style-name="ro1">
          <table:table-cell office:value-type="date" office:date-value="2007-12-20T11:55:51">
            <text:p>12/20/07 11:55 AM</text:p>
          </table:table-cell>
          <table:table-cell office:value-type="string">
            <text:p><text:s/>[] book: Mother reader: essential writings on moth 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date" office:date-value="2007-12-27T17:46:18">
            <text:p>12/27/07 05:46 PM</text:p>
          </table:table-cell>
          <table:table-cell office:value-type="string">
            <text:p><text:s/>[] book: My mother wears combat boots: a parenting </text:p>
          </table:table-cell>
          <table:table-cell office:value-type="float" office:value="16.95">
            <text:p>16.95</text:p>
          </table:table-cell>
          <table:table-cell table:number-columns-repeated="8"/>
        </table:table-row>
        <table:table-row table:style-name="ro2">
          <table:table-cell office:value-type="date" office:date-value="2007-12-20T11:23:44">
            <text:p>12/20/07 11:23 AM</text:p>
          </table:table-cell>
          <table:table-cell office:value-type="string">
            <text:p><text:s/>[] book: Narrative of the life of frederick dougla 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6T14:18:17">
            <text:p>12/26/07 02:18 PM</text:p>
          </table:table-cell>
          <table:table-cell office:value-type="string">
            <text:p><text:s/>[] book: Nausea (new directions paperbook) <text:s text:c="8"/></text:p>
          </table:table-cell>
          <table:table-cell office:value-type="float" office:value="12.95">
            <text:p>12.95</text:p>
          </table:table-cell>
          <table:table-cell table:number-columns-repeated="8"/>
        </table:table-row>
        <table:table-row table:style-name="ro1">
          <table:table-cell office:value-type="date" office:date-value="2007-12-21T10:39:33">
            <text:p>12/21/07 10:39 AM</text:p>
          </table:table-cell>
          <table:table-cell office:value-type="string">
            <text:p><text:s/>[] book: not inventoried: Written in Red Voltarine 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3T14:40:37">
            <text:p>12/23/07 02:40 PM</text:p>
          </table:table-cell>
          <table:table-cell office:value-type="string">
            <text:p><text:s/>[] book: On the aesthetic education of man (dover <text:s/></text:p>
          </table:table-cell>
          <table:table-cell office:value-type="float" office:value="9.95">
            <text:p>9.95</text:p>
          </table:table-cell>
          <table:table-cell table:number-columns-repeated="8"/>
        </table:table-row>
        <table:table-row table:style-name="ro1">
          <table:table-cell office:value-type="date" office:date-value="2007-12-18T18:34:09">
            <text:p>12/18/07 06:34 PM</text:p>
          </table:table-cell>
          <table:table-cell office:value-type="string">
            <text:p><text:s/>[] book: On the road: the original scroll <text:s text:c="9"/></text:p>
          </table:table-cell>
          <table:table-cell office:value-type="float" office:value="25.95">
            <text:p>25.95</text:p>
          </table:table-cell>
          <table:table-cell table:number-columns-repeated="8"/>
        </table:table-row>
        <table:table-row table:style-name="ro1">
          <table:table-cell office:value-type="date" office:date-value="2007-12-22T19:14:08">
            <text:p>12/22/07 07:14 PM</text:p>
          </table:table-cell>
          <table:table-cell office:value-type="string">
            <text:p><text:s/>[] book: Other septembers, many americas : selecte </text:p>
          </table:table-cell>
          <table:table-cell office:value-type="float" office:value="16.95">
            <text:p>16.95</text:p>
          </table:table-cell>
          <table:table-cell table:number-columns-repeated="8"/>
        </table:table-row>
        <table:table-row table:style-name="ro1">
          <table:table-cell office:value-type="date" office:date-value="2007-12-28T11:24:50">
            <text:p>12/28/07 11:24 AM</text:p>
          </table:table-cell>
          <table:table-cell office:value-type="string">
            <text:p><text:s/>[] book: Our enemies in blue : police and power in </text:p>
          </table:table-cell>
          <table:table-cell office:value-type="float" office:value="17.95">
            <text:p>17.95</text:p>
          </table:table-cell>
          <table:table-cell table:number-columns-repeated="8"/>
        </table:table-row>
        <table:table-row table:style-name="ro1">
          <table:table-cell office:value-type="date" office:date-value="2007-12-27T13:18:15">
            <text:p>12/27/07 01:18 PM</text:p>
          </table:table-cell>
          <table:table-cell office:value-type="string">
            <text:p><text:s/>[] book: outcasts from evolution <text:s text:c="18"/>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date" office:date-value="2007-12-27T15:05:43">
            <text:p>12/27/07 03:05 PM</text:p>
          </table:table-cell>
          <table:table-cell office:value-type="string">
            <text:p><text:s/>[] book: Outlaws of america : the weather undergro 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date" office:date-value="2007-12-19T13:17:44">
            <text:p>12/19/07 01:17 PM</text:p>
          </table:table-cell>
          <table:table-cell office:value-type="string">
            <text:p><text:s/>[] book: Outside the ark <text:s text:c="26"/>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2">
          <table:table-cell office:value-type="date" office:date-value="2007-12-18T18:12:32">
            <text:p>12/18/07 06:12 PM</text:p>
          </table:table-cell>
          <table:table-cell office:value-type="string">
            <text:p><text:s/>[] book: Paper machine (cultural memory in the pre </text:p>
          </table:table-cell>
          <table:table-cell office:value-type="float" office:value="19.95">
            <text:p>19.95</text:p>
          </table:table-cell>
          <table:table-cell table:number-columns-repeated="8"/>
        </table:table-row>
        <table:table-row table:style-name="ro1">
          <table:table-cell office:value-type="date" office:date-value="2007-12-19T16:27:48">
            <text:p>12/19/07 04:27 PM</text:p>
          </table:table-cell>
          <table:table-cell office:value-type="string">
            <text:p><text:s/>[] book: Pedagogy of hope: reliving pedagogy of th 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date" office:date-value="2007-12-21T21:43:37">
            <text:p>12/21/07 09:43 PM</text:p>
          </table:table-cell>
          <table:table-cell office:value-type="string">
            <text:p><text:s/>[] book: People's history of the united states : 1 </text:p>
          </table:table-cell>
          <table:table-cell office:value-type="float" office:value="18.95">
            <text:p>18.95</text:p>
          </table:table-cell>
          <table:table-cell table:number-columns-repeated="8"/>
        </table:table-row>
        <table:table-row table:style-name="ro1">
          <table:table-cell office:value-type="date" office:date-value="2007-12-19T13:15:32">
            <text:p>12/19/07 01:15 PM</text:p>
          </table:table-cell>
          <table:table-cell office:value-type="string">
            <text:p><text:s/>[] book: People's history of the united states : 1 </text:p>
          </table:table-cell>
          <table:table-cell office:value-type="float" office:value="18.95">
            <text:p>18.95</text:p>
          </table:table-cell>
          <table:table-cell table:number-columns-repeated="8"/>
        </table:table-row>
        <table:table-row table:style-name="ro1">
          <table:table-cell office:value-type="date" office:date-value="2007-12-27T17:57:25">
            <text:p>12/27/07 05:57 PM</text:p>
          </table:table-cell>
          <table:table-cell office:value-type="string">
            <text:p><text:s/>[] book: Philosophy and revolution: from kant to m 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date" office:date-value="2007-12-24T16:01:42">
            <text:p>12/24/07 04:01 PM</text:p>
          </table:table-cell>
          <table:table-cell office:value-type="string">
            <text:p><text:s/>[] book: Phonebook 2007/2008 <text:s text:c="22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7T17:57:25">
            <text:p>12/27/07 05:57 PM</text:p>
          </table:table-cell>
          <table:table-cell office:value-type="string">
            <text:p><text:s/>[] book: Phonebook 2007/2008 <text:s text:c="22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7T17:57:25">
            <text:p>12/27/07 05:57 PM</text:p>
          </table:table-cell>
          <table:table-cell office:value-type="string">
            <text:p><text:s/>[] book: Planet news : 1961-1967 (city lights pock </text:p>
          </table:table-cell>
          <table:table-cell office:value-type="float" office:value="8.95">
            <text:p>8.95</text:p>
          </table:table-cell>
          <table:table-cell table:number-columns-repeated="8"/>
        </table:table-row>
        <table:table-row table:style-name="ro1">
          <table:table-cell office:value-type="date" office:date-value="2007-12-21T14:40:20">
            <text:p>12/21/07 02:40 PM</text:p>
          </table:table-cell>
          <table:table-cell office:value-type="string">
            <text:p><text:s/>[] book: Poetry as insurgent art <text:s text:c="18"/></text:p>
          </table:table-cell>
          <table:table-cell office:value-type="float" office:value="12.95">
            <text:p>12.95</text:p>
          </table:table-cell>
          <table:table-cell table:number-columns-repeated="8"/>
        </table:table-row>
        <table:table-row table:style-name="ro1">
          <table:table-cell office:value-type="date" office:date-value="2007-12-26T13:13:19">
            <text:p>12/26/07 01:13 PM</text:p>
          </table:table-cell>
          <table:table-cell office:value-type="string">
            <text:p><text:s/>[] book: Poetry as insurgent art <text:s text:c="18"/></text:p>
          </table:table-cell>
          <table:table-cell office:value-type="float" office:value="12.95">
            <text:p>12.95</text:p>
          </table:table-cell>
          <table:table-cell table:number-columns-repeated="8"/>
        </table:table-row>
        <table:table-row table:style-name="ro1">
          <table:table-cell office:value-type="date" office:date-value="2007-12-26T13:13:19">
            <text:p>12/26/07 01:13 PM</text:p>
          </table:table-cell>
          <table:table-cell office:value-type="string">
            <text:p><text:s/>[] book: Poetry as insurgent art <text:s text:c="18"/></text:p>
          </table:table-cell>
          <table:table-cell office:value-type="float" office:value="12.95">
            <text:p>12.95</text:p>
          </table:table-cell>
          <table:table-cell table:number-columns-repeated="8"/>
        </table:table-row>
        <table:table-row table:style-name="ro1">
          <table:table-cell office:value-type="date" office:date-value="2007-12-18T10:04:29">
            <text:p>12/18/07 10:04 AM</text:p>
          </table:table-cell>
          <table:table-cell office:value-type="string">
            <text:p><text:s/>[] book: Poor workers' unions : rebuilding labor f 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date" office:date-value="2007-12-22T17:18:57">
            <text:p>12/22/07 05:18 PM</text:p>
          </table:table-cell>
          <table:table-cell office:value-type="string">
            <text:p><text:s/>[] book: Possibilities: essays on hierarchy, rebel </text:p>
          </table:table-cell>
          <table:table-cell office:value-type="float" office:value="22.95">
            <text:p>22.95</text:p>
          </table:table-cell>
          <table:table-cell table:number-columns-repeated="8"/>
        </table:table-row>
        <table:table-row table:style-name="ro1">
          <table:table-cell office:value-type="date" office:date-value="2007-12-23T12:21:40">
            <text:p>12/23/07 12:21 PM</text:p>
          </table:table-cell>
          <table:table-cell office:value-type="string">
            <text:p><text:s/>[] book: Possibilities: essays on hierarchy, rebel </text:p>
          </table:table-cell>
          <table:table-cell office:value-type="float" office:value="22.95">
            <text:p>22.95</text:p>
          </table:table-cell>
          <table:table-cell table:number-columns-repeated="8"/>
        </table:table-row>
        <table:table-row table:style-name="ro1">
          <table:table-cell office:value-type="date" office:date-value="2007-12-28T21:18:52">
            <text:p>12/28/07 09:18 PM</text:p>
          </table:table-cell>
          <table:table-cell office:value-type="string">
            <text:p><text:s/>[] book: Poverty in america : a handbook <text:s text:c="10"/>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date" office:date-value="2007-12-22T20:28:21">
            <text:p>12/22/07 08:28 PM</text:p>
          </table:table-cell>
          <table:table-cell office:value-type="string">
            <text:p><text:s/>[] book: Precarious life: the power of mourning an 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2">
          <table:table-cell office:value-type="date" office:date-value="2007-12-17T14:42:07">
            <text:p>12/17/07 02:42 PM</text:p>
          </table:table-cell>
          <table:table-cell office:value-type="string">
            <text:p><text:s/>[] book: Prietita and the ghost woman/prietita y l </text:p>
          </table:table-cell>
          <table:table-cell office:value-type="float" office:value="7.95">
            <text:p>7.95</text:p>
          </table:table-cell>
          <table:table-cell table:number-columns-repeated="8"/>
        </table:table-row>
        <table:table-row table:style-name="ro2">
          <table:table-cell office:value-type="date" office:date-value="2007-12-19T14:51:59">
            <text:p>12/19/07 02:51 PM</text:p>
          </table:table-cell>
          <table:table-cell office:value-type="string">
            <text:p><text:s/>[] book: Principia discordia <text:s text:c="22"/></text:p>
          </table:table-cell>
          <table:table-cell office:value-type="float" office:value="11.95">
            <text:p>11.95</text:p>
          </table:table-cell>
          <table:table-cell table:number-columns-repeated="8"/>
        </table:table-row>
        <table:table-row table:style-name="ro1">
          <table:table-cell office:value-type="date" office:date-value="2007-12-27T17:46:19">
            <text:p>12/27/07 05:46 PM</text:p>
          </table:table-cell>
          <table:table-cell office:value-type="string">
            <text:p><text:s/>[] book: Provo: amsterdam's anarchist revolt <text:s text:c="6"/></text:p>
          </table:table-cell>
          <table:table-cell office:value-type="float" office:value="15.95">
            <text:p>15.95</text:p>
          </table:table-cell>
          <table:table-cell table:number-columns-repeated="8"/>
        </table:table-row>
        <table:table-row table:style-name="ro1">
          <table:table-cell office:value-type="date" office:date-value="2007-12-21T10:39:33">
            <text:p>12/21/07 10:39 AM</text:p>
          </table:table-cell>
          <table:table-cell office:value-type="string">
            <text:p><text:s/>[] book: Red mars (mars trilogy) <text:s text:c="18"/></text:p>
          </table:table-cell>
          <table:table-cell office:value-type="float" office:value="7.99">
            <text:p>7.99</text:p>
          </table:table-cell>
          <table:table-cell table:number-columns-repeated="8"/>
        </table:table-row>
        <table:table-row table:style-name="ro1">
          <table:table-cell office:value-type="date" office:date-value="2007-12-26T18:52:28">
            <text:p>12/26/07 06:52 PM</text:p>
          </table:table-cell>
          <table:table-cell office:value-type="string">
            <text:p><text:s/>[] book: Regionalization in a globalizing world: a 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date" office:date-value="2007-12-27T13:18:15">
            <text:p>12/27/07 01:18 PM</text:p>
          </table:table-cell>
          <table:table-cell office:value-type="string">
            <text:p><text:s/>[] book: remember laughter <text:s text:c="24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3T18:41:31">
            <text:p>12/23/07 06:41 PM</text:p>
          </table:table-cell>
          <table:table-cell office:value-type="string">
            <text:p><text:s/>[] book: Rethinking schools: an agenda for change <text:s/>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date" office:date-value="2007-12-29T15:26:27">
            <text:p>12/29/07 03:26 PM</text:p>
          </table:table-cell>
          <table:table-cell office:value-type="string">
            <text:p><text:s/>[] book: Rethinking schools: an agenda for change <text:s/>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date" office:date-value="2007-12-28T21:49:03">
            <text:p>12/28/07 09:49 PM</text:p>
          </table:table-cell>
          <table:table-cell office:value-type="string">
            <text:p><text:s/>[] book: rev writing <text:s text:c="30"/>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date" office:date-value="2007-12-29T13:33:11">
            <text:p>12/29/07 01:33 PM</text:p>
          </table:table-cell>
          <table:table-cell office:value-type="string">
            <text:p><text:s/>[] book: Revolution and counter-revolution (concep 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3T18:41:31">
            <text:p>12/23/07 06:41 PM</text:p>
          </table:table-cell>
          <table:table-cell office:value-type="string">
            <text:p><text:s/>[] book: risks of faith <text:s text:c="27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6T13:13:19">
            <text:p>12/26/07 01:13 PM</text:p>
          </table:table-cell>
          <table:table-cell office:value-type="string">
            <text:p><text:s/>[] book: Sacco and vanzetti : rebel lives (rebel l </text:p>
          </table:table-cell>
          <table:table-cell office:value-type="float" office:value="11.95">
            <text:p>11.95</text:p>
          </table:table-cell>
          <table:table-cell table:number-columns-repeated="8"/>
        </table:table-row>
        <table:table-row table:style-name="ro1">
          <table:table-cell office:value-type="date" office:date-value="2007-12-17T17:48:49">
            <text:p>12/17/07 05:48 PM</text:p>
          </table:table-cell>
          <table:table-cell office:value-type="string">
            <text:p><text:s/>[] book: Saving private power: the hidden history <text:s/>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date" office:date-value="2007-12-28T21:49:03">
            <text:p>12/28/07 09:49 PM</text:p>
          </table:table-cell>
          <table:table-cell office:value-type="string">
            <text:p><text:s/>[] book: simians <text:s text:c="34"/>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date" office:date-value="2007-12-24T15:12:31">
            <text:p>12/24/07 03:12 PM</text:p>
          </table:table-cell>
          <table:table-cell office:value-type="string">
            <text:p><text:s/>[] book: so rich a tapestry <text:s text:c="23"/>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date" office:date-value="2007-12-18T14:23:00">
            <text:p>12/18/07 02:23 PM</text:p>
          </table:table-cell>
          <table:table-cell office:value-type="string">
            <text:p><text:s/>[] book: solidarity forever <text:s text:c="23"/></text:p>
          </table:table-cell>
          <table:table-cell office:value-type="float" office:value="12.95">
            <text:p>12.95</text:p>
          </table:table-cell>
          <table:table-cell table:number-columns-repeated="8"/>
        </table:table-row>
        <table:table-row table:style-name="ro1">
          <table:table-cell office:value-type="date" office:date-value="2007-12-27T13:18:15">
            <text:p>12/27/07 01:18 PM</text:p>
          </table:table-cell>
          <table:table-cell office:value-type="string">
            <text:p><text:s/>[] book: some crazy book <text:s text:c="26"/></text:p>
          </table:table-cell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date" office:date-value="2007-12-30T17:41:41">
            <text:p>12/30/07 05:41 PM</text:p>
          </table:table-cell>
          <table:table-cell office:value-type="string">
            <text:p><text:s/>[] book: space is the machine <text:s text:c="21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7T17:46:18">
            <text:p>12/27/07 05:46 PM</text:p>
          </table:table-cell>
          <table:table-cell office:value-type="string">
            <text:p><text:s/>[] book: Starving amidst too much <text:s text:c="17"/>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date" office:date-value="2007-12-20T14:39:41">
            <text:p>12/20/07 02:39 PM</text:p>
          </table:table-cell>
          <table:table-cell office:value-type="string">
            <text:p><text:s/>[] book: Surrealist experiences <text:s text:c="19"/>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date" office:date-value="2007-12-29T15:57:13">
            <text:p>12/29/07 03:57 PM</text:p>
          </table:table-cell>
          <table:table-cell office:value-type="string">
            <text:p><text:s/>[] book: T.a.z.: the temporary autonomous zone <text:s text:c="4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date" office:date-value="2007-12-20T18:17:46">
            <text:p>12/20/07 06:17 PM</text:p>
          </table:table-cell>
          <table:table-cell office:value-type="string">
            <text:p><text:s/>[] book: Terrorism and war (open media pamphlet se 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4T14:33:58">
            <text:p>12/24/07 02:33 PM</text:p>
          </table:table-cell>
          <table:table-cell office:value-type="string">
            <text:p><text:s/>[] book: Terrorism and war (open media pamphlet se 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3T18:41:31">
            <text:p>12/23/07 06:41 PM</text:p>
          </table:table-cell>
          <table:table-cell office:value-type="string">
            <text:p><text:s/>[] book: Terrorism and war (open media pamphlet se 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2T20:28:20">
            <text:p>12/22/07 08:28 PM</text:p>
          </table:table-cell>
          <table:table-cell office:value-type="string">
            <text:p><text:s/>[] book: Terrorism and war (open media pamphlet se 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date" office:date-value="2007-12-17T17:36:03">
            <text:p>12/17/07 05:36 PM</text:p>
          </table:table-cell>
          <table:table-cell office:value-type="string">
            <text:p><text:s/>[] book: Terrorism and war (open media pamphlet se 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8T21:49:03">
            <text:p>12/28/07 09:49 PM</text:p>
          </table:table-cell>
          <table:table-cell office:value-type="string">
            <text:p><text:s/>[] book: the arcane <text:s text:c="31"/>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date" office:date-value="2007-12-27T15:11:21">
            <text:p>12/27/07 03:11 PM</text:p>
          </table:table-cell>
          <table:table-cell office:value-type="string">
            <text:p><text:s/>[] book: The archive <text:s text:c="30"/></text:p>
          </table:table-cell>
          <table:table-cell office:value-type="float" office:value="27.95">
            <text:p>27.95</text:p>
          </table:table-cell>
          <table:table-cell table:number-columns-repeated="8"/>
        </table:table-row>
        <table:table-row table:style-name="ro1">
          <table:table-cell office:value-type="date" office:date-value="2007-12-29T15:57:13">
            <text:p>12/29/07 03:57 PM</text:p>
          </table:table-cell>
          <table:table-cell office:value-type="string">
            <text:p><text:s/>[] book: The art of free cooperation <text:s text:c="14"/></text:p>
          </table:table-cell>
          <table:table-cell office:value-type="float" office:value="19.95">
            <text:p>19.95</text:p>
          </table:table-cell>
          <table:table-cell table:number-columns-repeated="8"/>
        </table:table-row>
        <table:table-row table:style-name="ro1">
          <table:table-cell office:value-type="date" office:date-value="2007-12-19T19:43:25">
            <text:p>12/19/07 07:43 PM</text:p>
          </table:table-cell>
          <table:table-cell office:value-type="string">
            <text:p><text:s/>[] book: The celluloid closet: homosexuality in th 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23T17:03:45">
            <text:p>12/23/07 05:03 PM</text:p>
          </table:table-cell>
          <table:table-cell office:value-type="string">
            <text:p><text:s/>[] book: The chomsky-foucault debate: on human nat </text:p>
          </table:table-cell>
          <table:table-cell office:value-type="float" office:value="14.95">
            <text:p>14.95</text:p>
          </table:table-cell>
          <table:table-cell table:number-columns-repeated="8"/>
        </table:table-row>
        <table:table-row table:style-name="ro1">
          <table:table-cell office:value-type="date" office:date-value="2007-12-28T19:49:13">
            <text:p>12/28/07 07:49 PM</text:p>
          </table:table-cell>
          <table:table-cell office:value-type="string">
            <text:p><text:s/>[] book: The cointelpro papers: documents from the 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date" office:date-value="2007-12-28T10:54:58">
            <text:p>12/28/07 10:54 AM</text:p>
          </table:table-cell>
          <table:table-cell office:value-type="string">
            <text:p><text:s/>[] book: The complete stories <text:s text:c="21"/>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date" office:date-value="2007-12-29T22:03:40">
            <text:p>12/29/07 10:03 PM</text:p>
          </table:table-cell>
          <table:table-cell office:value-type="string">
            <text:p><text:s/>[] book: The crossing (border trilogy, vol 2) <text:s text:c="5"/>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date" office:date-value="2007-12-20T20:38:34">
            <text:p>12/20/07 08:38 PM</text:p>
          </table:table-cell>
          <table:table-cell office:value-type="string">
            <text:p><text:s/>[] book: The doll (atlas anti-classics) <text:s text:c="11"/>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date" office:date-value="2007-12-21T10:55:18">
            <text:p>12/21/07 10:55 AM</text:p>
          </table:table-cell>
          <table:table-cell office:value-type="string">
            <text:p><text:s/>[] book: The eco-foods guide: what's good for the <text:s/></text:p>
          </table:table-cell>
          <table:table-cell office:value-type="float" office:value="17.95">
            <text:p>17.95</text:p>
          </table:table-cell>
          <table:table-cell table:number-columns-repeated="8"/>
        </table:table-row>
        <table:table-row table:style-name="ro1">
          <table:table-cell office:value-type="date" office:date-value="2007-12-24T16:43:09">
            <text:p>12/24/07 04:43 PM</text:p>
          </table:table-cell>
          <table:table-cell office:value-type="string">
            <text:p><text:s/>[] book: The first rasta: leonard howell and the r </text:p>
          </table:table-cell>
          <table:table-cell office:value-type="float" office:value="16.95">
            <text:p>16.95</text:p>
          </table:table-cell>
          <table:table-cell table:number-columns-repeated="8"/>
        </table:table-row>
        <table:table-row table:style-name="ro1">
          <table:table-cell office:value-type="date" office:date-value="2007-12-21T14:37:10">
            <text:p>12/21/07 02:37 PM</text:p>
          </table:table-cell>
          <table:table-cell office:value-type="string">
            <text:p><text:s/>[] book: The first rasta: leonard howell and the r </text:p>
          </table:table-cell>
          <table:table-cell office:value-type="float" office:value="16.95">
            <text:p>16.95</text:p>
          </table:table-cell>
          <table:table-cell table:number-columns-repeated="8"/>
        </table:table-row>
        <table:table-row table:style-name="ro1">
          <table:table-cell office:value-type="date" office:date-value="2007-12-22T20:28:21">
            <text:p>12/22/07 08:28 PM</text:p>
          </table:table-cell>
          <table:table-cell office:value-type="string">
            <text:p><text:s/>[] book: The frankfurt school: its history, theori 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date" office:date-value="2007-12-22T19:14:08">
            <text:p>12/22/07 07:14 PM</text:p>
          </table:table-cell>
          <table:table-cell office:value-type="string">
            <text:p><text:s/>[] book: The god of small things <text:s text:c="18"/></text:p>
          </table:table-cell>
          <table:table-cell office:value-type="float" office:value="14.95">
            <text:p>14.95</text:p>
          </table:table-cell>
          <table:table-cell table:number-columns-repeated="8"/>
        </table:table-row>
        <table:table-row table:style-name="ro1">
          <table:table-cell office:value-type="date" office:date-value="2007-12-26T18:21:49">
            <text:p>12/26/07 06:21 PM</text:p>
          </table:table-cell>
          <table:table-cell office:value-type="string">
            <text:p><text:s/>[] book: The great anarchists : ideas and teaching </text:p>
          </table:table-cell>
          <table:table-cell office:value-type="float" office:value="14.95">
            <text:p>14.95</text:p>
          </table:table-cell>
          <table:table-cell table:number-columns-repeated="8"/>
        </table:table-row>
        <table:table-row table:style-name="ro1">
          <table:table-cell office:value-type="date" office:date-value="2007-12-29T21:20:08">
            <text:p>12/29/07 09:20 PM</text:p>
          </table:table-cell>
          <table:table-cell office:value-type="string">
            <text:p><text:s/>[] book: The great war for civilisation: the conqu 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date" office:date-value="2007-12-27T12:25:44">
            <text:p>12/27/07 12:25 PM</text:p>
          </table:table-cell>
          <table:table-cell office:value-type="string">
            <text:p><text:s/>[] book: The great war for civilisation: the conqu 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date" office:date-value="2007-12-26T20:35:36">
            <text:p>12/26/07 08:35 PM</text:p>
          </table:table-cell>
          <table:table-cell office:value-type="string">
            <text:p><text:s/>[] book: The holocaust industry: reflections on th </text:p>
          </table:table-cell>
          <table:table-cell office:value-type="float" office:value="14.95">
            <text:p>14.95</text:p>
          </table:table-cell>
          <table:table-cell table:number-columns-repeated="8"/>
        </table:table-row>
        <table:table-row table:style-name="ro1">
          <table:table-cell office:value-type="date" office:date-value="2007-12-28T14:15:58">
            <text:p>12/28/07 02:15 PM</text:p>
          </table:table-cell>
          <table:table-cell office:value-type="string">
            <text:p><text:s/>[] book: The iranian labyrinth: journeys through t </text:p>
          </table:table-cell>
          <table:table-cell office:value-type="float" office:value="16.95">
            <text:p>16.95</text:p>
          </table:table-cell>
          <table:table-cell table:number-columns-repeated="8"/>
        </table:table-row>
        <table:table-row table:style-name="ro1">
          <table:table-cell office:value-type="date" office:date-value="2007-12-21T14:05:09">
            <text:p>12/21/07 02:05 PM</text:p>
          </table:table-cell>
          <table:table-cell office:value-type="string">
            <text:p><text:s/>[] book: The iron cage: the story of the palestini </text:p>
          </table:table-cell>
          <table:table-cell office:value-type="float" office:value="24.95">
            <text:p>24.95</text:p>
          </table:table-cell>
          <table:table-cell table:number-columns-repeated="8"/>
        </table:table-row>
        <table:table-row table:style-name="ro1">
          <table:table-cell office:value-type="date" office:date-value="2007-12-22T22:54:56">
            <text:p>12/22/07 10:54 PM</text:p>
          </table:table-cell>
          <table:table-cell office:value-type="string">
            <text:p><text:s/>[] book: The joy of vegan baking: the compassionat </text:p>
          </table:table-cell>
          <table:table-cell office:value-type="float" office:value="19.95">
            <text:p>19.95</text:p>
          </table:table-cell>
          <table:table-cell table:number-columns-repeated="8"/>
        </table:table-row>
        <table:table-row table:style-name="ro1">
          <table:table-cell office:value-type="date" office:date-value="2007-12-28T17:18:15">
            <text:p>12/28/07 05:18 PM</text:p>
          </table:table-cell>
          <table:table-cell office:value-type="string">
            <text:p><text:s/>[] book: The last little polar bear <text:s text:c="15"/></text:p>
          </table:table-cell>
          <table:table-cell office:value-type="float" office:value="19.95">
            <text:p>19.95</text:p>
          </table:table-cell>
          <table:table-cell table:number-columns-repeated="8"/>
        </table:table-row>
        <table:table-row table:style-name="ro1">
          <table:table-cell office:value-type="date" office:date-value="2007-12-22T20:37:29">
            <text:p>12/22/07 08:37 PM</text:p>
          </table:table-cell>
          <table:table-cell office:value-type="string">
            <text:p><text:s/>[] book: The last little polar bear <text:s text:c="15"/></text:p>
          </table:table-cell>
          <table:table-cell office:value-type="float" office:value="19.95">
            <text:p>19.95</text:p>
          </table:table-cell>
          <table:table-cell table:number-columns-repeated="8"/>
        </table:table-row>
        <table:table-row table:style-name="ro1">
          <table:table-cell office:value-type="date" office:date-value="2007-12-24T10:56:12">
            <text:p>12/24/07 10:56 AM</text:p>
          </table:table-cell>
          <table:table-cell office:value-type="string">
            <text:p><text:s/>[] book: The Life Art and Music Daniel Johnson <text:s text:c="4"/></text:p>
          </table:table-cell>
          <table:table-cell office:value-type="float" office:value="24.95">
            <text:p>24.95</text:p>
          </table:table-cell>
          <table:table-cell table:number-columns-repeated="8"/>
        </table:table-row>
        <table:table-row table:style-name="ro1">
          <table:table-cell office:value-type="date" office:date-value="2007-12-23T12:21:40">
            <text:p>12/23/07 12:21 PM</text:p>
          </table:table-cell>
          <table:table-cell office:value-type="string">
            <text:p><text:s/>[] book: The modern school movement : anarchism an </text:p>
          </table:table-cell>
          <table:table-cell office:value-type="float" office:value="21.95">
            <text:p>21.95</text:p>
          </table:table-cell>
          <table:table-cell table:number-columns-repeated="8"/>
        </table:table-row>
        <table:table-row table:style-name="ro1">
          <table:table-cell office:value-type="date" office:date-value="2007-12-30T17:15:36">
            <text:p>12/30/07 05:15 PM</text:p>
          </table:table-cell>
          <table:table-cell office:value-type="string">
            <text:p><text:s/>[] book: The narrative of sojourner truth (dover t </text:p>
          </table:table-cell>
          <table:table-cell office:value-type="float" office:value="1.5">
            <text:p>1.5</text:p>
          </table:table-cell>
          <table:table-cell table:number-columns-repeated="8"/>
        </table:table-row>
        <table:table-row table:style-name="ro1">
          <table:table-cell office:value-type="date" office:date-value="2007-12-26T17:07:49">
            <text:p>12/26/07 05:07 PM</text:p>
          </table:table-cell>
          <table:table-cell office:value-type="string">
            <text:p><text:s/>[] book: The New Intifada: Resisting Israel's Apar 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date" office:date-value="2007-12-21T21:43:37">
            <text:p>12/21/07 09:43 PM</text:p>
          </table:table-cell>
          <table:table-cell office:value-type="string">
            <text:p><text:s/>[] book: The new york trilogy (penguin classics de 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2">
          <table:table-cell office:value-type="date" office:date-value="2007-12-17T17:51:19">
            <text:p>12/17/07 05:51 PM</text:p>
          </table:table-cell>
          <table:table-cell office:value-type="string">
            <text:p><text:s/>[] book: The order of things : an archaeology of h 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date" office:date-value="2007-12-27T15:13:05">
            <text:p>12/27/07 03:13 PM</text:p>
          </table:table-cell>
          <table:table-cell office:value-type="string">
            <text:p><text:s/>[] book: The origins of modern leftism <text:s text:c="12"/>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date" office:date-value="2007-12-22T15:50:10">
            <text:p>12/22/07 03:50 PM</text:p>
          </table:table-cell>
          <table:table-cell office:value-type="string">
            <text:p><text:s/>[] book: The pirate queen: in search of grace o'ma </text:p>
          </table:table-cell>
          <table:table-cell office:value-type="float" office:value="15.95">
            <text:p>15.95</text:p>
          </table:table-cell>
          <table:table-cell table:number-columns-repeated="8"/>
        </table:table-row>
        <table:table-row table:style-name="ro1">
          <table:table-cell office:value-type="date" office:date-value="2007-12-28T19:29:31">
            <text:p>12/28/07 07:29 PM</text:p>
          </table:table-cell>
          <table:table-cell office:value-type="string">
            <text:p><text:s/>[] book: the prophet unarmed <text:s text:c="22"/>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date" office:date-value="2007-12-29T16:45:18">
            <text:p>12/29/07 04:45 PM</text:p>
          </table:table-cell>
          <table:table-cell office:value-type="string">
            <text:p><text:s/>[] book: The puppet and the dwarf : the perverse c </text:p>
          </table:table-cell>
          <table:table-cell office:value-type="float" office:value="16.95">
            <text:p>16.95</text:p>
          </table:table-cell>
          <table:table-cell table:number-columns-repeated="8"/>
        </table:table-row>
        <table:table-row table:style-name="ro1">
          <table:table-cell office:value-type="date" office:date-value="2007-12-21T14:05:09">
            <text:p>12/21/07 02:05 PM</text:p>
          </table:table-cell>
          <table:table-cell office:value-type="string">
            <text:p><text:s/>[] book: The ravaging tide: strange weather, futur 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date" office:date-value="2007-12-22T22:01:26">
            <text:p>12/22/07 10:01 PM</text:p>
          </table:table-cell>
          <table:table-cell office:value-type="string">
            <text:p><text:s/>[] book: The second sex (vintage) <text:s text:c="17"/>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date" office:date-value="2007-12-21T20:02:37">
            <text:p>12/21/07 08:02 PM</text:p>
          </table:table-cell>
          <table:table-cell office:value-type="string">
            <text:p><text:s/>[] book: The secret doctrine : the synthesis of sc </text:p>
          </table:table-cell>
          <table:table-cell office:value-type="float" office:value="33.95">
            <text:p>33.95</text:p>
          </table:table-cell>
          <table:table-cell table:number-columns-repeated="8"/>
        </table:table-row>
        <table:table-row table:style-name="ro2">
          <table:table-cell office:value-type="date" office:date-value="2007-12-20T11:23:45">
            <text:p>12/20/07 11:23 AM</text:p>
          </table:table-cell>
          <table:table-cell office:value-type="string">
            <text:p><text:s/>[] book: The souls of black folk (dover thrift edi 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date" office:date-value="2007-12-27T17:57:25">
            <text:p>12/27/07 05:57 PM</text:p>
          </table:table-cell>
          <table:table-cell office:value-type="string">
            <text:p><text:s/>[] book: The spectre of hegel: early writings <text:s text:c="5"/>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date" office:date-value="2007-12-30T15:50:11">
            <text:p>12/30/07 03:50 PM</text:p>
          </table:table-cell>
          <table:table-cell office:value-type="string">
            <text:p><text:s/>[] book: The sublime object of ideology (phronesis 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date" office:date-value="2007-12-24T14:33:59">
            <text:p>12/24/07 02:33 PM</text:p>
          </table:table-cell>
          <table:table-cell office:value-type="string">
            <text:p><text:s/>[] book: The unraveling of the bush presidency <text:s text:c="4"/></text:p>
          </table:table-cell>
          <table:table-cell office:value-type="float" office:value="7.95">
            <text:p>7.95</text:p>
          </table:table-cell>
          <table:table-cell table:number-columns-repeated="8"/>
        </table:table-row>
        <table:table-row table:style-name="ro1">
          <table:table-cell office:value-type="date" office:date-value="2007-12-28T10:54:58">
            <text:p>12/28/07 10:54 AM</text:p>
          </table:table-cell>
          <table:table-cell office:value-type="string">
            <text:p><text:s/>[] book: The unraveling of the bush presidency <text:s text:c="4"/></text:p>
          </table:table-cell>
          <table:table-cell office:value-type="float" office:value="7.95">
            <text:p>7.95</text:p>
          </table:table-cell>
          <table:table-cell table:number-columns-repeated="8"/>
        </table:table-row>
        <table:table-row table:style-name="ro1">
          <table:table-cell office:value-type="date" office:date-value="2007-12-26T14:46:06">
            <text:p>12/26/07 02:46 PM</text:p>
          </table:table-cell>
          <table:table-cell office:value-type="string">
            <text:p><text:s/>[] book: The war on our freedoms: civil liberties <text:s/>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date" office:date-value="2007-12-17T17:13:40">
            <text:p>12/17/07 05:13 PM</text:p>
          </table:table-cell>
          <table:table-cell office:value-type="string">
            <text:p><text:s/>[] book: The world without us <text:s text:c="21"/></text:p>
          </table:table-cell>
          <table:table-cell office:value-type="float" office:value="24.95">
            <text:p>24.95</text:p>
          </table:table-cell>
          <table:table-cell table:number-columns-repeated="8"/>
        </table:table-row>
        <table:table-row table:style-name="ro1">
          <table:table-cell office:value-type="date" office:date-value="2007-12-26T20:59:22">
            <text:p>12/26/07 08:59 PM</text:p>
          </table:table-cell>
          <table:table-cell office:value-type="string">
            <text:p><text:s/>[] book: Time for revolution (athlone contemporary 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date" office:date-value="2007-12-27T17:57:25">
            <text:p>12/27/07 05:57 PM</text:p>
          </table:table-cell>
          <table:table-cell office:value-type="string">
            <text:p><text:s/>[] book: Time for revolution (continuum impacts) <text:s text:c="2"/></text:p>
          </table:table-cell>
          <table:table-cell office:value-type="float" office:value="19.95">
            <text:p>19.95</text:p>
          </table:table-cell>
          <table:table-cell table:number-columns-repeated="8"/>
        </table:table-row>
        <table:table-row table:style-name="ro1">
          <table:table-cell office:value-type="date" office:date-value="2007-12-22T16:14:58">
            <text:p>12/22/07 04:14 PM</text:p>
          </table:table-cell>
          <table:table-cell office:value-type="string">
            <text:p><text:s/>[] book: Toward a new cold war: essays on the curr 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6T18:52:28">
            <text:p>12/26/07 06:52 PM</text:p>
          </table:table-cell>
          <table:table-cell office:value-type="string">
            <text:p><text:s/>[] book: Twilight of the idols, or, how to philoso 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date" office:date-value="2007-12-21T14:05:09">
            <text:p>12/21/07 02:05 PM</text:p>
          </table:table-cell>
          <table:table-cell office:value-type="string">
            <text:p><text:s/>[] book: Understanding the palestinian-israeli con 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2T16:14:58">
            <text:p>12/22/07 04:14 PM</text:p>
          </table:table-cell>
          <table:table-cell office:value-type="string">
            <text:p><text:s/>[] book: Understanding the palestinian-israeli con 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8T15:16:51">
            <text:p>12/28/07 03:16 PM</text:p>
          </table:table-cell>
          <table:table-cell office:value-type="string">
            <text:p><text:s/>[] book: Unmarketable: brandalism, copyfighting, m </text:p>
          </table:table-cell>
          <table:table-cell office:value-type="float" office:value="15.95">
            <text:p>15.95</text:p>
          </table:table-cell>
          <table:table-cell table:number-columns-repeated="8"/>
        </table:table-row>
        <table:table-row table:style-name="ro1">
          <table:table-cell office:value-type="date" office:date-value="2007-12-24T15:01:50">
            <text:p>12/24/07 03:01 PM</text:p>
          </table:table-cell>
          <table:table-cell office:value-type="string">
            <text:p><text:s/>[] book: Unmarketable: brandalism, copyfighting, m </text:p>
          </table:table-cell>
          <table:table-cell office:value-type="float" office:value="15.95">
            <text:p>15.95</text:p>
          </table:table-cell>
          <table:table-cell table:number-columns-repeated="8"/>
        </table:table-row>
        <table:table-row table:style-name="ro1">
          <table:table-cell office:value-type="date" office:date-value="2007-12-26T18:52:28">
            <text:p>12/26/07 06:52 PM</text:p>
          </table:table-cell>
          <table:table-cell office:value-type="string">
            <text:p><text:s/>[] book: used: Cities in Civilization <text:s text:c="13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7T15:33:38">
            <text:p>12/27/07 03:33 PM</text:p>
          </table:table-cell>
          <table:table-cell office:value-type="string">
            <text:p><text:s/>[] book: used: civilizations <text:s text:c="22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7T15:33:38">
            <text:p>12/27/07 03:33 PM</text:p>
          </table:table-cell>
          <table:table-cell office:value-type="string">
            <text:p><text:s/>[] book: used: Dawn of Universal history <text:s text:c="10"/>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date" office:date-value="2007-12-28T10:54:58">
            <text:p>12/28/07 10:54 AM</text:p>
          </table:table-cell>
          <table:table-cell office:value-type="string">
            <text:p><text:s/>[] book: used: Fisherman of the inland sea <text:s text:c="8"/>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date" office:date-value="2007-12-27T15:33:38">
            <text:p>12/27/07 03:33 PM</text:p>
          </table:table-cell>
          <table:table-cell office:value-type="string">
            <text:p><text:s/>[] book: used: problem of historical knowledge <text:s text:c="4"/>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date" office:date-value="2007-12-26T18:21:49">
            <text:p>12/26/07 06:21 PM</text:p>
          </table:table-cell>
          <table:table-cell office:value-type="string">
            <text:p><text:s/>[] book: used: Pushkin <text:s text:c="28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17T14:16:18">
            <text:p>12/17/07 02:16 PM</text:p>
          </table:table-cell>
          <table:table-cell office:value-type="string">
            <text:p><text:s/>[] book: Vegan freak: being vegan in a non-vegan w </text:p>
          </table:table-cell>
          <table:table-cell office:value-type="float" office:value="13.95">
            <text:p>13.95</text:p>
          </table:table-cell>
          <table:table-cell table:number-columns-repeated="8"/>
        </table:table-row>
        <table:table-row table:style-name="ro2">
          <table:table-cell office:value-type="date" office:date-value="2007-12-18T11:13:36">
            <text:p>12/18/07 11:13 AM</text:p>
          </table:table-cell>
          <table:table-cell office:value-type="string">
            <text:p><text:s/>[] book: Veganomicon: the ultimate vegan cookbook <text:s/></text:p>
          </table:table-cell>
          <table:table-cell office:value-type="float" office:value="27.5">
            <text:p>27.5</text:p>
          </table:table-cell>
          <table:table-cell table:number-columns-repeated="8"/>
        </table:table-row>
        <table:table-row table:style-name="ro1">
          <table:table-cell office:value-type="date" office:date-value="2007-12-21T17:15:21">
            <text:p>12/21/07 05:15 PM</text:p>
          </table:table-cell>
          <table:table-cell office:value-type="string">
            <text:p><text:s/>[] book: Veganomicon: the ultimate vegan cookbook <text:s/></text:p>
          </table:table-cell>
          <table:table-cell office:value-type="float" office:value="27.5">
            <text:p>27.5</text:p>
          </table:table-cell>
          <table:table-cell table:number-columns-repeated="8"/>
        </table:table-row>
        <table:table-row table:style-name="ro1">
          <table:table-cell office:value-type="date" office:date-value="2007-12-28T21:21:17">
            <text:p>12/28/07 09:21 PM</text:p>
          </table:table-cell>
          <table:table-cell office:value-type="string">
            <text:p><text:s/>[] book: Video for change : a how-to guide on usin </text:p>
          </table:table-cell>
          <table:table-cell office:value-type="float" office:value="24.95">
            <text:p>24.95</text:p>
          </table:table-cell>
          <table:table-cell table:number-columns-repeated="8"/>
        </table:table-row>
        <table:table-row table:style-name="ro1">
          <table:table-cell office:value-type="date" office:date-value="2007-12-27T17:46:18">
            <text:p>12/27/07 05:46 PM</text:p>
          </table:table-cell>
          <table:table-cell office:value-type="string">
            <text:p><text:s/>[] book: voltarine de cleyre: written in red <text:s text:c="6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2T12:29:39">
            <text:p>12/22/07 12:29 PM</text:p>
          </table:table-cell>
          <table:table-cell office:value-type="string">
            <text:p><text:s/>[] book: Wall and piece <text:s text:c="27"/>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date" office:date-value="2007-12-21T10:39:33">
            <text:p>12/21/07 10:39 AM</text:p>
          </table:table-cell>
          <table:table-cell office:value-type="string">
            <text:p><text:s/>[] book: Wall and piece <text:s text:c="27"/>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date" office:date-value="2007-12-27T14:31:48">
            <text:p>12/27/07 02:31 PM</text:p>
          </table:table-cell>
          <table:table-cell office:value-type="string">
            <text:p><text:s/>[] book: Way of the turtle: the secret methods tha </text:p>
          </table:table-cell>
          <table:table-cell office:value-type="float" office:value="27.95">
            <text:p>27.95</text:p>
          </table:table-cell>
          <table:table-cell table:number-columns-repeated="8"/>
        </table:table-row>
        <table:table-row table:style-name="ro1">
          <table:table-cell office:value-type="date" office:date-value="2007-12-20T11:55:51">
            <text:p>12/20/07 11:55 AM</text:p>
          </table:table-cell>
          <table:table-cell office:value-type="string">
            <text:p><text:s/>[] book: We are the ones we have been waiting for: </text:p>
          </table:table-cell>
          <table:table-cell office:value-type="float" office:value="15.95">
            <text:p>15.95</text:p>
          </table:table-cell>
          <table:table-cell table:number-columns-repeated="8"/>
        </table:table-row>
        <table:table-row table:style-name="ro1">
          <table:table-cell office:value-type="date" office:date-value="2007-12-28T17:18:15">
            <text:p>12/28/07 05:18 PM</text:p>
          </table:table-cell>
          <table:table-cell office:value-type="string">
            <text:p><text:s/>[] book: We are the ones we have been waiting for: </text:p>
          </table:table-cell>
          <table:table-cell office:value-type="float" office:value="15.95">
            <text:p>15.95</text:p>
          </table:table-cell>
          <table:table-cell table:number-columns-repeated="8"/>
        </table:table-row>
        <table:table-row table:style-name="ro1">
          <table:table-cell office:value-type="date" office:date-value="2007-12-23T15:18:11">
            <text:p>12/23/07 03:18 PM</text:p>
          </table:table-cell>
          <table:table-cell office:value-type="string">
            <text:p><text:s/>[] book: Welcome to the terrordome: the pain, poli 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date" office:date-value="2007-12-18T13:14:05">
            <text:p>12/18/07 01:14 PM</text:p>
          </table:table-cell>
          <table:table-cell office:value-type="string">
            <text:p><text:s/>[] book: what cats teach us <text:s text:c="23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4T10:56:12">
            <text:p>12/24/07 10:56 AM</text:p>
          </table:table-cell>
          <table:table-cell office:value-type="string">
            <text:p><text:s/>[] book: What matters most is how well you walk th 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date" office:date-value="2007-12-23T15:18:12">
            <text:p>12/23/07 03:18 PM</text:p>
          </table:table-cell>
          <table:table-cell office:value-type="string">
            <text:p><text:s/>[] book: What's my name, fool? sports and resistan 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date" office:date-value="2007-12-18T15:50:06">
            <text:p>12/18/07 03:50 PM</text:p>
          </table:table-cell>
          <table:table-cell office:value-type="string">
            <text:p><text:s/>[] book: Whores and other feminists <text:s text:c="15"/>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date" office:date-value="2007-12-24T10:56:11">
            <text:p>12/24/07 10:56 AM</text:p>
          </table:table-cell>
          <table:table-cell office:value-type="string">
            <text:p><text:s/>[] book: Word virus: the william s. burroughs read 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date" office:date-value="2007-12-22T20:28:20">
            <text:p>12/22/07 08:28 PM</text:p>
          </table:table-cell>
          <table:table-cell office:value-type="string">
            <text:p><text:s/>[] periodical: Bitch (37) <text:s text:c="25"/></text:p>
          </table:table-cell>
          <table:table-cell office:value-type="float" office:value="5.95">
            <text:p>5.95</text:p>
          </table:table-cell>
          <table:table-cell table:number-columns-repeated="8"/>
        </table:table-row>
        <table:table-row table:style-name="ro1">
          <table:table-cell office:value-type="date" office:date-value="2007-12-24T14:45:19">
            <text:p>12/24/07 02:45 PM</text:p>
          </table:table-cell>
          <table:table-cell office:value-type="string">
            <text:p><text:s/>[] periodical: Z Magazine (20:11 - nov 07) <text:s text:c="8"/></text:p>
          </table:table-cell>
          <table:table-cell office:value-type="float" office:value="4.95">
            <text:p>4.95</text:p>
          </table:table-cell>
          <table:table-cell table:number-columns-repeated="8"/>
        </table:table-row>
        <table:table-row table:style-name="ro1">
          <table:table-cell office:value-type="date" office:date-value="2007-12-27T18:02:05">
            <text:p>12/27/07 06:02 PM</text:p>
          </table:table-cell>
          <table:table-cell office:value-type="string">
            <text:p><text:s/>[] tshirt: Red Emma's (m) <text:s text:c="25"/>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2">
          <table:table-cell office:value-type="date" office:date-value="2007-12-17T17:13:40">
            <text:p>12/17/07 05:13 PM</text:p>
          </table:table-cell>
          <table:table-cell office:value-type="string">
            <text:p><text:s/>[ak press] periodical: Earth First! (27:5 Jul/Aug <text:s/></text:p>
          </table:table-cell>
          <table:table-cell office:value-type="float" office:value="4.5">
            <text:p>4.5</text:p>
          </table:table-cell>
          <table:table-cell table:number-columns-repeated="8"/>
        </table:table-row>
        <table:table-row table:style-name="ro1">
          <table:table-cell office:value-type="date" office:date-value="2007-12-18T12:59:07">
            <text:p>12/18/07 12:59 PM</text:p>
          </table:table-cell>
          <table:table-cell office:value-type="string">
            <text:p><text:s/>[AK Press] periodical: Spread (Vol 3 Issue 1) <text:s text:c="5"/></text:p>
          </table:table-cell>
          <table:table-cell office:value-type="float" office:value="4.95">
            <text:p>4.95</text:p>
          </table:table-cell>
          <table:table-cell table:number-columns-repeated="8"/>
        </table:table-row>
        <table:table-row table:style-name="ro2">
          <table:table-cell office:value-type="date" office:date-value="2007-12-20T14:39:41">
            <text:p>12/20/07 02:39 PM</text:p>
          </table:table-cell>
          <table:table-cell office:value-type="string">
            <text:p><text:s/>[ak] book: A Cavalier History of Surrealism <text:s text:c="7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17T14:16:51">
            <text:p>12/17/07 02:16 PM</text:p>
          </table:table-cell>
          <table:table-cell office:value-type="string">
            <text:p><text:s/>[ak] book: America, Fascism, And God: Sermons from 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date" office:date-value="2007-12-24T15:12:31">
            <text:p>12/24/07 03:12 PM</text:p>
          </table:table-cell>
          <table:table-cell office:value-type="string">
            <text:p><text:s/>[ak] book: Free Women of Spain : Anarchism and the 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2">
          <table:table-cell office:value-type="date" office:date-value="2007-12-19T12:02:33">
            <text:p>12/19/07 12:02 PM</text:p>
          </table:table-cell>
          <table:table-cell office:value-type="string">
            <text:p><text:s/>[AK] book: History of the Makhnoust Movement 1918- 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date" office:date-value="2007-12-24T14:36:53">
            <text:p>12/24/07 02:36 PM</text:p>
          </table:table-cell>
          <table:table-cell office:value-type="string">
            <text:p><text:s/>[ak] book: The Ecology of Freedom : The Emergence <text:s/></text:p>
          </table:table-cell>
          <table:table-cell office:value-type="float" office:value="22.95">
            <text:p>22.95</text:p>
          </table:table-cell>
          <table:table-cell table:number-columns-repeated="8"/>
        </table:table-row>
        <table:table-row table:style-name="ro1">
          <table:table-cell office:value-type="date" office:date-value="2007-12-29T14:26:15">
            <text:p>12/29/07 02:26 PM</text:p>
          </table:table-cell>
          <table:table-cell office:value-type="string">
            <text:p><text:s/>[ak] periodical: Hip Mama (#38) <text:s text:c="19"/></text:p>
          </table:table-cell>
          <table:table-cell office:value-type="float" office:value="3.95">
            <text:p>3.95</text:p>
          </table:table-cell>
          <table:table-cell table:number-columns-repeated="8"/>
        </table:table-row>
        <table:table-row table:style-name="ro1">
          <table:table-cell office:value-type="date" office:date-value="2007-12-26T17:33:54">
            <text:p>12/26/07 05:33 PM</text:p>
          </table:table-cell>
          <table:table-cell office:value-type="string">
            <text:p><text:s/>[atlas] book: The Man of Jasmine/&amp; Other Texts <text:s text:c="4"/>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date" office:date-value="2007-12-29T17:19:05">
            <text:p>12/29/07 05:19 PM</text:p>
          </table:table-cell>
          <table:table-cell office:value-type="string">
            <text:p><text:s/>[bt] book: 1421 : The Year China Discovered Americ </text:p>
          </table:table-cell>
          <table:table-cell office:value-type="float" office:value="15.95">
            <text:p>15.95</text:p>
          </table:table-cell>
          <table:table-cell table:number-columns-repeated="8"/>
        </table:table-row>
        <table:table-row table:style-name="ro2">
          <table:table-cell office:value-type="date" office:date-value="2007-12-19T12:02:33">
            <text:p>12/19/07 12:02 PM</text:p>
          </table:table-cell>
          <table:table-cell office:value-type="string">
            <text:p><text:s/>[bt] book: 1491: New Revelations of the Americas B </text:p>
          </table:table-cell>
          <table:table-cell office:value-type="float" office:value="14.95">
            <text:p>14.95</text:p>
          </table:table-cell>
          <table:table-cell table:number-columns-repeated="8"/>
        </table:table-row>
        <table:table-row table:style-name="ro1">
          <table:table-cell office:value-type="date" office:date-value="2007-12-26T17:33:54">
            <text:p>12/26/07 05:33 PM</text:p>
          </table:table-cell>
          <table:table-cell office:value-type="string">
            <text:p><text:s/>[bt] book: A Book of Surrealist Games <text:s text:c="13"/></text:p>
          </table:table-cell>
          <table:table-cell office:value-type="float" office:value="11.95">
            <text:p>11.95</text:p>
          </table:table-cell>
          <table:table-cell table:number-columns-repeated="8"/>
        </table:table-row>
        <table:table-row table:style-name="ro1">
          <table:table-cell office:value-type="date" office:date-value="2007-12-22T22:01:26">
            <text:p>12/22/07 10:01 PM</text:p>
          </table:table-cell>
          <table:table-cell office:value-type="string">
            <text:p><text:s/>[bt] book: Age of Empire: 1875-1914 <text:s text:c="15"/>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2">
          <table:table-cell office:value-type="date" office:date-value="2007-12-19T12:02:33">
            <text:p>12/19/07 12:02 PM</text:p>
          </table:table-cell>
          <table:table-cell office:value-type="string">
            <text:p><text:s/>[bt] book: Black Rebellion: Five Slave Revolts <text:s text:c="4"/>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date" office:date-value="2007-12-26T20:35:36">
            <text:p>12/26/07 08:35 PM</text:p>
          </table:table-cell>
          <table:table-cell office:value-type="string">
            <text:p><text:s/>[bt] book: Capital : A Critique of Political Econo </text:p>
          </table:table-cell>
          <table:table-cell office:value-type="float" office:value="16.95">
            <text:p>16.95</text:p>
          </table:table-cell>
          <table:table-cell table:number-columns-repeated="8"/>
        </table:table-row>
        <table:table-row table:style-name="ro2">
          <table:table-cell office:value-type="date" office:date-value="2007-12-20T17:02:36">
            <text:p>12/20/07 05:02 PM</text:p>
          </table:table-cell>
          <table:table-cell office:value-type="string">
            <text:p><text:s/>[bt] book: Confessions of an Economic Hit Man <text:s text:c="5"/>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date" office:date-value="2007-12-29T14:26:15">
            <text:p>12/29/07 02:26 PM</text:p>
          </table:table-cell>
          <table:table-cell office:value-type="string">
            <text:p><text:s/>[bt] book: Dancing in the Streets: A History of Co 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2">
          <table:table-cell office:value-type="date" office:date-value="2007-12-20T18:13:47">
            <text:p>12/20/07 06:13 PM</text:p>
          </table:table-cell>
          <table:table-cell office:value-type="string">
            <text:p><text:s/>[bt] book: Democracy Matters : Winning the Fight A 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2">
          <table:table-cell office:value-type="date" office:date-value="2007-12-20T18:13:46">
            <text:p>12/20/07 06:13 PM</text:p>
          </table:table-cell>
          <table:table-cell office:value-type="string">
            <text:p><text:s/>[bt] book: Eat More Dirt : Diverting and Instructi </text:p>
          </table:table-cell>
          <table:table-cell office:value-type="float" office:value="10.95">
            <text:p>10.95</text:p>
          </table:table-cell>
          <table:table-cell table:number-columns-repeated="8"/>
        </table:table-row>
        <table:table-row table:style-name="ro1">
          <table:table-cell office:value-type="date" office:date-value="2007-12-24T11:24:31">
            <text:p>12/24/07 11:24 AM</text:p>
          </table:table-cell>
          <table:table-cell office:value-type="string">
            <text:p><text:s/>[bt] book: Finnegans Wake (Penguin Twentieth-Centu </text:p>
          </table:table-cell>
          <table:table-cell office:value-type="float" office:value="16.95">
            <text:p>16.95</text:p>
          </table:table-cell>
          <table:table-cell table:number-columns-repeated="8"/>
        </table:table-row>
        <table:table-row table:style-name="ro1">
          <table:table-cell office:value-type="date" office:date-value="2007-12-27T15:11:21">
            <text:p>12/27/07 03:11 PM</text:p>
          </table:table-cell>
          <table:table-cell office:value-type="string">
            <text:p><text:s/>[bt] book: Illuminations <text:s text:c="26"/>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date" office:date-value="2007-12-24T15:49:23">
            <text:p>12/24/07 03:49 PM</text:p>
          </table:table-cell>
          <table:table-cell office:value-type="string">
            <text:p><text:s/>[bt] book: Invisible Cities (A Harvest/Hbj Book) <text:s text:c="2"/>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date" office:date-value="2007-12-20T18:13:46">
            <text:p>12/20/07 06:13 PM</text:p>
          </table:table-cell>
          <table:table-cell office:value-type="string">
            <text:p><text:s/>[BT] book: July's People <text:s text:c="26"/>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date" office:date-value="2007-12-26T22:57:32">
            <text:p>12/26/07 10:57 PM</text:p>
          </table:table-cell>
          <table:table-cell office:value-type="string">
            <text:p><text:s/>[bt] book: Letters to a Young Poet <text:s text:c="16"/>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 office:value-type="date" office:date-value="2007-12-19T12:02:33">
            <text:p>12/19/07 12:02 PM</text:p>
          </table:table-cell>
          <table:table-cell office:value-type="string">
            <text:p><text:s/>[bt] book: Madness and Civilization : A History of </text:p>
          </table:table-cell>
          <table:table-cell office:value-type="float" office:value="13.95">
            <text:p>13.95</text:p>
          </table:table-cell>
          <table:table-cell table:number-columns-repeated="8"/>
        </table:table-row>
        <table:table-row table:style-name="ro2">
          <table:table-cell office:value-type="date" office:date-value="2007-12-20T15:23:00">
            <text:p>12/20/07 03:23 PM</text:p>
          </table:table-cell>
          <table:table-cell office:value-type="string">
            <text:p><text:s/>[bt] book: Overthrow: America's Century of Regime <text:s/>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2">
          <table:table-cell office:value-type="date" office:date-value="2007-12-18T20:07:44">
            <text:p>12/18/07 08:07 PM</text:p>
          </table:table-cell>
          <table:table-cell office:value-type="string">
            <text:p><text:s/>[bt] book: Pattern Recognition <text:s text:c="20"/></text:p>
          </table:table-cell>
          <table:table-cell office:value-type="float" office:value="7.99">
            <text:p>7.99</text:p>
          </table:table-cell>
          <table:table-cell table:number-columns-repeated="8"/>
        </table:table-row>
        <table:table-row table:style-name="ro2">
          <table:table-cell office:value-type="date" office:date-value="2007-12-19T16:22:37">
            <text:p>12/19/07 04:22 PM</text:p>
          </table:table-cell>
          <table:table-cell office:value-type="string">
            <text:p><text:s/>[bt] book: The Cost of Living <text:s text:c="21"/></text:p>
          </table:table-cell>
          <table:table-cell office:value-type="float" office:value="12.95">
            <text:p>12.95</text:p>
          </table:table-cell>
          <table:table-cell table:number-columns-repeated="8"/>
        </table:table-row>
        <table:table-row table:style-name="ro2">
          <table:table-cell office:value-type="date" office:date-value="2007-12-17T18:43:58">
            <text:p>12/17/07 06:43 PM</text:p>
          </table:table-cell>
          <table:table-cell office:value-type="string">
            <text:p><text:s/>[bt] book: The Dead Emcee Scrolls: The Lost Teachi </text:p>
          </table:table-cell>
          <table:table-cell office:value-type="float" office:value="12.95">
            <text:p>12.95</text:p>
          </table:table-cell>
          <table:table-cell table:number-columns-repeated="8"/>
        </table:table-row>
        <table:table-row table:style-name="ro1">
          <table:table-cell office:value-type="date" office:date-value="2007-12-27T18:41:25">
            <text:p>12/27/07 06:41 PM</text:p>
          </table:table-cell>
          <table:table-cell office:value-type="string">
            <text:p><text:s/>[bt] book: The Ethical Slut: A Guide to Infinite S 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date" office:date-value="2007-12-22T17:23:52">
            <text:p>12/22/07 05:23 PM</text:p>
          </table:table-cell>
          <table:table-cell office:value-type="string">
            <text:p><text:s/>[bt] book: the stranger <text:s text:c="27"/></text:p>
          </table:table-cell>
          <table:table-cell office:value-type="float" office:value="10.5">
            <text:p>10.5</text:p>
          </table:table-cell>
          <table:table-cell table:number-columns-repeated="8"/>
        </table:table-row>
        <table:table-row table:style-name="ro2">
          <table:table-cell office:value-type="date" office:date-value="2007-12-20T16:48:40">
            <text:p>12/20/07 04:48 PM</text:p>
          </table:table-cell>
          <table:table-cell office:value-type="string">
            <text:p><text:s/>[bt] book: V for Vendetta <text:s text:c="25"/></text:p>
          </table:table-cell>
          <table:table-cell office:value-type="float" office:value="19.99">
            <text:p>19.99</text:p>
          </table:table-cell>
          <table:table-cell table:number-columns-repeated="8"/>
        </table:table-row>
        <table:table-row table:style-name="ro1">
          <table:table-cell office:value-type="date" office:date-value="2007-12-26T18:37:09">
            <text:p>12/26/07 06:37 PM</text:p>
          </table:table-cell>
          <table:table-cell office:value-type="string">
            <text:p><text:s/>[bt] book: We Took the Streets: Fighting for Latin </text:p>
          </table:table-cell>
          <table:table-cell office:value-type="float" office:value="24.95">
            <text:p>24.95</text:p>
          </table:table-cell>
          <table:table-cell table:number-columns-repeated="8"/>
        </table:table-row>
        <table:table-row table:style-name="ro1">
          <table:table-cell office:value-type="date" office:date-value="2007-12-23T12:20:10">
            <text:p>12/23/07 12:20 PM</text:p>
          </table:table-cell>
          <table:table-cell office:value-type="string">
            <text:p><text:s/>[bt] book: Written on the Body <text:s text:c="20"/></text:p>
          </table:table-cell>
          <table:table-cell office:value-type="float" office:value="12.95">
            <text:p>12.95</text:p>
          </table:table-cell>
          <table:table-cell table:number-columns-repeated="8"/>
        </table:table-row>
        <table:table-row table:style-name="ro2">
          <table:table-cell office:value-type="date" office:date-value="2007-12-18T18:09:32">
            <text:p>12/18/07 06:09 PM</text:p>
          </table:table-cell>
          <table:table-cell office:value-type="string">
            <text:p><text:s/>[california-princeton] book: Nine Women: Portraits 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date" office:date-value="2007-12-28T17:02:29">
            <text:p>12/28/07 05:02 PM</text:p>
          </table:table-cell>
          <table:table-cell office:value-type="string">
            <text:p><text:s/>[chicago] book: Foucault <text:s text:c="26"/></text:p>
          </table:table-cell>
          <table:table-cell office:value-type="float" office:value="17.5">
            <text:p>17.5</text:p>
          </table:table-cell>
          <table:table-cell table:number-columns-repeated="8"/>
        </table:table-row>
        <table:table-row table:style-name="ro1">
          <table:table-cell office:value-type="date" office:date-value="2007-12-29T15:57:13">
            <text:p>12/29/07 03:57 PM</text:p>
          </table:table-cell>
          <table:table-cell office:value-type="string">
            <text:p><text:s/>[chicago] book: The Inoperative Community (Theory <text:s/>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2">
          <table:table-cell office:value-type="date" office:date-value="2007-12-17T14:20:18">
            <text:p>12/17/07 02:20 PM</text:p>
          </table:table-cell>
          <table:table-cell office:value-type="string">
            <text:p><text:s/>[chris stadler] periodical: Bust (48 -- Dec/Jan 08 </text:p>
          </table:table-cell>
          <table:table-cell office:value-type="float" office:value="4.99">
            <text:p>4.99</text:p>
          </table:table-cell>
          <table:table-cell table:number-columns-repeated="8"/>
        </table:table-row>
        <table:table-row table:style-name="ro1">
          <table:table-cell office:value-type="date" office:date-value="2007-12-29T22:03:40">
            <text:p>12/29/07 10:03 PM</text:p>
          </table:table-cell>
          <table:table-cell office:value-type="string">
            <text:p><text:s/>[chris stadler] periodical: Bust (48 -- Dec/Jan 08 </text:p>
          </table:table-cell>
          <table:table-cell office:value-type="float" office:value="4.99">
            <text:p>4.99</text:p>
          </table:table-cell>
          <table:table-cell table:number-columns-repeated="8"/>
        </table:table-row>
        <table:table-row table:style-name="ro2">
          <table:table-cell office:value-type="date" office:date-value="2007-12-17T17:13:40">
            <text:p>12/17/07 05:13 PM</text:p>
          </table:table-cell>
          <table:table-cell office:value-type="string">
            <text:p><text:s/>[chris stadler] periodical: Found ($5) <text:s text:c="12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9T14:21:54">
            <text:p>12/29/07 02:21 PM</text:p>
          </table:table-cell>
          <table:table-cell office:value-type="string">
            <text:p><text:s/>[chris stadler] periodical: Found ($5) <text:s text:c="12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30T16:19:44">
            <text:p>12/30/07 04:19 PM</text:p>
          </table:table-cell>
          <table:table-cell office:value-type="string">
            <text:p><text:s/>[chris stadler] periodical: Found ($5) <text:s text:c="12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2T13:40:22">
            <text:p>12/22/07 01:40 PM</text:p>
          </table:table-cell>
          <table:table-cell office:value-type="string">
            <text:p><text:s/>[chris stadler] periodical: gay &amp; lesbian review ( </text:p>
          </table:table-cell>
          <table:table-cell office:value-type="float" office:value="4.95">
            <text:p>4.95</text:p>
          </table:table-cell>
          <table:table-cell table:number-columns-repeated="8"/>
        </table:table-row>
        <table:table-row table:style-name="ro1">
          <table:table-cell office:value-type="date" office:date-value="2007-12-22T13:33:50">
            <text:p>12/22/07 01:33 PM</text:p>
          </table:table-cell>
          <table:table-cell office:value-type="string">
            <text:p><text:s/>[chris stadler] periodical: Heeb (14 -- Fall 07) <text:s text:c="2"/></text:p>
          </table:table-cell>
          <table:table-cell office:value-type="float" office:value="5.99">
            <text:p>5.99</text:p>
          </table:table-cell>
          <table:table-cell table:number-columns-repeated="8"/>
        </table:table-row>
        <table:table-row table:style-name="ro1">
          <table:table-cell office:value-type="date" office:date-value="2007-12-22T20:28:21">
            <text:p>12/22/07 08:28 PM</text:p>
          </table:table-cell>
          <table:table-cell office:value-type="string">
            <text:p><text:s/>[chris stadler] periodical: Left Turn (#26 Oct/Nov 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date" office:date-value="2007-12-17T15:50:55">
            <text:p>12/17/07 03:50 PM</text:p>
          </table:table-cell>
          <table:table-cell office:value-type="string">
            <text:p><text:s/>[consortium] book: Illusions of Security: Global S </text:p>
          </table:table-cell>
          <table:table-cell office:value-type="float" office:value="16.95">
            <text:p>16.95</text:p>
          </table:table-cell>
          <table:table-cell table:number-columns-repeated="8"/>
        </table:table-row>
        <table:table-row table:style-name="ro2">
          <table:table-cell office:value-type="date" office:date-value="2007-12-18T16:58:37">
            <text:p>12/18/07 04:58 PM</text:p>
          </table:table-cell>
          <table:table-cell office:value-type="string">
            <text:p><text:s/>[consortium] book: The Zinn Reader: Writings on Di </text:p>
          </table:table-cell>
          <table:table-cell office:value-type="float" office:value="19.95">
            <text:p>19.95</text:p>
          </table:table-cell>
          <table:table-cell table:number-columns-repeated="8"/>
        </table:table-row>
        <table:table-row table:style-name="ro1">
          <table:table-cell office:value-type="date" office:date-value="2007-12-18T14:23:00">
            <text:p>12/18/07 02:23 PM</text:p>
          </table:table-cell>
          <table:table-cell office:value-type="string">
            <text:p><text:s/>[consortium] book: Voices of A People's History of </text:p>
          </table:table-cell>
          <table:table-cell office:value-type="float" office:value="21.95">
            <text:p>21.95</text:p>
          </table:table-cell>
          <table:table-cell table:number-columns-repeated="8"/>
        </table:table-row>
        <table:table-row table:style-name="ro1">
          <table:table-cell office:value-type="date" office:date-value="2007-12-27T15:13:05">
            <text:p>12/27/07 03:13 PM</text:p>
          </table:table-cell>
          <table:table-cell office:value-type="string">
            <text:p><text:s/>[continuum] book: Critical Theory (Critical Theory </text:p>
          </table:table-cell>
          <table:table-cell office:value-type="float" office:value="24.95">
            <text:p>24.95</text:p>
          </table:table-cell>
          <table:table-cell table:number-columns-repeated="8"/>
        </table:table-row>
        <table:table-row table:style-name="ro1">
          <table:table-cell office:value-type="date" office:date-value="2007-12-24T16:48:57">
            <text:p>12/24/07 04:48 PM</text:p>
          </table:table-cell>
          <table:table-cell office:value-type="string">
            <text:p><text:s/>[cornell] book: Politics and the Arts: Letter to M 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date" office:date-value="2007-12-21T17:40:24">
            <text:p>12/21/07 05:40 PM</text:p>
          </table:table-cell>
          <table:table-cell office:value-type="string">
            <text:p><text:s/>[deboer] periodical: Monthly Review (Vol 59, No. 2 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6T20:35:36">
            <text:p>12/26/07 08:35 PM</text:p>
          </table:table-cell>
          <table:table-cell office:value-type="string">
            <text:p><text:s/>[deboer] periodical: Monthly Review (Vol 59, No. 2 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date" office:date-value="2007-12-21T14:37:10">
            <text:p>12/21/07 02:37 PM</text:p>
          </table:table-cell>
          <table:table-cell office:value-type="string">
            <text:p><text:s/>[dover] book: Life of Black Hawk <text:s text:c="18"/></text:p>
          </table:table-cell>
          <table:table-cell office:value-type="float" office:value="7.95">
            <text:p>7.95</text:p>
          </table:table-cell>
          <table:table-cell table:number-columns-repeated="8"/>
        </table:table-row>
        <table:table-row table:style-name="ro1">
          <table:table-cell office:value-type="date" office:date-value="2007-12-24T16:48:57">
            <text:p>12/24/07 04:48 PM</text:p>
          </table:table-cell>
          <table:table-cell office:value-type="string">
            <text:p><text:s/>[dover] book: Poetics (Dover Thrift Editions) <text:s text:c="5"/></text:p>
          </table:table-cell>
          <table:table-cell office:value-type="float" office:value="1.5">
            <text:p>1.5</text:p>
          </table:table-cell>
          <table:table-cell table:number-columns-repeated="8"/>
        </table:table-row>
        <table:table-row table:style-name="ro2">
          <table:table-cell office:value-type="date" office:date-value="2007-12-18T14:23:00">
            <text:p>12/18/07 02:23 PM</text:p>
          </table:table-cell>
          <table:table-cell office:value-type="string">
            <text:p><text:s/>[dover] book: Reform or Revolution and Other Writi </text:p>
          </table:table-cell>
          <table:table-cell office:value-type="float" office:value="10.95">
            <text:p>10.95</text:p>
          </table:table-cell>
          <table:table-cell table:number-columns-repeated="8"/>
        </table:table-row>
        <table:table-row table:style-name="ro2">
          <table:table-cell office:value-type="date" office:date-value="2007-12-19T22:05:34">
            <text:p>12/19/07 10:05 PM</text:p>
          </table:table-cell>
          <table:table-cell office:value-type="string">
            <text:p><text:s/>[france] book: Histoire des Femmes Dans La Commune 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2">
          <table:table-cell office:value-type="date" office:date-value="2007-12-18T14:23:00">
            <text:p>12/18/07 02:23 PM</text:p>
          </table:table-cell>
          <table:table-cell office:value-type="string">
            <text:p><text:s/>[great jones hurt] book: I, Candidate for Governor 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date" office:date-value="2007-12-26T13:13:19">
            <text:p>12/26/07 01:13 PM</text:p>
          </table:table-cell>
          <table:table-cell office:value-type="string">
            <text:p><text:s/>[Institute for Experimental Freedom] tshirt: Servi 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date" office:date-value="2007-12-19T22:05:34">
            <text:p>12/19/07 10:05 PM</text:p>
          </table:table-cell>
          <table:table-cell office:value-type="string">
            <text:p><text:s/>[international publishers] book: May Day: A Short <text:s/></text:p>
          </table:table-cell>
          <table:table-cell office:value-type="float" office:value="9.75">
            <text:p>9.75</text:p>
          </table:table-cell>
          <table:table-cell table:number-columns-repeated="8"/>
        </table:table-row>
        <table:table-row table:style-name="ro1">
          <table:table-cell office:value-type="date" office:date-value="2007-12-26T17:36:16">
            <text:p>12/26/07 05:36 PM</text:p>
          </table:table-cell>
          <table:table-cell office:value-type="string">
            <text:p><text:s/>[kerr] book: Surrealist Women : An International A </text:p>
          </table:table-cell>
          <table:table-cell office:value-type="float" office:value="24.95">
            <text:p>24.95</text:p>
          </table:table-cell>
          <table:table-cell table:number-columns-repeated="8"/>
        </table:table-row>
        <table:table-row table:style-name="ro1">
          <table:table-cell office:value-type="date" office:date-value="2007-12-22T17:23:52">
            <text:p>12/22/07 05:23 PM</text:p>
          </table:table-cell>
          <table:table-cell office:value-type="string">
            <text:p><text:s/>[kersplebedeb] periodical: Upping the Anti (Number 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2T17:18:57">
            <text:p>12/22/07 05:18 PM</text:p>
          </table:table-cell>
          <table:table-cell office:value-type="string">
            <text:p><text:s/>[kersplebedeb] periodical: Upping the Anti (Number 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3T16:18:44">
            <text:p>12/23/07 04:18 PM</text:p>
          </table:table-cell>
          <table:table-cell office:value-type="string">
            <text:p><text:s/>[kersplebedeb] periodical: Upping the Anti (Number 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9T13:33:11">
            <text:p>12/29/07 01:33 PM</text:p>
          </table:table-cell>
          <table:table-cell office:value-type="string">
            <text:p><text:s/>[Kersplebedeb] tshirt: Resist! Abuse of Power (S B 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date" office:date-value="2007-12-22T12:23:02">
            <text:p>12/22/07 12:23 PM</text:p>
          </table:table-cell>
          <table:table-cell office:value-type="string">
            <text:p><text:s/>[Kersplebedeb] tshirt: Resist! Abuse of Power (XL <text:s/>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2">
          <table:table-cell office:value-type="date" office:date-value="2007-12-19T12:02:33">
            <text:p>12/19/07 12:02 PM</text:p>
          </table:table-cell>
          <table:table-cell office:value-type="string">
            <text:p><text:s/>[Mass Artillery] tshirt: Che (XL BabyDoll BEIGE) <text:s text:c="2"/>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date" office:date-value="2007-12-22T17:23:52">
            <text:p>12/22/07 05:23 PM</text:p>
          </table:table-cell>
          <table:table-cell office:value-type="string">
            <text:p><text:s/>[Mass Artillery] tshirt: Freedom Fighters (M BabyD 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2">
          <table:table-cell office:value-type="date" office:date-value="2007-12-19T12:02:33">
            <text:p>12/19/07 12:02 PM</text:p>
          </table:table-cell>
          <table:table-cell office:value-type="string">
            <text:p><text:s/>[Mass Artillery] tshirt: Freedom Fighters (XL Baby 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2">
          <table:table-cell office:value-type="date" office:date-value="2007-12-20T11:55:51">
            <text:p>12/20/07 11:55 AM</text:p>
          </table:table-cell>
          <table:table-cell office:value-type="string">
            <text:p><text:s/>[Mass Artillery] tshirt: Rebuild (L BEIGE) <text:s text:c="8"/>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date" office:date-value="2007-12-24T15:01:50">
            <text:p>12/24/07 03:01 PM</text:p>
          </table:table-cell>
          <table:table-cell office:value-type="string">
            <text:p><text:s/>[Mass Artillery] tshirt: Rebuild (L BEIGE) <text:s text:c="8"/>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2">
          <table:table-cell office:value-type="date" office:date-value="2007-12-18T16:08:20">
            <text:p>12/18/07 04:08 PM</text:p>
          </table:table-cell>
          <table:table-cell office:value-type="string">
            <text:p><text:s/>[Mass Artillery] tshirt: Red Dragon (L BabyDoll GR 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date" office:date-value="2007-12-20T13:13:07">
            <text:p>12/20/07 01:13 PM</text:p>
          </table:table-cell>
          <table:table-cell office:value-type="string">
            <text:p><text:s/>[NEA] periodical: Northeastern Anarchist (Issue 11 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date" office:date-value="2007-12-23T14:08:22">
            <text:p>12/23/07 02:08 PM</text:p>
          </table:table-cell>
          <table:table-cell office:value-type="string">
            <text:p><text:s/>[No Sweat] tshirt: Red Emma's (L) <text:s text:c="17"/>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2">
          <table:table-cell office:value-type="date" office:date-value="2007-12-20T15:44:36">
            <text:p>12/20/07 03:44 PM</text:p>
          </table:table-cell>
          <table:table-cell office:value-type="string">
            <text:p><text:s/>[No Sweat] tshirt: Red Emma's (L) <text:s text:c="17"/>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date" office:date-value="2007-12-23T17:24:56">
            <text:p>12/23/07 05:24 PM</text:p>
          </table:table-cell>
          <table:table-cell office:value-type="string">
            <text:p><text:s/>[norton] book: Studs Terkel's Working: A Teaching <text:s/></text:p>
          </table:table-cell>
          <table:table-cell office:value-type="float" office:value="14.95">
            <text:p>14.95</text:p>
          </table:table-cell>
          <table:table-cell table:number-columns-repeated="8"/>
        </table:table-row>
        <table:table-row table:style-name="ro1">
          <table:table-cell office:value-type="date" office:date-value="2007-12-27T16:29:06">
            <text:p>12/27/07 04:29 PM</text:p>
          </table:table-cell>
          <table:table-cell office:value-type="string">
            <text:p><text:s/>[norton] book: The Feminine Mystique <text:s text:c="14"/></text:p>
          </table:table-cell>
          <table:table-cell office:value-type="float" office:value="15.95">
            <text:p>15.95</text:p>
          </table:table-cell>
          <table:table-cell table:number-columns-repeated="8"/>
        </table:table-row>
        <table:table-row table:style-name="ro1">
          <table:table-cell office:value-type="date" office:date-value="2007-12-22T12:26:40">
            <text:p>12/22/07 12:26 PM</text:p>
          </table:table-cell>
          <table:table-cell office:value-type="string">
            <text:p><text:s/>[Pancake] dvd: Black Diamonds () <text:s text:c="18"/>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2">
          <table:table-cell office:value-type="date" office:date-value="2007-12-20T15:23:00">
            <text:p>12/20/07 03:23 PM</text:p>
          </table:table-cell>
          <table:table-cell office:value-type="string">
            <text:p><text:s/>[perseus] book: Do It Yourself: A Handbook for Cha 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date" office:date-value="2007-12-17T14:20:40">
            <text:p>12/17/07 02:20 PM</text:p>
          </table:table-cell>
          <table:table-cell office:value-type="string">
            <text:p><text:s/>[Perseus] book: Manifestos on the Future of Food a 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4T15:49:23">
            <text:p>12/24/07 03:49 PM</text:p>
          </table:table-cell>
          <table:table-cell office:value-type="string">
            <text:p><text:s/>[perseus] book: My Life (The Art of the Novella se 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date" office:date-value="2007-12-21T14:40:20">
            <text:p>12/21/07 02:40 PM</text:p>
          </table:table-cell>
          <table:table-cell office:value-type="string">
            <text:p><text:s/>[Perseus] book: Water Wars: Privatization, Polluti 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date" office:date-value="2007-12-27T15:13:05">
            <text:p>12/27/07 03:13 PM</text:p>
          </table:table-cell>
          <table:table-cell office:value-type="string">
            <text:p><text:s/>[pgw] book: The Labyrinth of Solitude: The Other M </text:p>
          </table:table-cell>
          <table:table-cell office:value-type="float" office:value="14.5">
            <text:p>14.5</text:p>
          </table:table-cell>
          <table:table-cell table:number-columns-repeated="8"/>
        </table:table-row>
        <table:table-row table:style-name="ro2">
          <table:table-cell office:value-type="date" office:date-value="2007-12-20T14:39:41">
            <text:p>12/20/07 02:39 PM</text:p>
          </table:table-cell>
          <table:table-cell office:value-type="string">
            <text:p><text:s/>[powell's] book: Introduction to Hegel's Philosoph 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date" office:date-value="2007-12-28T16:59:55">
            <text:p>12/28/07 04:59 PM</text:p>
          </table:table-cell>
          <table:table-cell office:value-type="string">
            <text:p><text:s/>[powell's] book: Sexual Equality: A John Stuart Mi 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 office:value-type="date" office:date-value="2007-12-27T16:29:06">
            <text:p>12/27/07 04:29 PM</text:p>
          </table:table-cell>
          <table:table-cell office:value-type="string">
            <text:p><text:s/>[powell's] book: The Hite Report on the Family: Gr 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date" office:date-value="2007-12-28T19:49:13">
            <text:p>12/28/07 07:49 PM</text:p>
          </table:table-cell>
          <table:table-cell office:value-type="string">
            <text:p><text:s/>[socialist viewpoint] periodical: Socialist Viewpo 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date" office:date-value="2007-12-27T12:25:44">
            <text:p>12/27/07 12:25 PM</text:p>
          </table:table-cell>
          <table:table-cell office:value-type="string">
            <text:p><text:s/>[symposium] book: Gone Tomorrow: The Hidden Life o 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date" office:date-value="2007-12-27T21:27:10">
            <text:p>12/27/07 09:27 PM</text:p>
          </table:table-cell>
          <table:table-cell office:value-type="string">
            <text:p><text:s/>[taylor and francis] book: The Magic of the State <text:s/>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date" office:date-value="2007-12-29T15:26:27">
            <text:p>12/29/07 03:26 PM</text:p>
          </table:table-cell>
          <table:table-cell office:value-type="string">
            <text:p><text:s/>[the shadow] periodical: the shadow (#52 -- ) <text:s text:c="5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7T21:27:10">
            <text:p>12/27/07 09:27 PM</text:p>
          </table:table-cell>
          <table:table-cell office:value-type="string">
            <text:p><text:s/>[triliteral] book: Archeology of Violence <text:s text:c="9"/>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2">
          <table:table-cell office:value-type="date" office:date-value="2007-12-17T16:17:21">
            <text:p>12/17/07 04:17 PM</text:p>
          </table:table-cell>
          <table:table-cell office:value-type="string">
            <text:p><text:s/>[triliteral] book: CTRL [SPACE]: Rhetorics of Surv 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date" office:date-value="2007-12-18T13:14:05">
            <text:p>12/18/07 01:14 PM</text:p>
          </table:table-cell>
          <table:table-cell office:value-type="string">
            <text:p><text:s/>[used] book: Resistance <text:s text:c="27"/>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date" office:date-value="2007-12-19T22:05:34">
            <text:p>12/19/07 10:05 PM</text:p>
          </table:table-cell>
          <table:table-cell office:value-type="string">
            <text:p><text:s/>[uta] periodical: Upping the Anti (Number 4) <text:s text:c="6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1T17:40:24">
            <text:p>12/21/07 05:40 PM</text:p>
          </table:table-cell>
          <table:table-cell office:value-type="string">
            <text:p><text:s/>[uta] periodical: Upping the Anti (Number 4) <text:s text:c="6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7T20:06:48">
            <text:p>12/27/07 08:06 PM</text:p>
          </table:table-cell>
          <table:table-cell office:value-type="string">
            <text:p><text:s/>[who] periodical: rebel stew (3. winter/spring 200 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date" office:date-value="2007-12-27T20:06:48">
            <text:p>12/27/07 08:06 PM</text:p>
          </table:table-cell>
          <table:table-cell office:value-type="string">
            <text:p><text:s/>[who] periodical: rebel stew (3. winter/spring 200 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date" office:date-value="2007-12-18T13:14:05">
            <text:p>12/18/07 01:14 PM</text:p>
          </table:table-cell>
          <table:table-cell office:value-type="string">
            <text:p><text:s/>[ww norton] book: Complete Crumb Comics: The Early </text:p>
          </table:table-cell>
          <table:table-cell office:value-type="float" office:value="19.95">
            <text:p>19.95</text:p>
          </table:table-cell>
          <table:table-cell table:number-columns-repeated="8"/>
        </table:table-row>
        <table:table-row table:style-name="ro1">
          <table:table-cell office:value-type="date" office:date-value="2007-12-26T17:33:54">
            <text:p>12/26/07 05:33 PM</text:p>
          </table:table-cell>
          <table:table-cell office:value-type="string">
            <text:p><text:s/>[ww norton] book: it <text:s text:c="30"/></text:p>
          </table:table-cell>
          <table:table-cell office:value-type="float" office:value="17.95">
            <text:p>17.95</text:p>
          </table:table-cell>
          <table:table-cell table:number-columns-repeated="8"/>
        </table:table-row>
        <table:table-row table:style-name="ro2">
          <table:table-cell office:value-type="date" office:date-value="2007-12-19T14:44:32">
            <text:p>12/19/07 02:44 PM</text:p>
          </table:table-cell>
          <table:table-cell office:value-type="string">
            <text:p><text:s/>[ww norton] book: Police Brutality: An Anthology <text:s text:c="2"/></text:p>
          </table:table-cell>
          <table:table-cell office:value-type="float" office:value="14.95">
            <text:p>14.95</text:p>
          </table:table-cell>
          <table:table-cell table:number-columns-repeated="8"/>
        </table:table-row>
        <table:table-row table:style-name="ro1">
          <table:table-cell office:value-type="date" office:date-value="2007-12-24T15:49:23">
            <text:p>12/24/07 03:49 PM</text:p>
          </table:table-cell>
          <table:table-cell office:value-type="string">
            <text:p><text:s/>[ww norton] book: The Chomsky-Foucault Debate: On <text:s/></text:p>
          </table:table-cell>
          <table:table-cell office:value-type="float" office:value="14.95">
            <text:p>14.95</text:p>
          </table:table-cell>
          <table:table-cell table:number-columns-repeated="8"/>
        </table:table-row>
        <table:table-row table:style-name="ro1">
          <table:table-cell office:value-type="date" office:date-value="2007-12-24T14:36:53">
            <text:p>12/24/07 02:36 PM</text:p>
          </table:table-cell>
          <table:table-cell office:value-type="string">
            <text:p><text:s/>$2 drink <text:s text:c="4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2T20:18:21">
            <text:p>12/22/07 08:18 PM</text:p>
          </table:table-cell>
          <table:table-cell office:value-type="string">
            <text:p><text:s/>$2 drink <text:s text:c="4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3T12:58:27">
            <text:p>12/23/07 12:58 PM</text:p>
          </table:table-cell>
          <table:table-cell office:value-type="string">
            <text:p><text:s/>$2 drink <text:s text:c="4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7T14:02:29">
            <text:p>12/17/07 02:02 PM</text:p>
          </table:table-cell>
          <table:table-cell office:value-type="string">
            <text:p><text:s/>$2 drink <text:s text:c="4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7T14:02:29">
            <text:p>12/17/07 02:02 PM</text:p>
          </table:table-cell>
          <table:table-cell office:value-type="string">
            <text:p><text:s/>$2 drink <text:s text:c="4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6T12:48:41">
            <text:p>12/26/07 12:48 PM</text:p>
          </table:table-cell>
          <table:table-cell office:value-type="string">
            <text:p><text:s/>$2 drink <text:s text:c="4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3T15:57:00">
            <text:p>12/23/07 03:57 PM</text:p>
          </table:table-cell>
          <table:table-cell office:value-type="string">
            <text:p><text:s/>$2 drink <text:s text:c="4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2T22:01:26">
            <text:p>12/22/07 10:01 PM</text:p>
          </table:table-cell>
          <table:table-cell office:value-type="string">
            <text:p><text:s/>$2 drink <text:s text:c="4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2T20:18:21">
            <text:p>12/22/07 08:18 PM</text:p>
          </table:table-cell>
          <table:table-cell office:value-type="string">
            <text:p><text:s/>$2 drink <text:s text:c="4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2T20:28:21">
            <text:p>12/22/07 08:28 PM</text:p>
          </table:table-cell>
          <table:table-cell office:value-type="string">
            <text:p><text:s/>$2 drink <text:s text:c="4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2T20:19:35">
            <text:p>12/22/07 08:19 PM</text:p>
          </table:table-cell>
          <table:table-cell office:value-type="string">
            <text:p><text:s/>$2 drink <text:s text:c="4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0T16:22:32">
            <text:p>12/20/07 04:22 PM</text:p>
          </table:table-cell>
          <table:table-cell office:value-type="string">
            <text:p><text:s/>$2 drink <text:s text:c="4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7T23:12:03">
            <text:p>12/17/07 11:12 PM</text:p>
          </table:table-cell>
          <table:table-cell office:value-type="string">
            <text:p><text:s/>$2 drink <text:s text:c="4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7T10:27:29">
            <text:p>12/27/07 10:27 AM</text:p>
          </table:table-cell>
          <table:table-cell office:value-type="string">
            <text:p><text:s/>$2 drink <text:s text:c="4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9T20:20:34">
            <text:p>12/29/07 08:20 PM</text:p>
          </table:table-cell>
          <table:table-cell office:value-type="string">
            <text:p><text:s/>$2 drink <text:s text:c="4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8T20:34:42">
            <text:p>12/28/07 08:34 PM</text:p>
          </table:table-cell>
          <table:table-cell office:value-type="string">
            <text:p><text:s/>$2 drink <text:s text:c="4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0T11:29:37">
            <text:p>12/20/07 11:29 AM</text:p>
          </table:table-cell>
          <table:table-cell office:value-type="string">
            <text:p><text:s/>$2 drink <text:s text:c="4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7T20:12:02">
            <text:p>12/17/07 08:12 PM</text:p>
          </table:table-cell>
          <table:table-cell office:value-type="string">
            <text:p><text:s/>$2 drink <text:s text:c="4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4T13:48:39">
            <text:p>12/24/07 01:48 PM</text:p>
          </table:table-cell>
          <table:table-cell office:value-type="string">
            <text:p><text:s/>$2 drink <text:s text:c="4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0T22:56:40">
            <text:p>12/20/07 10:56 PM</text:p>
          </table:table-cell>
          <table:table-cell office:value-type="string">
            <text:p><text:s/>$2 drink <text:s text:c="4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0T11:55:51">
            <text:p>12/20/07 11:55 AM</text:p>
          </table:table-cell>
          <table:table-cell office:value-type="string">
            <text:p><text:s/>10.00 % Discount <text:s text:c="34"/></text:p>
          </table:table-cell>
          <table:table-cell office:value-type="float" office:value="-10.69">
            <text:p>-10.69</text:p>
          </table:table-cell>
          <table:table-cell table:number-columns-repeated="8"/>
        </table:table-row>
        <table:table-row table:style-name="ro1">
          <table:table-cell office:value-type="date" office:date-value="2007-12-23T12:21:40">
            <text:p>12/23/07 12:21 PM</text:p>
          </table:table-cell>
          <table:table-cell office:value-type="string">
            <text:p><text:s/>10.00 % Discount <text:s text:c="34"/></text:p>
          </table:table-cell>
          <table:table-cell office:value-type="float" office:value="-6.69">
            <text:p>-6.69</text:p>
          </table:table-cell>
          <table:table-cell table:number-columns-repeated="8"/>
        </table:table-row>
        <table:table-row table:style-name="ro1">
          <table:table-cell office:value-type="date" office:date-value="2007-12-26T18:37:09">
            <text:p>12/26/07 06:37 PM</text:p>
          </table:table-cell>
          <table:table-cell office:value-type="string">
            <text:p><text:s/>10.00 % Discount <text:s text:c="34"/></text:p>
          </table:table-cell>
          <table:table-cell office:value-type="float" office:value="-2.37">
            <text:p>-2.37</text:p>
          </table:table-cell>
          <table:table-cell table:number-columns-repeated="8"/>
        </table:table-row>
        <table:table-row table:style-name="ro1">
          <table:table-cell office:value-type="date" office:date-value="2007-12-23T17:03:45">
            <text:p>12/23/07 05:03 PM</text:p>
          </table:table-cell>
          <table:table-cell office:value-type="string">
            <text:p><text:s/>10.00 % Discount <text:s text:c="34"/></text:p>
          </table:table-cell>
          <table:table-cell office:value-type="float" office:value="-2.3">
            <text:p>-2.3</text:p>
          </table:table-cell>
          <table:table-cell table:number-columns-repeated="8"/>
        </table:table-row>
        <table:table-row table:style-name="ro1">
          <table:table-cell office:value-type="date" office:date-value="2007-12-22T22:44:46">
            <text:p>12/22/07 10:44 PM</text:p>
          </table:table-cell>
          <table:table-cell office:value-type="string">
            <text:p><text:s/>10.00 % Discount <text:s text:c="34"/></text:p>
          </table:table-cell>
          <table:table-cell office:value-type="float" office:value="-2.5">
            <text:p>-2.5</text:p>
          </table:table-cell>
          <table:table-cell table:number-columns-repeated="8"/>
        </table:table-row>
        <table:table-row table:style-name="ro1">
          <table:table-cell office:value-type="date" office:date-value="2007-12-24T11:24:31">
            <text:p>12/24/07 11:24 AM</text:p>
          </table:table-cell>
          <table:table-cell office:value-type="string">
            <text:p><text:s/>10.00 % Discount <text:s text:c="34"/></text:p>
          </table:table-cell>
          <table:table-cell office:value-type="float" office:value="-1.7">
            <text:p>-1.7</text:p>
          </table:table-cell>
          <table:table-cell table:number-columns-repeated="8"/>
        </table:table-row>
        <table:table-row table:style-name="ro1">
          <table:table-cell office:value-type="date" office:date-value="2007-12-24T12:33:47">
            <text:p>12/24/07 12:33 PM</text:p>
          </table:table-cell>
          <table:table-cell office:value-type="string">
            <text:p><text:s/>10.00 % Discount <text:s text:c="34"/></text:p>
          </table:table-cell>
          <table:table-cell office:value-type="float" office:value="-3">
            <text:p>-3</text:p>
          </table:table-cell>
          <table:table-cell table:number-columns-repeated="8"/>
        </table:table-row>
        <table:table-row table:style-name="ro1">
          <table:table-cell office:value-type="date" office:date-value="2007-12-27T21:27:10">
            <text:p>12/27/07 09:27 PM</text:p>
          </table:table-cell>
          <table:table-cell office:value-type="string">
            <text:p><text:s/>10.00 % Discount <text:s text:c="34"/></text:p>
          </table:table-cell>
          <table:table-cell office:value-type="float" office:value="-4.2">
            <text:p>-4.2</text:p>
          </table:table-cell>
          <table:table-cell table:number-columns-repeated="8"/>
        </table:table-row>
        <table:table-row table:style-name="ro1">
          <table:table-cell office:value-type="date" office:date-value="2007-12-20T16:48:40">
            <text:p>12/20/07 04:48 PM</text:p>
          </table:table-cell>
          <table:table-cell office:value-type="string">
            <text:p><text:s/>10.00 % Discount <text:s text:c="34"/></text:p>
          </table:table-cell>
          <table:table-cell office:value-type="float" office:value="-2">
            <text:p>-2</text:p>
          </table:table-cell>
          <table:table-cell table:number-columns-repeated="8"/>
        </table:table-row>
        <table:table-row table:style-name="ro1">
          <table:table-cell office:value-type="date" office:date-value="2007-12-21T14:05:09">
            <text:p>12/21/07 02:05 PM</text:p>
          </table:table-cell>
          <table:table-cell office:value-type="string">
            <text:p><text:s/>10.00 % Discount <text:s text:c="34"/></text:p>
          </table:table-cell>
          <table:table-cell office:value-type="float" office:value="-10.19">
            <text:p>-10.19</text:p>
          </table:table-cell>
          <table:table-cell table:number-columns-repeated="8"/>
        </table:table-row>
        <table:table-row table:style-name="ro1">
          <table:table-cell office:value-type="date" office:date-value="2007-12-28T17:40:52">
            <text:p>12/28/07 05:40 PM</text:p>
          </table:table-cell>
          <table:table-cell office:value-type="string">
            <text:p><text:s/>10.00 % Discount <text:s text:c="34"/></text:p>
          </table:table-cell>
          <table:table-cell office:value-type="float" office:value="-2.4">
            <text:p>-2.4</text:p>
          </table:table-cell>
          <table:table-cell table:number-columns-repeated="8"/>
        </table:table-row>
        <table:table-row table:style-name="ro1">
          <table:table-cell office:value-type="date" office:date-value="2007-12-19T16:22:37">
            <text:p>12/19/07 04:22 PM</text:p>
          </table:table-cell>
          <table:table-cell office:value-type="string">
            <text:p><text:s/>10.00 % Discount <text:s text:c="34"/></text:p>
          </table:table-cell>
          <table:table-cell office:value-type="float" office:value="-1.3">
            <text:p>-1.3</text:p>
          </table:table-cell>
          <table:table-cell table:number-columns-repeated="8"/>
        </table:table-row>
        <table:table-row table:style-name="ro1">
          <table:table-cell office:value-type="date" office:date-value="2007-12-18T10:04:29">
            <text:p>12/18/07 10:04 AM</text:p>
          </table:table-cell>
          <table:table-cell office:value-type="string">
            <text:p><text:s/>10.00 % Discount <text:s text:c="34"/></text:p>
          </table:table-cell>
          <table:table-cell office:value-type="float" office:value="-1.9">
            <text:p>-1.9</text:p>
          </table:table-cell>
          <table:table-cell table:number-columns-repeated="8"/>
        </table:table-row>
        <table:table-row table:style-name="ro1">
          <table:table-cell office:value-type="date" office:date-value="2007-12-29T18:22:17">
            <text:p>12/29/07 06:22 PM</text:p>
          </table:table-cell>
          <table:table-cell office:value-type="string">
            <text:p><text:s/>20.00 % Discount <text:s text:c="34"/></text:p>
          </table:table-cell>
          <table:table-cell office:value-type="float" office:value="-3.59">
            <text:p>-3.59</text:p>
          </table:table-cell>
          <table:table-cell table:number-columns-repeated="8"/>
        </table:table-row>
        <table:table-row table:style-name="ro1">
          <table:table-cell office:value-type="date" office:date-value="2007-12-28T12:21:15">
            <text:p>12/28/07 12:21 PM</text:p>
          </table:table-cell>
          <table:table-cell office:value-type="string">
            <text:p><text:s/>5.00 % Discount <text:s text:c="35"/></text:p>
          </table:table-cell>
          <table:table-cell office:value-type="float" office:value="-0.08">
            <text:p>-0.08</text:p>
          </table:table-cell>
          <table:table-cell table:number-columns-repeated="8"/>
        </table:table-row>
        <table:table-row table:style-name="ro1">
          <table:table-cell office:value-type="date" office:date-value="2007-12-22T12:23:02">
            <text:p>12/22/07 12:23 PM</text:p>
          </table:table-cell>
          <table:table-cell office:value-type="string">
            <text:p><text:s/>5.00 % Discount <text:s text:c="35"/></text:p>
          </table:table-cell>
          <table:table-cell office:value-type="float" office:value="-1.9">
            <text:p>-1.9</text:p>
          </table:table-cell>
          <table:table-cell table:number-columns-repeated="8"/>
        </table:table-row>
        <table:table-row table:style-name="ro1">
          <table:table-cell office:value-type="date" office:date-value="2007-12-24T10:39:51">
            <text:p>12/24/07 10:39 AM</text:p>
          </table:table-cell>
          <table:table-cell office:value-type="string">
            <text:p><text:s/>5.00 % Discount <text:s text:c="35"/></text:p>
          </table:table-cell>
          <table:table-cell office:value-type="float" office:value="-0.56">
            <text:p>-0.56</text:p>
          </table:table-cell>
          <table:table-cell table:number-columns-repeated="8"/>
        </table:table-row>
        <table:table-row table:style-name="ro1">
          <table:table-cell office:value-type="date" office:date-value="2007-12-28T11:24:50">
            <text:p>12/28/07 11:24 AM</text:p>
          </table:table-cell>
          <table:table-cell office:value-type="string">
            <text:p><text:s/>5.00 % Discount <text:s text:c="35"/></text:p>
          </table:table-cell>
          <table:table-cell office:value-type="float" office:value="-0.9">
            <text:p>-0.9</text:p>
          </table:table-cell>
          <table:table-cell table:number-columns-repeated="8"/>
        </table:table-row>
        <table:table-row table:style-name="ro1">
          <table:table-cell office:value-type="date" office:date-value="2007-12-30T11:51:55">
            <text:p>12/30/07 11:51 AM</text:p>
          </table:table-cell>
          <table:table-cell office:value-type="string">
            <text:p><text:s/>5.00 % Discount <text:s text:c="35"/></text:p>
          </table:table-cell>
          <table:table-cell office:value-type="float" office:value="-0.17">
            <text:p>-0.17</text:p>
          </table:table-cell>
          <table:table-cell table:number-columns-repeated="8"/>
        </table:table-row>
        <table:table-row table:style-name="ro1">
          <table:table-cell office:value-type="date" office:date-value="2007-12-19T22:05:34">
            <text:p>12/19/07 10:05 PM</text:p>
          </table:table-cell>
          <table:table-cell office:value-type="string">
            <text:p><text:s/>5.00 % Discount <text:s text:c="35"/></text:p>
          </table:table-cell>
          <table:table-cell office:value-type="float" office:value="-2.78">
            <text:p>-2.78</text:p>
          </table:table-cell>
          <table:table-cell table:number-columns-repeated="8"/>
        </table:table-row>
        <table:table-row table:style-name="ro1">
          <table:table-cell office:value-type="date" office:date-value="2007-12-22T12:07:32">
            <text:p>12/22/07 12:07 PM</text:p>
          </table:table-cell>
          <table:table-cell office:value-type="string">
            <text:p><text:s/>5.00 % Discount <text:s text:c="35"/></text:p>
          </table:table-cell>
          <table:table-cell office:value-type="float" office:value="-0.26">
            <text:p>-0.26</text:p>
          </table:table-cell>
          <table:table-cell table:number-columns-repeated="8"/>
        </table:table-row>
        <table:table-row table:style-name="ro1">
          <table:table-cell office:value-type="date" office:date-value="2007-12-28T14:41:42">
            <text:p>12/28/07 02:41 PM</text:p>
          </table:table-cell>
          <table:table-cell office:value-type="string">
            <text:p><text:s/>5.00 % Discount <text:s text:c="35"/></text:p>
          </table:table-cell>
          <table:table-cell office:value-type="float" office:value="-0.4">
            <text:p>-0.4</text:p>
          </table:table-cell>
          <table:table-cell table:number-columns-repeated="8"/>
        </table:table-row>
        <table:table-row table:style-name="ro1">
          <table:table-cell office:value-type="date" office:date-value="2007-12-21T14:37:10">
            <text:p>12/21/07 02:37 PM</text:p>
          </table:table-cell>
          <table:table-cell office:value-type="string">
            <text:p><text:s/>5.00 % Discount <text:s text:c="35"/></text:p>
          </table:table-cell>
          <table:table-cell office:value-type="float" office:value="-1.3">
            <text:p>-1.3</text:p>
          </table:table-cell>
          <table:table-cell table:number-columns-repeated="8"/>
        </table:table-row>
        <table:table-row table:style-name="ro1">
          <table:table-cell office:value-type="date" office:date-value="2007-12-20T20:43:27">
            <text:p>12/20/07 08:43 PM</text:p>
          </table:table-cell>
          <table:table-cell office:value-type="string">
            <text:p><text:s/>5.00 % Discount <text:s text:c="35"/></text:p>
          </table:table-cell>
          <table:table-cell office:value-type="float" office:value="-0.6">
            <text:p>-0.6</text:p>
          </table:table-cell>
          <table:table-cell table:number-columns-repeated="8"/>
        </table:table-row>
        <table:table-row table:style-name="ro1">
          <table:table-cell office:value-type="date" office:date-value="2007-12-20T16:51:30">
            <text:p>12/20/07 04:51 PM</text:p>
          </table:table-cell>
          <table:table-cell office:value-type="string">
            <text:p><text:s/>5.00 % Discount <text:s text:c="35"/></text:p>
          </table:table-cell>
          <table:table-cell office:value-type="float" office:value="-0.36">
            <text:p>-0.36</text:p>
          </table:table-cell>
          <table:table-cell table:number-columns-repeated="8"/>
        </table:table-row>
        <table:table-row table:style-name="ro1">
          <table:table-cell office:value-type="date" office:date-value="2007-12-22T12:24:08">
            <text:p>12/22/07 12:24 PM</text:p>
          </table:table-cell>
          <table:table-cell office:value-type="string">
            <text:p><text:s/>5.00 % Discount <text:s text:c="35"/></text:p>
          </table:table-cell>
          <table:table-cell office:value-type="float" office:value="-0.24">
            <text:p>-0.24</text:p>
          </table:table-cell>
          <table:table-cell table:number-columns-repeated="8"/>
        </table:table-row>
        <table:table-row table:style-name="ro1">
          <table:table-cell office:value-type="date" office:date-value="2007-12-23T18:41:31">
            <text:p>12/23/07 06:41 PM</text:p>
          </table:table-cell>
          <table:table-cell office:value-type="string">
            <text:p><text:s/>5.00 % Discount <text:s text:c="35"/></text:p>
          </table:table-cell>
          <table:table-cell office:value-type="float" office:value="-0.9">
            <text:p>-0.9</text:p>
          </table:table-cell>
          <table:table-cell table:number-columns-repeated="8"/>
        </table:table-row>
        <table:table-row table:style-name="ro1">
          <table:table-cell office:value-type="date" office:date-value="2007-12-21T10:34:27">
            <text:p>12/21/07 10:34 AM</text:p>
          </table:table-cell>
          <table:table-cell office:value-type="string">
            <text:p><text:s/>5.00 % Discount <text:s text:c="35"/></text:p>
          </table:table-cell>
          <table:table-cell office:value-type="float" office:value="-0.6">
            <text:p>-0.6</text:p>
          </table:table-cell>
          <table:table-cell table:number-columns-repeated="8"/>
        </table:table-row>
        <table:table-row table:style-name="ro1">
          <table:table-cell office:value-type="date" office:date-value="2007-12-21T22:02:21">
            <text:p>12/21/07 10:02 PM</text:p>
          </table:table-cell>
          <table:table-cell office:value-type="string">
            <text:p><text:s/>5.00 % Discount <text:s text:c="35"/></text:p>
          </table:table-cell>
          <table:table-cell office:value-type="float" office:value="-0.1">
            <text:p>-0.1</text:p>
          </table:table-cell>
          <table:table-cell table:number-columns-repeated="8"/>
        </table:table-row>
        <table:table-row table:style-name="ro1">
          <table:table-cell office:value-type="date" office:date-value="2007-12-19T21:34:46">
            <text:p>12/19/07 09:34 PM</text:p>
          </table:table-cell>
          <table:table-cell office:value-type="string">
            <text:p><text:s/>5.00 % Discount <text:s text:c="35"/></text:p>
          </table:table-cell>
          <table:table-cell office:value-type="float" office:value="-0.07">
            <text:p>-0.07</text:p>
          </table:table-cell>
          <table:table-cell table:number-columns-repeated="8"/>
        </table:table-row>
        <table:table-row table:style-name="ro1">
          <table:table-cell office:value-type="date" office:date-value="2007-12-21T18:20:28">
            <text:p>12/21/07 06:20 PM</text:p>
          </table:table-cell>
          <table:table-cell office:value-type="string">
            <text:p><text:s/>5.00 % Discount <text:s text:c="35"/></text:p>
          </table:table-cell>
          <table:table-cell office:value-type="float" office:value="-0.6">
            <text:p>-0.6</text:p>
          </table:table-cell>
          <table:table-cell table:number-columns-repeated="8"/>
        </table:table-row>
        <table:table-row table:style-name="ro1">
          <table:table-cell office:value-type="date" office:date-value="2007-12-23T17:15:18">
            <text:p>12/23/07 05:15 PM</text:p>
          </table:table-cell>
          <table:table-cell office:value-type="string">
            <text:p><text:s/>5.00 % Discount <text:s text:c="35"/></text:p>
          </table:table-cell>
          <table:table-cell office:value-type="float" office:value="-0.17">
            <text:p>-0.17</text:p>
          </table:table-cell>
          <table:table-cell table:number-columns-repeated="8"/>
        </table:table-row>
        <table:table-row table:style-name="ro1">
          <table:table-cell office:value-type="date" office:date-value="2007-12-27T17:46:19">
            <text:p>12/27/07 05:46 PM</text:p>
          </table:table-cell>
          <table:table-cell office:value-type="string">
            <text:p><text:s/>5.00 % Discount <text:s text:c="35"/></text:p>
          </table:table-cell>
          <table:table-cell office:value-type="float" office:value="-4.4">
            <text:p>-4.4</text:p>
          </table:table-cell>
          <table:table-cell table:number-columns-repeated="8"/>
        </table:table-row>
        <table:table-row table:style-name="ro1">
          <table:table-cell office:value-type="date" office:date-value="2007-12-20T13:48:47">
            <text:p>12/20/07 01:48 PM</text:p>
          </table:table-cell>
          <table:table-cell office:value-type="string">
            <text:p><text:s/>5.00 % Discount <text:s text:c="35"/></text:p>
          </table:table-cell>
          <table:table-cell office:value-type="float" office:value="-0.1">
            <text:p>-0.1</text:p>
          </table:table-cell>
          <table:table-cell table:number-columns-repeated="8"/>
        </table:table-row>
        <table:table-row table:style-name="ro1">
          <table:table-cell office:value-type="date" office:date-value="2007-12-23T15:18:12">
            <text:p>12/23/07 03:18 PM</text:p>
          </table:table-cell>
          <table:table-cell office:value-type="string">
            <text:p><text:s/>5.00 % Discount <text:s text:c="35"/></text:p>
          </table:table-cell>
          <table:table-cell office:value-type="float" office:value="-1.69">
            <text:p>-1.69</text:p>
          </table:table-cell>
          <table:table-cell table:number-columns-repeated="8"/>
        </table:table-row>
        <table:table-row table:style-name="ro1">
          <table:table-cell office:value-type="date" office:date-value="2007-12-29T13:00:24">
            <text:p>12/29/07 01:00 PM</text:p>
          </table:table-cell>
          <table:table-cell office:value-type="string">
            <text:p><text:s/>5.00 % Discount <text:s text:c="35"/></text:p>
          </table:table-cell>
          <table:table-cell office:value-type="float" office:value="-0.26">
            <text:p>-0.26</text:p>
          </table:table-cell>
          <table:table-cell table:number-columns-repeated="8"/>
        </table:table-row>
        <table:table-row table:style-name="ro1">
          <table:table-cell office:value-type="date" office:date-value="2007-12-23T12:21:40">
            <text:p>12/23/07 12:21 PM</text:p>
          </table:table-cell>
          <table:table-cell office:value-type="string">
            <text:p><text:s/>5.00 % Discount <text:s text:c="35"/></text:p>
          </table:table-cell>
          <table:table-cell office:value-type="float" office:value="-3.01">
            <text:p>-3.01</text:p>
          </table:table-cell>
          <table:table-cell table:number-columns-repeated="8"/>
        </table:table-row>
        <table:table-row table:style-name="ro1">
          <table:table-cell office:value-type="date" office:date-value="2007-12-17T23:12:50">
            <text:p>12/17/07 11:12 PM</text:p>
          </table:table-cell>
          <table:table-cell office:value-type="string">
            <text:p><text:s/>5.00 % Discount <text:s text:c="35"/>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date" office:date-value="2007-12-22T14:51:26">
            <text:p>12/22/07 02:51 PM</text:p>
          </table:table-cell>
          <table:table-cell office:value-type="string">
            <text:p><text:s/>5.00 % Discount <text:s text:c="35"/></text:p>
          </table:table-cell>
          <table:table-cell office:value-type="float" office:value="-4.56">
            <text:p>-4.56</text:p>
          </table:table-cell>
          <table:table-cell table:number-columns-repeated="8"/>
        </table:table-row>
        <table:table-row table:style-name="ro1">
          <table:table-cell office:value-type="date" office:date-value="2007-12-18T10:04:29">
            <text:p>12/18/07 10:04 AM</text:p>
          </table:table-cell>
          <table:table-cell office:value-type="string">
            <text:p><text:s/>5.00 % Discount <text:s text:c="35"/>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date" office:date-value="2007-12-28T17:18:15">
            <text:p>12/28/07 05:18 PM</text:p>
          </table:table-cell>
          <table:table-cell office:value-type="string">
            <text:p><text:s/>5.00 % Discount <text:s text:c="35"/></text:p>
          </table:table-cell>
          <table:table-cell office:value-type="float" office:value="-2.26">
            <text:p>-2.26</text:p>
          </table:table-cell>
          <table:table-cell table:number-columns-repeated="8"/>
        </table:table-row>
        <table:table-row table:style-name="ro1">
          <table:table-cell office:value-type="date" office:date-value="2007-12-20T13:07:02">
            <text:p>12/20/07 01:07 PM</text:p>
          </table:table-cell>
          <table:table-cell office:value-type="string">
            <text:p><text:s/>5.00 % Discount <text:s text:c="35"/></text:p>
          </table:table-cell>
          <table:table-cell office:value-type="float" office:value="-0.27">
            <text:p>-0.27</text:p>
          </table:table-cell>
          <table:table-cell table:number-columns-repeated="8"/>
        </table:table-row>
        <table:table-row table:style-name="ro1">
          <table:table-cell office:value-type="date" office:date-value="2007-12-23T12:53:06">
            <text:p>12/23/07 12:53 PM</text:p>
          </table:table-cell>
          <table:table-cell office:value-type="string">
            <text:p><text:s/>5.00 % Discount <text:s text:c="35"/></text:p>
          </table:table-cell>
          <table:table-cell office:value-type="float" office:value="-0.8">
            <text:p>-0.8</text:p>
          </table:table-cell>
          <table:table-cell table:number-columns-repeated="8"/>
        </table:table-row>
        <table:table-row table:style-name="ro1">
          <table:table-cell office:value-type="date" office:date-value="2007-12-19T14:51:59">
            <text:p>12/19/07 02:51 PM</text:p>
          </table:table-cell>
          <table:table-cell office:value-type="string">
            <text:p><text:s/>5.00 % Discount <text:s text:c="35"/></text:p>
          </table:table-cell>
          <table:table-cell office:value-type="float" office:value="-0.98">
            <text:p>-0.98</text:p>
          </table:table-cell>
          <table:table-cell table:number-columns-repeated="8"/>
        </table:table-row>
        <table:table-row table:style-name="ro1">
          <table:table-cell office:value-type="date" office:date-value="2007-12-29T18:10:06">
            <text:p>12/29/07 06:10 PM</text:p>
          </table:table-cell>
          <table:table-cell office:value-type="string">
            <text:p><text:s/>5.00 % Discount <text:s text:c="35"/></text:p>
          </table:table-cell>
          <table:table-cell office:value-type="float" office:value="-0.07">
            <text:p>-0.07</text:p>
          </table:table-cell>
          <table:table-cell table:number-columns-repeated="8"/>
        </table:table-row>
        <table:table-row table:style-name="ro1">
          <table:table-cell office:value-type="date" office:date-value="2007-12-18T17:46:10">
            <text:p>12/18/07 05:46 PM</text:p>
          </table:table-cell>
          <table:table-cell office:value-type="string">
            <text:p><text:s/>5.00 % Discount <text:s text:c="35"/></text:p>
          </table:table-cell>
          <table:table-cell office:value-type="float" office:value="-0.57">
            <text:p>-0.57</text:p>
          </table:table-cell>
          <table:table-cell table:number-columns-repeated="8"/>
        </table:table-row>
        <table:table-row table:style-name="ro1">
          <table:table-cell office:value-type="date" office:date-value="2007-12-17T14:20:02">
            <text:p>12/17/07 02:20 PM</text:p>
          </table:table-cell>
          <table:table-cell office:value-type="string">
            <text:p><text:s/>5.00 % Discount <text:s text:c="35"/></text:p>
          </table:table-cell>
          <table:table-cell office:value-type="float" office:value="-0.5">
            <text:p>-0.5</text:p>
          </table:table-cell>
          <table:table-cell table:number-columns-repeated="8"/>
        </table:table-row>
        <table:table-row table:style-name="ro1">
          <table:table-cell office:value-type="date" office:date-value="2007-12-26T18:37:09">
            <text:p>12/26/07 06:37 PM</text:p>
          </table:table-cell>
          <table:table-cell office:value-type="string">
            <text:p><text:s/>5.00 % Discount <text:s text:c="35"/></text:p>
          </table:table-cell>
          <table:table-cell office:value-type="float" office:value="-1.25">
            <text:p>-1.25</text:p>
          </table:table-cell>
          <table:table-cell table:number-columns-repeated="8"/>
        </table:table-row>
        <table:table-row table:style-name="ro1">
          <table:table-cell office:value-type="date" office:date-value="2007-12-29T17:19:05">
            <text:p>12/29/07 05:19 PM</text:p>
          </table:table-cell>
          <table:table-cell office:value-type="string">
            <text:p><text:s/>5.00 % Discount <text:s text:c="35"/></text:p>
          </table:table-cell>
          <table:table-cell office:value-type="float" office:value="-0.8">
            <text:p>-0.8</text:p>
          </table:table-cell>
          <table:table-cell table:number-columns-repeated="8"/>
        </table:table-row>
        <table:table-row table:style-name="ro1">
          <table:table-cell office:value-type="date" office:date-value="2007-12-18T18:40:47">
            <text:p>12/18/07 06:40 PM</text:p>
          </table:table-cell>
          <table:table-cell office:value-type="string">
            <text:p><text:s/>5.00 % Discount <text:s text:c="35"/></text:p>
          </table:table-cell>
          <table:table-cell office:value-type="float" office:value="-0.17">
            <text:p>-0.17</text:p>
          </table:table-cell>
          <table:table-cell table:number-columns-repeated="8"/>
        </table:table-row>
        <table:table-row table:style-name="ro1">
          <table:table-cell office:value-type="date" office:date-value="2007-12-24T14:43:11">
            <text:p>12/24/07 02:43 PM</text:p>
          </table:table-cell>
          <table:table-cell office:value-type="string">
            <text:p><text:s/>5.00 % Discount <text:s text:c="35"/></text:p>
          </table:table-cell>
          <table:table-cell office:value-type="float" office:value="-0.05">
            <text:p>-0.05</text:p>
          </table:table-cell>
          <table:table-cell table:number-columns-repeated="8"/>
        </table:table-row>
        <table:table-row table:style-name="ro1">
          <table:table-cell office:value-type="date" office:date-value="2007-12-18T18:12:32">
            <text:p>12/18/07 06:12 PM</text:p>
          </table:table-cell>
          <table:table-cell office:value-type="string">
            <text:p><text:s/>5.00 % Discount <text:s text:c="35"/>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date" office:date-value="2007-12-17T18:43:58">
            <text:p>12/17/07 06:43 PM</text:p>
          </table:table-cell>
          <table:table-cell office:value-type="string">
            <text:p><text:s/>5.00 % Discount <text:s text:c="35"/></text:p>
          </table:table-cell>
          <table:table-cell office:value-type="float" office:value="-0.72">
            <text:p>-0.72</text:p>
          </table:table-cell>
          <table:table-cell table:number-columns-repeated="8"/>
        </table:table-row>
        <table:table-row table:style-name="ro1">
          <table:table-cell office:value-type="date" office:date-value="2007-12-23T13:28:12">
            <text:p>12/23/07 01:28 PM</text:p>
          </table:table-cell>
          <table:table-cell office:value-type="string">
            <text:p><text:s/>5.00 % Discount <text:s text:c="35"/></text:p>
          </table:table-cell>
          <table:table-cell office:value-type="float" office:value="-0.65">
            <text:p>-0.65</text:p>
          </table:table-cell>
          <table:table-cell table:number-columns-repeated="8"/>
        </table:table-row>
        <table:table-row table:style-name="ro1">
          <table:table-cell office:value-type="date" office:date-value="2007-12-30T17:15:36">
            <text:p>12/30/07 05:15 PM</text:p>
          </table:table-cell>
          <table:table-cell office:value-type="string">
            <text:p><text:s/>5.00 % Discount <text:s text:c="35"/></text:p>
          </table:table-cell>
          <table:table-cell office:value-type="float" office:value="-2.18">
            <text:p>-2.18</text:p>
          </table:table-cell>
          <table:table-cell table:number-columns-repeated="8"/>
        </table:table-row>
        <table:table-row table:style-name="ro1">
          <table:table-cell office:value-type="date" office:date-value="2007-12-17T21:24:18">
            <text:p>12/17/07 09:24 PM</text:p>
          </table:table-cell>
          <table:table-cell office:value-type="string">
            <text:p><text:s/>5.00 % Discount <text:s text:c="35"/></text:p>
          </table:table-cell>
          <table:table-cell office:value-type="float" office:value="-2.55">
            <text:p>-2.55</text:p>
          </table:table-cell>
          <table:table-cell table:number-columns-repeated="8"/>
        </table:table-row>
        <table:table-row table:style-name="ro1">
          <table:table-cell office:value-type="date" office:date-value="2007-12-18T11:13:36">
            <text:p>12/18/07 11:13 AM</text:p>
          </table:table-cell>
          <table:table-cell office:value-type="string">
            <text:p><text:s/>5.00 % Discount <text:s text:c="35"/></text:p>
          </table:table-cell>
          <table:table-cell office:value-type="float" office:value="-1.9">
            <text:p>-1.9</text:p>
          </table:table-cell>
          <table:table-cell table:number-columns-repeated="8"/>
        </table:table-row>
        <table:table-row table:style-name="ro1">
          <table:table-cell office:value-type="date" office:date-value="2007-12-21T14:40:20">
            <text:p>12/21/07 02:40 PM</text:p>
          </table:table-cell>
          <table:table-cell office:value-type="string">
            <text:p><text:s/>5.00 % Discount <text:s text:c="35"/></text:p>
          </table:table-cell>
          <table:table-cell office:value-type="float" office:value="-2.35">
            <text:p>-2.35</text:p>
          </table:table-cell>
          <table:table-cell table:number-columns-repeated="8"/>
        </table:table-row>
        <table:table-row table:style-name="ro1">
          <table:table-cell office:value-type="date" office:date-value="2007-12-18T18:09:32">
            <text:p>12/18/07 06:09 PM</text:p>
          </table:table-cell>
          <table:table-cell office:value-type="string">
            <text:p><text:s/>5.00 % Discount <text:s text:c="35"/></text:p>
          </table:table-cell>
          <table:table-cell office:value-type="float" office:value="-0.9">
            <text:p>-0.9</text:p>
          </table:table-cell>
          <table:table-cell table:number-columns-repeated="8"/>
        </table:table-row>
        <table:table-row table:style-name="ro1">
          <table:table-cell office:value-type="date" office:date-value="2007-12-20T11:11:15">
            <text:p>12/20/07 11:11 AM</text:p>
          </table:table-cell>
          <table:table-cell office:value-type="string">
            <text:p><text:s/>Asst. Dollar Baked <text:s text:c="32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1:15:16">
            <text:p>12/20/07 11:15 AM</text:p>
          </table:table-cell>
          <table:table-cell office:value-type="string">
            <text:p><text:s/>Asst. Dollar Baked <text:s text:c="32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1:06:40">
            <text:p>12/20/07 11:06 AM</text:p>
          </table:table-cell>
          <table:table-cell office:value-type="string">
            <text:p><text:s/>Asst. Dollar Baked <text:s text:c="32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1:05:13">
            <text:p>12/20/07 11:05 AM</text:p>
          </table:table-cell>
          <table:table-cell office:value-type="string">
            <text:p><text:s/>Asst. Dollar Baked <text:s text:c="32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1:08:26">
            <text:p>12/20/07 11:08 AM</text:p>
          </table:table-cell>
          <table:table-cell office:value-type="string">
            <text:p><text:s/>Asst. Dollar Baked <text:s text:c="32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1:04:44">
            <text:p>12/20/07 11:04 AM</text:p>
          </table:table-cell>
          <table:table-cell office:value-type="string">
            <text:p><text:s/>Asst. Dollar Baked <text:s text:c="32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1:00:42">
            <text:p>12/20/07 11:00 AM</text:p>
          </table:table-cell>
          <table:table-cell office:value-type="string">
            <text:p><text:s/>Asst. Dollar Baked <text:s text:c="32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0:59:29">
            <text:p>12/20/07 10:59 AM</text:p>
          </table:table-cell>
          <table:table-cell office:value-type="string">
            <text:p><text:s/>Asst. Dollar Baked <text:s text:c="32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0:59:29">
            <text:p>12/20/07 10:59 AM</text:p>
          </table:table-cell>
          <table:table-cell office:value-type="string">
            <text:p><text:s/>Asst. Dollar Baked <text:s text:c="32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1:13:51">
            <text:p>12/20/07 11:13 AM</text:p>
          </table:table-cell>
          <table:table-cell office:value-type="string">
            <text:p><text:s/>Asst. Dollar Baked <text:s text:c="32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1:03:22">
            <text:p>12/20/07 11:03 AM</text:p>
          </table:table-cell>
          <table:table-cell office:value-type="string">
            <text:p><text:s/>Asst. Dollar Baked <text:s text:c="32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0:59:29">
            <text:p>12/20/07 10:59 AM</text:p>
          </table:table-cell>
          <table:table-cell office:value-type="string">
            <text:p><text:s/>Asst. Dollar Baked <text:s text:c="32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1:00:42">
            <text:p>12/20/07 11:00 AM</text:p>
          </table:table-cell>
          <table:table-cell office:value-type="string">
            <text:p><text:s/>Asst. Dollar Baked <text:s text:c="32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4:15:58">
            <text:p>12/28/07 02:15 PM</text:p>
          </table:table-cell>
          <table:table-cell office:value-type="string">
            <text:p><text:s/>Atzlan <text:s text:c="44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8T14:15:58">
            <text:p>12/28/07 02:15 PM</text:p>
          </table:table-cell>
          <table:table-cell office:value-type="string">
            <text:p><text:s/>Atzlan <text:s text:c="44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6T18:31:33">
            <text:p>12/26/07 06:31 PM</text:p>
          </table:table-cell>
          <table:table-cell office:value-type="string">
            <text:p><text:s/>Atzlan <text:s text:c="44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2">
          <table:table-cell office:value-type="date" office:date-value="2007-12-17T17:07:03">
            <text:p>12/17/07 05:07 PM</text:p>
          </table:table-cell>
          <table:table-cell office:value-type="string">
            <text:p><text:s/>Atzlan <text:s text:c="44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7T15:20:20">
            <text:p>12/27/07 03:20 PM</text:p>
          </table:table-cell>
          <table:table-cell office:value-type="string">
            <text:p><text:s/>Atzlan <text:s text:c="44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1T14:05:49">
            <text:p>12/21/07 02:05 PM</text:p>
          </table:table-cell>
          <table:table-cell office:value-type="string">
            <text:p><text:s/>Atzlan <text:s text:c="44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1T22:00:37">
            <text:p>12/21/07 10:00 PM</text:p>
          </table:table-cell>
          <table:table-cell office:value-type="string">
            <text:p><text:s/>Atzlan <text:s text:c="44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9T18:40:14">
            <text:p>12/29/07 06:40 PM</text:p>
          </table:table-cell>
          <table:table-cell office:value-type="string">
            <text:p><text:s/>Atzlan <text:s text:c="44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2">
          <table:table-cell office:value-type="date" office:date-value="2007-12-18T20:19:02">
            <text:p>12/18/07 08:19 PM</text:p>
          </table:table-cell>
          <table:table-cell office:value-type="string">
            <text:p><text:s/>Atzlan <text:s text:c="44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2">
          <table:table-cell office:value-type="date" office:date-value="2007-12-18T17:46:10">
            <text:p>12/18/07 05:46 PM</text:p>
          </table:table-cell>
          <table:table-cell office:value-type="string">
            <text:p><text:s/>Atzlan <text:s text:c="44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7T22:12:20">
            <text:p>12/27/07 10:12 PM</text:p>
          </table:table-cell>
          <table:table-cell office:value-type="string">
            <text:p><text:s/>Atzlan <text:s text:c="44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1T17:27:45">
            <text:p>12/21/07 05:27 PM</text:p>
          </table:table-cell>
          <table:table-cell office:value-type="string">
            <text:p><text:s/>Atzlan <text:s text:c="44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8T16:16:36">
            <text:p>12/28/07 04:16 PM</text:p>
          </table:table-cell>
          <table:table-cell office:value-type="string">
            <text:p><text:s/>Atzlan <text:s text:c="44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1T15:10:32">
            <text:p>12/21/07 03:10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1:03:27">
            <text:p>12/17/07 11:03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9:50:41">
            <text:p>12/18/07 07:50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9:14:47">
            <text:p>12/20/07 07:14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6:14:20">
            <text:p>12/17/07 04:14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6T20:59:22">
            <text:p>12/26/07 08:59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3:30:14">
            <text:p>12/22/07 01:30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3T13:36:49">
            <text:p>12/23/07 01:36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9T12:48:32">
            <text:p>12/29/07 12:48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9T12:48:32">
            <text:p>12/29/07 12:48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9T12:27:12">
            <text:p>12/19/07 12:27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3:11:28">
            <text:p>12/20/07 01:11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8:40:23">
            <text:p>12/22/07 06:40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9T13:06:03">
            <text:p>12/19/07 01:06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6T14:41:44">
            <text:p>12/26/07 02:41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3:02:39">
            <text:p>12/28/07 01:02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3:11:48">
            <text:p>12/20/07 01:11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30T15:07:53">
            <text:p>12/30/07 03:07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3:04:07">
            <text:p>12/17/07 01:04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18:32:09">
            <text:p>12/27/07 06:32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6T21:59:55">
            <text:p>12/26/07 09:59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6:14:20">
            <text:p>12/17/07 04:14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15:43:19">
            <text:p>12/27/07 03:43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12:25:44">
            <text:p>12/27/07 12:25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3T13:12:37">
            <text:p>12/23/07 01:12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2:48:09">
            <text:p>12/22/07 12:48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1:30:24">
            <text:p>12/18/07 11:30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1:03:27">
            <text:p>12/17/07 11:03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8:29:03">
            <text:p>12/28/07 06:29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1T14:21:23">
            <text:p>12/21/07 02:21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9T11:15:04">
            <text:p>12/19/07 11:15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5:11:19">
            <text:p>12/22/07 03:11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21:49:03">
            <text:p>12/28/07 09:49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9:50:14">
            <text:p>12/28/07 07:50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1T20:29:40">
            <text:p>12/21/07 08:29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12:10:46">
            <text:p>12/27/07 12:10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6:17:21">
            <text:p>12/17/07 04:17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1T23:22:21">
            <text:p>12/21/07 11:22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1T23:22:21">
            <text:p>12/21/07 11:22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1T19:55:07">
            <text:p>12/21/07 07:55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9T11:10:57">
            <text:p>12/19/07 11:10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1T19:55:07">
            <text:p>12/21/07 07:55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6:51:30">
            <text:p>12/20/07 04:51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6:19:38">
            <text:p>12/17/07 04:19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1T19:56:23">
            <text:p>12/21/07 07:56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3T15:18:12">
            <text:p>12/23/07 03:18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4:20:34">
            <text:p>12/28/07 02:20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6:16:56">
            <text:p>12/28/07 04:16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3:49:35">
            <text:p>12/22/07 01:49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5:06:47">
            <text:p>12/22/07 03:06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5:11:19">
            <text:p>12/22/07 03:11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8:49:09">
            <text:p>12/28/07 06:49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12:05:01">
            <text:p>12/27/07 12:05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7:12:12">
            <text:p>12/22/07 05:12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1T19:56:23">
            <text:p>12/21/07 07:56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6:14:20">
            <text:p>12/17/07 04:14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3:11:28">
            <text:p>12/20/07 01:11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9T11:49:18">
            <text:p>12/29/07 11:49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3:55:43">
            <text:p>12/22/07 01:55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1:53:39">
            <text:p>12/18/07 11:53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3:48:46">
            <text:p>12/22/07 01:48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1:03:27">
            <text:p>12/17/07 11:03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4:26:57">
            <text:p>12/20/07 02:26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5:06:47">
            <text:p>12/22/07 03:06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9T15:42:01">
            <text:p>12/29/07 03:42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3:56:03">
            <text:p>12/22/07 01:56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4:37:08">
            <text:p>12/20/07 02:37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12:25:44">
            <text:p>12/27/07 12:25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30T13:01:58">
            <text:p>12/30/07 01:01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2:33:17">
            <text:p>12/17/07 12:33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4T10:10:02">
            <text:p>12/24/07 10:10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3T17:15:18">
            <text:p>12/23/07 05:15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3:28:09">
            <text:p>12/17/07 01:28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8:40:50">
            <text:p>12/20/07 06:40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18:27:22">
            <text:p>12/27/07 06:27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3:22:11">
            <text:p>12/22/07 01:22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9T13:32:09">
            <text:p>12/19/07 01:32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1T10:30:49">
            <text:p>12/21/07 10:30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4T12:33:47">
            <text:p>12/24/07 12:33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3:02:39">
            <text:p>12/28/07 01:02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9:46:03">
            <text:p>12/20/07 07:46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20:02:44">
            <text:p>12/27/07 08:02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6:08:20">
            <text:p>12/18/07 04:08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3T17:53:07">
            <text:p>12/23/07 05:53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9T21:52:26">
            <text:p>12/29/07 09:52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5:11:44">
            <text:p>12/28/07 03:11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3T17:53:07">
            <text:p>12/23/07 05:53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6T15:33:04">
            <text:p>12/26/07 03:33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2:43:15">
            <text:p>12/18/07 12:43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1T11:29:49">
            <text:p>12/21/07 11:29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1:12:52">
            <text:p>12/20/07 11:12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1:07:28">
            <text:p>12/18/07 11:07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4T18:36:46">
            <text:p>12/24/07 06:36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6T10:29:18">
            <text:p>12/26/07 10:29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0:51:32">
            <text:p>12/28/07 10:51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20:09:04">
            <text:p>12/28/07 08:09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8:57:00">
            <text:p>12/18/07 06:57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30T11:50:51">
            <text:p>12/30/07 11:50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1:13:24">
            <text:p>12/28/07 11:13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2:33:17">
            <text:p>12/17/07 12:33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9T16:24:53">
            <text:p>12/19/07 04:24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30T11:37:32">
            <text:p>12/30/07 11:37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9T15:00:08">
            <text:p>12/29/07 03:00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2:07:32">
            <text:p>12/22/07 12:07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1:13:24">
            <text:p>12/28/07 11:13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19:58:41">
            <text:p>12/27/07 07:58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1:15:37">
            <text:p>12/18/07 11:15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0:19:36">
            <text:p>12/28/07 10:19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4:41:12">
            <text:p>12/18/07 02:41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1:40:48">
            <text:p>12/20/07 11:40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3T13:36:49">
            <text:p>12/23/07 01:36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0:45:57">
            <text:p>12/18/07 10:45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3T13:12:37">
            <text:p>12/23/07 01:12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30T14:23:51">
            <text:p>12/30/07 02:23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1:24:05">
            <text:p>12/20/07 11:24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1:15:37">
            <text:p>12/18/07 11:15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1:24:05">
            <text:p>12/20/07 11:24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4:21:59">
            <text:p>12/28/07 02:21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3T10:30:16">
            <text:p>12/23/07 10:30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8:05:36">
            <text:p>12/28/07 06:05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0:24:01">
            <text:p>12/18/07 10:24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3T14:08:22">
            <text:p>12/23/07 02:08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0:34:43">
            <text:p>12/20/07 10:34 A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20:02:18">
            <text:p>12/27/07 08:02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21:21:59">
            <text:p>12/28/07 09:21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2:07:32">
            <text:p>12/22/07 12:07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9T12:07:21">
            <text:p>12/19/07 12:07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8:40:47">
            <text:p>12/18/07 06:40 PM</text:p>
          </table:table-cell>
          <table:table-cell office:value-type="string">
            <text:p><text:s/>bagel <text:s text:c="45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9:58:17">
            <text:p>12/17/07 07:58 PM</text:p>
          </table:table-cell>
          <table:table-cell office:value-type="string">
            <text:p><text:s/>Black Bean Salad <text:s text:c="34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6T14:51:55">
            <text:p>12/26/07 02:51 PM</text:p>
          </table:table-cell>
          <table:table-cell office:value-type="string">
            <text:p><text:s/>Black Bean Salad <text:s text:c="34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7T16:37:32">
            <text:p>12/17/07 04:37 PM</text:p>
          </table:table-cell>
          <table:table-cell office:value-type="string">
            <text:p><text:s/>Black Bean Salad <text:s text:c="34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7T14:30:43">
            <text:p>12/17/07 02:30 PM</text:p>
          </table:table-cell>
          <table:table-cell office:value-type="string">
            <text:p><text:s/>Black Bean Salad <text:s text:c="34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2T15:40:57">
            <text:p>12/22/07 03:40 PM</text:p>
          </table:table-cell>
          <table:table-cell office:value-type="string">
            <text:p><text:s/>Black Bean Salad <text:s text:c="34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6T18:09:00">
            <text:p>12/26/07 06:09 PM</text:p>
          </table:table-cell>
          <table:table-cell office:value-type="string">
            <text:p><text:s/>Black Bean Salad <text:s text:c="34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8T14:41:42">
            <text:p>12/28/07 02:41 PM</text:p>
          </table:table-cell>
          <table:table-cell office:value-type="string">
            <text:p><text:s/>Black Bean Salad <text:s text:c="34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8T11:57:39">
            <text:p>12/18/07 11:57 AM</text:p>
          </table:table-cell>
          <table:table-cell office:value-type="string">
            <text:p><text:s/>Black Bean Salad <text:s text:c="34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9T19:58:15">
            <text:p>12/19/07 07:58 PM</text:p>
          </table:table-cell>
          <table:table-cell office:value-type="string">
            <text:p><text:s/>Black Bean Salad <text:s text:c="34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9T19:56:22">
            <text:p>12/29/07 07:56 PM</text:p>
          </table:table-cell>
          <table:table-cell office:value-type="string">
            <text:p><text:s/>Black Bean Salad <text:s text:c="34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8T18:29:03">
            <text:p>12/28/07 06:29 PM</text:p>
          </table:table-cell>
          <table:table-cell office:value-type="string">
            <text:p><text:s/>Blended Drink <text:s text:c="37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17T12:04:31">
            <text:p>12/17/07 12:04 PM</text:p>
          </table:table-cell>
          <table:table-cell office:value-type="string">
            <text:p><text:s/>bolivian bag <text:s text:c="38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date" office:date-value="2007-12-17T14:44:48">
            <text:p>12/17/07 02:44 PM</text:p>
          </table:table-cell>
          <table:table-cell office:value-type="string">
            <text:p><text:s/>bolivian bag <text:s text:c="38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date" office:date-value="2007-12-19T11:55:20">
            <text:p>12/19/07 11:55 AM</text:p>
          </table:table-cell>
          <table:table-cell office:value-type="string">
            <text:p><text:s/>bolivian bag <text:s text:c="38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2T20:38:51">
            <text:p>12/22/07 08:38 PM</text:p>
          </table:table-cell>
          <table:table-cell office:value-type="string">
            <text:p><text:s/>Bottled Water <text:s text:c="37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3:48:51">
            <text:p>12/22/07 01:48 PM</text:p>
          </table:table-cell>
          <table:table-cell office:value-type="string">
            <text:p><text:s/>Bottled Water <text:s text:c="37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19:27:45">
            <text:p>12/27/07 07:27 PM</text:p>
          </table:table-cell>
          <table:table-cell office:value-type="string">
            <text:p><text:s/>Bottled Water <text:s text:c="37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3T13:05:20">
            <text:p>12/23/07 01:05 PM</text:p>
          </table:table-cell>
          <table:table-cell office:value-type="string">
            <text:p><text:s/>Bottled Water <text:s text:c="37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4:03:00">
            <text:p>12/28/07 02:03 PM</text:p>
          </table:table-cell>
          <table:table-cell office:value-type="string">
            <text:p><text:s/>Bottled Water <text:s text:c="37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30T16:59:14">
            <text:p>12/30/07 04:59 PM</text:p>
          </table:table-cell>
          <table:table-cell office:value-type="string">
            <text:p><text:s/>Bottled Water <text:s text:c="37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11:12:27">
            <text:p>12/27/07 11:12 AM</text:p>
          </table:table-cell>
          <table:table-cell office:value-type="string">
            <text:p><text:s/>Bottled Water <text:s text:c="37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3:40:53">
            <text:p>12/28/07 01:40 PM</text:p>
          </table:table-cell>
          <table:table-cell office:value-type="string">
            <text:p><text:s/>Bottled Water <text:s text:c="37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6:08:20">
            <text:p>12/18/07 04:08 PM</text:p>
          </table:table-cell>
          <table:table-cell office:value-type="string">
            <text:p><text:s/>Bottled Water <text:s text:c="37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4T11:59:14">
            <text:p>12/24/07 11:59 AM</text:p>
          </table:table-cell>
          <table:table-cell office:value-type="string">
            <text:p><text:s/>Bottled Water <text:s text:c="37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4T14:36:53">
            <text:p>12/24/07 02:36 PM</text:p>
          </table:table-cell>
          <table:table-cell office:value-type="string">
            <text:p><text:s/>Bottled Water <text:s text:c="37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3T17:03:50">
            <text:p>12/23/07 05:03 PM</text:p>
          </table:table-cell>
          <table:table-cell office:value-type="string">
            <text:p><text:s/>Bottled Water <text:s text:c="37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15:13:05">
            <text:p>12/27/07 03:13 PM</text:p>
          </table:table-cell>
          <table:table-cell office:value-type="string">
            <text:p><text:s/>BumbleBar <text:s text:c="41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1T14:21:23">
            <text:p>12/21/07 02:21 PM</text:p>
          </table:table-cell>
          <table:table-cell office:value-type="string">
            <text:p><text:s/>BumbleBar <text:s text:c="41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3T17:24:56">
            <text:p>12/23/07 05:24 PM</text:p>
          </table:table-cell>
          <table:table-cell office:value-type="string">
            <text:p><text:s/>BumbleBar <text:s text:c="41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19T22:34:45">
            <text:p>12/19/07 10:34 PM</text:p>
          </table:table-cell>
          <table:table-cell office:value-type="string">
            <text:p><text:s/>BumbleBar <text:s text:c="41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4T16:09:12">
            <text:p>12/24/07 04:09 PM</text:p>
          </table:table-cell>
          <table:table-cell office:value-type="string">
            <text:p><text:s/>BumbleBar <text:s text:c="41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7T13:19:42">
            <text:p>12/27/07 01:19 PM</text:p>
          </table:table-cell>
          <table:table-cell office:value-type="string">
            <text:p><text:s/>BumbleBar <text:s text:c="41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9T11:49:18">
            <text:p>12/29/07 11:49 A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9T15:00:08">
            <text:p>12/29/07 03:00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19T13:32:09">
            <text:p>12/19/07 01:32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1T20:29:40">
            <text:p>12/21/07 08:29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1T10:30:49">
            <text:p>12/21/07 10:30 A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30T15:07:53">
            <text:p>12/30/07 03:07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3T14:40:37">
            <text:p>12/23/07 02:40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19T12:07:21">
            <text:p>12/19/07 12:07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2T15:06:47">
            <text:p>12/22/07 03:06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9T12:48:32">
            <text:p>12/29/07 12:48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1T23:22:21">
            <text:p>12/21/07 11:22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9T12:48:32">
            <text:p>12/29/07 12:48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7T12:10:46">
            <text:p>12/27/07 12:10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4T18:36:46">
            <text:p>12/24/07 06:36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8T18:29:03">
            <text:p>12/28/07 06:29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8T18:05:36">
            <text:p>12/28/07 06:05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30T11:50:51">
            <text:p>12/30/07 11:50 A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19T16:24:53">
            <text:p>12/19/07 04:24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18T18:40:47">
            <text:p>12/18/07 06:40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3T10:30:16">
            <text:p>12/23/07 10:30 A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0T10:34:43">
            <text:p>12/20/07 10:34 A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1T23:22:21">
            <text:p>12/21/07 11:22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4T10:10:02">
            <text:p>12/24/07 10:10 A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2T13:48:46">
            <text:p>12/22/07 01:48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2T12:48:09">
            <text:p>12/22/07 12:48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2T13:22:11">
            <text:p>12/22/07 01:22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18T11:53:39">
            <text:p>12/18/07 11:53 A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2T12:48:09">
            <text:p>12/22/07 12:48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0T16:51:30">
            <text:p>12/20/07 04:51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8T11:13:24">
            <text:p>12/28/07 11:13 A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2T18:40:23">
            <text:p>12/22/07 06:40 P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3T10:30:16">
            <text:p>12/23/07 10:30 AM</text:p>
          </table:table-cell>
          <table:table-cell office:value-type="string">
            <text:p><text:s/>Butter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1T20:02:37">
            <text:p>12/21/07 08:02 PM</text:p>
          </table:table-cell>
          <table:table-cell office:value-type="string">
            <text:p><text:s/>Button: <text:s/>no police <text:s text:c="32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9T15:26:27">
            <text:p>12/29/07 03:26 PM</text:p>
          </table:table-cell>
          <table:table-cell office:value-type="string">
            <text:p><text:s/>Button: 2 buttons <text:s text:c="33"/>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date" office:date-value="2007-12-29T13:31:20">
            <text:p>12/29/07 01:31 PM</text:p>
          </table:table-cell>
          <table:table-cell office:value-type="string">
            <text:p><text:s/>Button: 2 RADICAL buttons <text:s text:c="25"/>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date" office:date-value="2007-12-30T15:17:23">
            <text:p>12/30/07 03:17 PM</text:p>
          </table:table-cell>
          <table:table-cell office:value-type="string">
            <text:p><text:s/>Button: 3x <text:s text:c="40"/>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date" office:date-value="2007-12-26T18:21:49">
            <text:p>12/26/07 06:21 PM</text:p>
          </table:table-cell>
          <table:table-cell office:value-type="string">
            <text:p><text:s/>Button: 4 buttons <text:s text:c="33"/>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date" office:date-value="2007-12-29T13:33:11">
            <text:p>12/29/07 01:33 PM</text:p>
          </table:table-cell>
          <table:table-cell office:value-type="string">
            <text:p><text:s/>Button: 5 RADICAL buttons! <text:s text:c="24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9T12:59:57">
            <text:p>12/29/07 12:59 PM</text:p>
          </table:table-cell>
          <table:table-cell office:value-type="string">
            <text:p><text:s/>Button: 50 cent button <text:s text:c="28"/></text:p>
          </table:table-cell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date" office:date-value="2007-12-18T11:13:36">
            <text:p>12/18/07 11:13 AM</text:p>
          </table:table-cell>
          <table:table-cell office:value-type="string">
            <text:p><text:s/>Button: 9 buttons <text:s text:c="33"/>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date" office:date-value="2007-12-21T16:46:15">
            <text:p>12/21/07 04:46 PM</text:p>
          </table:table-cell>
          <table:table-cell office:value-type="string">
            <text:p><text:s/>Button: borders kill <text:s text:c="30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1T16:51:51">
            <text:p>12/21/07 04:51 PM</text:p>
          </table:table-cell>
          <table:table-cell office:value-type="string">
            <text:p><text:s/>Button: borders kill <text:s text:c="30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0T20:43:27">
            <text:p>12/20/07 08:43 PM</text:p>
          </table:table-cell>
          <table:table-cell office:value-type="string">
            <text:p><text:s/>Button: button <text:s text:c="36"/>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date" office:date-value="2007-12-20T20:51:34">
            <text:p>12/20/07 08:51 PM</text:p>
          </table:table-cell>
          <table:table-cell office:value-type="string">
            <text:p><text:s/>Button: button <text:s text:c="36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9T16:24:53">
            <text:p>12/19/07 04:24 PM</text:p>
          </table:table-cell>
          <table:table-cell office:value-type="string">
            <text:p><text:s/>Button: button <text:s text:c="36"/></text:p>
          </table:table-cell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date" office:date-value="2007-12-22T15:11:19">
            <text:p>12/22/07 03:11 PM</text:p>
          </table:table-cell>
          <table:table-cell office:value-type="string">
            <text:p><text:s/>Button: buttons <text:s text:c="35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1T20:02:37">
            <text:p>12/21/07 08:02 PM</text:p>
          </table:table-cell>
          <table:table-cell office:value-type="string">
            <text:p><text:s/>Button: child lavour <text:s text:c="30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1T16:51:51">
            <text:p>12/21/07 04:51 PM</text:p>
          </table:table-cell>
          <table:table-cell office:value-type="string">
            <text:p><text:s/>Button: cops the real menace <text:s text:c="22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2T22:51:23">
            <text:p>12/22/07 10:51 PM</text:p>
          </table:table-cell>
          <table:table-cell office:value-type="string">
            <text:p><text:s/>Button: don't let them eat you <text:s text:c="20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date" office:date-value="2007-12-20T11:12:11">
            <text:p>12/20/07 11:12 AM</text:p>
          </table:table-cell>
          <table:table-cell office:value-type="string">
            <text:p><text:s/>Button: dyke <text:s text:c="38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2T22:51:23">
            <text:p>12/22/07 10:51 PM</text:p>
          </table:table-cell>
          <table:table-cell office:value-type="string">
            <text:p><text:s/>Button: eat the rich <text:s text:c="30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8T21:58:44">
            <text:p>12/28/07 09:58 PM</text:p>
          </table:table-cell>
          <table:table-cell office:value-type="string">
            <text:p><text:s/>Button: fuck patriarchy <text:s text:c="27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1T16:51:51">
            <text:p>12/21/07 04:51 PM</text:p>
          </table:table-cell>
          <table:table-cell office:value-type="string">
            <text:p><text:s/>Button: he's watching you <text:s text:c="25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1T21:20:24">
            <text:p>12/21/07 09:20 PM</text:p>
          </table:table-cell>
          <table:table-cell office:value-type="string">
            <text:p><text:s/>Button: i might be straight <text:s text:c="23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1T14:37:10">
            <text:p>12/21/07 02:37 PM</text:p>
          </table:table-cell>
          <table:table-cell office:value-type="string">
            <text:p><text:s/>Button: jesus loves you but everybody else thinks <text:s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4T16:25:54">
            <text:p>12/24/07 04:25 PM</text:p>
          </table:table-cell>
          <table:table-cell office:value-type="string">
            <text:p><text:s/>Button: MCBUTTON <text:s text:c="34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1T16:51:51">
            <text:p>12/21/07 04:51 PM</text:p>
          </table:table-cell>
          <table:table-cell office:value-type="string">
            <text:p><text:s/>Button: no <text:s/>cops <text:s text:c="34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1T20:02:37">
            <text:p>12/21/07 08:02 PM</text:p>
          </table:table-cell>
          <table:table-cell office:value-type="string">
            <text:p><text:s/>Button: no justice no peace <text:s text:c="23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18T16:58:37">
            <text:p>12/18/07 04:58 PM</text:p>
          </table:table-cell>
          <table:table-cell office:value-type="string">
            <text:p><text:s/>Button: p2tp <text:s text:c="38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1T16:51:51">
            <text:p>12/21/07 04:51 PM</text:p>
          </table:table-cell>
          <table:table-cell office:value-type="string">
            <text:p><text:s/>Button: police <text:s text:c="36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1T15:55:57">
            <text:p>12/21/07 03:55 PM</text:p>
          </table:table-cell>
          <table:table-cell office:value-type="string">
            <text:p><text:s/>Button: radical button! <text:s text:c="27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4T16:48:57">
            <text:p>12/24/07 04:48 PM</text:p>
          </table:table-cell>
          <table:table-cell office:value-type="string">
            <text:p><text:s/>Button: sm,fn <text:s text:c="37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1T16:46:15">
            <text:p>12/21/07 04:46 PM</text:p>
          </table:table-cell>
          <table:table-cell office:value-type="string">
            <text:p><text:s/>Button: stop INS <text:s text:c="34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0T11:23:44">
            <text:p>12/20/07 11:23 AM</text:p>
          </table:table-cell>
          <table:table-cell office:value-type="string">
            <text:p><text:s/>Button: stop the violence <text:s text:c="25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2T22:51:23">
            <text:p>12/22/07 10:51 PM</text:p>
          </table:table-cell>
          <table:table-cell office:value-type="string">
            <text:p><text:s/>Button: stop the war <text:s text:c="30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1T16:51:51">
            <text:p>12/21/07 04:51 PM</text:p>
          </table:table-cell>
          <table:table-cell office:value-type="string">
            <text:p><text:s/>Button: the labour movements <text:s text:c="22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1T16:51:51">
            <text:p>12/21/07 04:51 PM</text:p>
          </table:table-cell>
          <table:table-cell office:value-type="string">
            <text:p><text:s/>Button: when injustice becomes law <text:s text:c="16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0T22:55:17">
            <text:p>12/20/07 10:55 PM</text:p>
          </table:table-cell>
          <table:table-cell office:value-type="string">
            <text:p><text:s/>CC Surcharge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20T14:26:17">
            <text:p>12/20/07 02:26 PM</text:p>
          </table:table-cell>
          <table:table-cell office:value-type="string">
            <text:p><text:s/>CC Surcharge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18T12:43:15">
            <text:p>12/18/07 12:43 PM</text:p>
          </table:table-cell>
          <table:table-cell office:value-type="string">
            <text:p><text:s/>CC Surcharge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20T17:34:51">
            <text:p>12/20/07 05:34 PM</text:p>
          </table:table-cell>
          <table:table-cell office:value-type="string">
            <text:p><text:s/>CC Surcharge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18T21:10:19">
            <text:p>12/18/07 09:10 PM</text:p>
          </table:table-cell>
          <table:table-cell office:value-type="string">
            <text:p><text:s/>CC Surcharge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18T13:15:35">
            <text:p>12/18/07 01:15 PM</text:p>
          </table:table-cell>
          <table:table-cell office:value-type="string">
            <text:p><text:s/>CC Surcharge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23T14:30:56">
            <text:p>12/23/07 02:30 PM</text:p>
          </table:table-cell>
          <table:table-cell office:value-type="string">
            <text:p><text:s/>CC Surcharge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30T11:50:51">
            <text:p>12/30/07 11:50 AM</text:p>
          </table:table-cell>
          <table:table-cell office:value-type="string">
            <text:p><text:s/>CC Surcharge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29T22:53:12">
            <text:p>12/29/07 10:53 PM</text:p>
          </table:table-cell>
          <table:table-cell office:value-type="string">
            <text:p><text:s/>CC Surcharge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28T15:41:23">
            <text:p>12/28/07 03:41 PM</text:p>
          </table:table-cell>
          <table:table-cell office:value-type="string">
            <text:p><text:s/>CC Surcharge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18T12:35:33">
            <text:p>12/18/07 12:35 PM</text:p>
          </table:table-cell>
          <table:table-cell office:value-type="string">
            <text:p><text:s/>CC Surcharge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21T11:09:05">
            <text:p>12/21/07 11:09 AM</text:p>
          </table:table-cell>
          <table:table-cell office:value-type="string">
            <text:p><text:s/>CC Surcharge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18T11:07:28">
            <text:p>12/18/07 11:07 AM</text:p>
          </table:table-cell>
          <table:table-cell office:value-type="string">
            <text:p><text:s/>CC Surcharge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27T19:50:47">
            <text:p>12/27/07 07:50 PM</text:p>
          </table:table-cell>
          <table:table-cell office:value-type="string">
            <text:p><text:s/>CC Surcharge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19T13:49:10">
            <text:p>12/19/07 01:49 PM</text:p>
          </table:table-cell>
          <table:table-cell office:value-type="string">
            <text:p><text:s/>CC Surcharge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19T20:02:15">
            <text:p>12/19/07 08:02 PM</text:p>
          </table:table-cell>
          <table:table-cell office:value-type="string">
            <text:p><text:s/>CC Surcharge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20T10:34:43">
            <text:p>12/20/07 10:34 AM</text:p>
          </table:table-cell>
          <table:table-cell office:value-type="string">
            <text:p><text:s/>CC Surcharge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19T18:11:56">
            <text:p>12/19/07 06:11 PM</text:p>
          </table:table-cell>
          <table:table-cell office:value-type="string">
            <text:p><text:s/>CC Surcharge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27T19:58:41">
            <text:p>12/27/07 07:58 PM</text:p>
          </table:table-cell>
          <table:table-cell office:value-type="string">
            <text:p><text:s/>CC Surcharge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22T13:38:34">
            <text:p>12/22/07 01:38 PM</text:p>
          </table:table-cell>
          <table:table-cell office:value-type="string">
            <text:p><text:s/>ChocEspressoBeans <text:s text:c="33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2T15:41:30">
            <text:p>12/22/07 03:41 PM</text:p>
          </table:table-cell>
          <table:table-cell office:value-type="string">
            <text:p><text:s/>ChocEspressoBeans <text:s text:c="33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2T13:38:42">
            <text:p>12/22/07 01:38 PM</text:p>
          </table:table-cell>
          <table:table-cell office:value-type="string">
            <text:p><text:s/>ChocEspressoBeans <text:s text:c="33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2">
          <table:table-cell office:value-type="date" office:date-value="2007-12-19T21:14:41">
            <text:p>12/19/07 09:14 PM</text:p>
          </table:table-cell>
          <table:table-cell office:value-type="string">
            <text:p><text:s/>ChocEspressoBeans <text:s text:c="33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2T13:33:24">
            <text:p>12/22/07 01:33 PM</text:p>
          </table:table-cell>
          <table:table-cell office:value-type="string">
            <text:p><text:s/>ChocEspressoBeans <text:s text:c="33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2">
          <table:table-cell office:value-type="date" office:date-value="2007-12-20T20:22:50">
            <text:p>12/20/07 08:22 PM</text:p>
          </table:table-cell>
          <table:table-cell office:value-type="string">
            <text:p><text:s/>ChocEspressoBeans <text:s text:c="33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2">
          <table:table-cell office:value-type="date" office:date-value="2007-12-20T17:52:21">
            <text:p>12/20/07 05:52 PM</text:p>
          </table:table-cell>
          <table:table-cell office:value-type="string">
            <text:p><text:s/>ChocEspressoBeans <text:s text:c="33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2">
          <table:table-cell office:value-type="date" office:date-value="2007-12-17T13:04:07">
            <text:p>12/17/07 01:04 PM</text:p>
          </table:table-cell>
          <table:table-cell office:value-type="string">
            <text:p><text:s/>ChocEspressoBeans <text:s text:c="33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2">
          <table:table-cell office:value-type="date" office:date-value="2007-12-17T12:39:14">
            <text:p>12/17/07 12:39 PM</text:p>
          </table:table-cell>
          <table:table-cell office:value-type="string">
            <text:p><text:s/>ChocEspressoBeans <text:s text:c="33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3T13:17:26">
            <text:p>12/23/07 01:17 PM</text:p>
          </table:table-cell>
          <table:table-cell office:value-type="string">
            <text:p><text:s/>ChocEspressoBeans <text:s text:c="33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4T21:14:53">
            <text:p>12/24/07 09:14 PM</text:p>
          </table:table-cell>
          <table:table-cell office:value-type="string">
            <text:p><text:s/>ChocEspressoBeans <text:s text:c="33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2">
          <table:table-cell office:value-type="date" office:date-value="2007-12-18T22:52:49">
            <text:p>12/18/07 10:52 PM</text:p>
          </table:table-cell>
          <table:table-cell office:value-type="string">
            <text:p><text:s/>ChocEspressoBeans <text:s text:c="33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19T18:04:28">
            <text:p>12/19/07 06:04 PM</text:p>
          </table:table-cell>
          <table:table-cell office:value-type="string">
            <text:p><text:s/>Cider Plain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18T11:15:37">
            <text:p>12/18/07 11:15 A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9:46:03">
            <text:p>12/20/07 07:46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6:17:21">
            <text:p>12/17/07 04:17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3:55:43">
            <text:p>12/22/07 01:55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4:37:08">
            <text:p>12/20/07 02:37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2:33:17">
            <text:p>12/17/07 12:33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4:26:57">
            <text:p>12/20/07 02:26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6:14:20">
            <text:p>12/17/07 04:14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1:33:21">
            <text:p>12/28/07 11:33 A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18:27:22">
            <text:p>12/27/07 06:27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5:11:19">
            <text:p>12/22/07 03:11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19:58:41">
            <text:p>12/27/07 07:58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2:07:32">
            <text:p>12/22/07 12:07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9T21:52:26">
            <text:p>12/29/07 09:52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5:11:19">
            <text:p>12/22/07 03:11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1T10:30:49">
            <text:p>12/21/07 10:30 A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3:56:03">
            <text:p>12/22/07 01:56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20:02:18">
            <text:p>12/27/07 08:02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2:43:15">
            <text:p>12/18/07 12:43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0:19:36">
            <text:p>12/28/07 10:19 A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1:40:48">
            <text:p>12/20/07 11:40 A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5:11:44">
            <text:p>12/28/07 03:11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3T13:36:49">
            <text:p>12/23/07 01:36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0:51:32">
            <text:p>12/28/07 10:51 A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8:57:00">
            <text:p>12/18/07 06:57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9T16:42:12">
            <text:p>12/29/07 04:42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1:12:52">
            <text:p>12/20/07 11:12 A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30T14:23:51">
            <text:p>12/30/07 02:23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1:15:37">
            <text:p>12/18/07 11:15 A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1:33:21">
            <text:p>12/28/07 11:33 A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15:43:19">
            <text:p>12/27/07 03:43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6T20:59:22">
            <text:p>12/26/07 08:59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1T19:55:07">
            <text:p>12/21/07 07:55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3:30:14">
            <text:p>12/22/07 01:30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4:41:12">
            <text:p>12/18/07 02:41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6:08:20">
            <text:p>12/18/07 04:08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2:33:17">
            <text:p>12/17/07 12:33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18:32:09">
            <text:p>12/27/07 06:32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1:07:28">
            <text:p>12/18/07 11:07 A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3T14:08:22">
            <text:p>12/23/07 02:08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1T14:21:23">
            <text:p>12/21/07 02:21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30T11:50:51">
            <text:p>12/30/07 11:50 A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3T13:36:49">
            <text:p>12/23/07 01:36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1:03:27">
            <text:p>12/17/07 11:03 A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3T17:53:07">
            <text:p>12/23/07 05:53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3T15:18:12">
            <text:p>12/23/07 03:18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3T13:12:37">
            <text:p>12/23/07 01:12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1:03:27">
            <text:p>12/17/07 11:03 A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3:11:28">
            <text:p>12/20/07 01:11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9T11:15:04">
            <text:p>12/19/07 11:15 A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3:22:11">
            <text:p>12/22/07 01:22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30T17:39:59">
            <text:p>12/30/07 05:39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1T11:29:49">
            <text:p>12/21/07 11:29 A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12:25:44">
            <text:p>12/27/07 12:25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30T17:57:39">
            <text:p>12/30/07 05:57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1:24:05">
            <text:p>12/20/07 11:24 A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30T13:01:58">
            <text:p>12/30/07 01:01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3T13:12:37">
            <text:p>12/23/07 01:12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0:45:57">
            <text:p>12/18/07 10:45 A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1:24:05">
            <text:p>12/20/07 11:24 A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9:50:14">
            <text:p>12/28/07 07:50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9T11:10:57">
            <text:p>12/19/07 11:10 A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20:02:44">
            <text:p>12/27/07 08:02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3:11:48">
            <text:p>12/20/07 01:11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2:07:32">
            <text:p>12/22/07 12:07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6:14:20">
            <text:p>12/17/07 04:14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1T15:10:32">
            <text:p>12/21/07 03:10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1:03:27">
            <text:p>12/17/07 11:03 A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3T17:53:07">
            <text:p>12/23/07 05:53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12:05:01">
            <text:p>12/27/07 12:05 PM</text:p>
          </table:table-cell>
          <table:table-cell office:value-type="string">
            <text:p><text:s/>Cream Cheese <text:s text:c="38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4:07:50">
            <text:p>12/28/07 02:07 P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6T21:01:49">
            <text:p>12/26/07 09:01 P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3T13:42:56">
            <text:p>12/23/07 01:42 P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1T13:05:05">
            <text:p>12/21/07 01:05 P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6T10:58:26">
            <text:p>12/26/07 10:58 A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30T10:58:11">
            <text:p>12/30/07 10:58 A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8T12:32:59">
            <text:p>12/18/07 12:32 P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8T11:41:30">
            <text:p>12/18/07 11:41 A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8T13:16:45">
            <text:p>12/18/07 01:16 P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7T14:01:42">
            <text:p>12/17/07 02:01 P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30T13:34:38">
            <text:p>12/30/07 01:34 P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6T15:42:43">
            <text:p>12/26/07 03:42 P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9T16:41:53">
            <text:p>12/29/07 04:41 P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0T13:12:24">
            <text:p>12/20/07 01:12 P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1T13:12:15">
            <text:p>12/21/07 01:12 P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30T16:08:50">
            <text:p>12/30/07 04:08 P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2T15:40:57">
            <text:p>12/22/07 03:40 P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0T13:12:24">
            <text:p>12/20/07 01:12 P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9T12:07:38">
            <text:p>12/19/07 12:07 P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9T14:51:59">
            <text:p>12/19/07 02:51 P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7T16:26:32">
            <text:p>12/17/07 04:26 P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9T16:43:26">
            <text:p>12/19/07 04:43 PM</text:p>
          </table:table-cell>
          <table:table-cell office:value-type="string">
            <text:p><text:s/>Cream Cheese and Veggie <text:s text:c="27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9T16:42:12">
            <text:p>12/29/07 04:42 PM</text:p>
          </table:table-cell>
          <table:table-cell office:value-type="string">
            <text:p><text:s/>Day Old Bagel <text:s text:c="37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19T18:25:20">
            <text:p>12/19/07 06:25 PM</text:p>
          </table:table-cell>
          <table:table-cell office:value-type="string">
            <text:p><text:s/>Day Old Bagel <text:s text:c="37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8T11:33:21">
            <text:p>12/28/07 11:33 AM</text:p>
          </table:table-cell>
          <table:table-cell office:value-type="string">
            <text:p><text:s/>Day Old Bagel <text:s text:c="37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8T11:33:21">
            <text:p>12/28/07 11:33 AM</text:p>
          </table:table-cell>
          <table:table-cell office:value-type="string">
            <text:p><text:s/>Day Old Bagel <text:s text:c="37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2T12:24:08">
            <text:p>12/22/07 12:24 PM</text:p>
          </table:table-cell>
          <table:table-cell office:value-type="string">
            <text:p><text:s/>Day Old Bagel <text:s text:c="37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0T18:13:47">
            <text:p>12/20/07 06:13 PM</text:p>
          </table:table-cell>
          <table:table-cell office:value-type="string">
            <text:p><text:s/>Day Old Bagel <text:s text:c="37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30T17:39:59">
            <text:p>12/30/07 05:39 PM</text:p>
          </table:table-cell>
          <table:table-cell office:value-type="string">
            <text:p><text:s/>Day Old Bagel <text:s text:c="37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2T12:24:08">
            <text:p>12/22/07 12:24 PM</text:p>
          </table:table-cell>
          <table:table-cell office:value-type="string">
            <text:p><text:s/>Day Old Bagel <text:s text:c="37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17T17:07:03">
            <text:p>12/17/07 05:07 PM</text:p>
          </table:table-cell>
          <table:table-cell office:value-type="string">
            <text:p><text:s/>Day Old Bagel <text:s text:c="37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30T11:51:55">
            <text:p>12/30/07 11:51 AM</text:p>
          </table:table-cell>
          <table:table-cell office:value-type="string">
            <text:p><text:s/>Day Old Bagel <text:s text:c="37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2T13:49:35">
            <text:p>12/22/07 01:49 PM</text:p>
          </table:table-cell>
          <table:table-cell office:value-type="string">
            <text:p><text:s/>Dollar Spread <text:s text:c="37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3T15:18:12">
            <text:p>12/23/07 03:18 PM</text:p>
          </table:table-cell>
          <table:table-cell office:value-type="string">
            <text:p><text:s/>Dollar Spread <text:s text:c="37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9:14:47">
            <text:p>12/20/07 07:14 PM</text:p>
          </table:table-cell>
          <table:table-cell office:value-type="string">
            <text:p><text:s/>Dollar Spread <text:s text:c="37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18:37:40">
            <text:p>12/27/07 06:37 PM</text:p>
          </table:table-cell>
          <table:table-cell office:value-type="string">
            <text:p><text:s/>Donation: bill <text:s text:c="36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19T18:57:05">
            <text:p>12/19/07 06:57 PM</text:p>
          </table:table-cell>
          <table:table-cell office:value-type="string">
            <text:p><text:s/>Donation: bills <text:s text:c="35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18T17:01:14">
            <text:p>12/18/07 05:01 PM</text:p>
          </table:table-cell>
          <table:table-cell office:value-type="string">
            <text:p><text:s/>Donation: change <text:s text:c="34"/>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date" office:date-value="2007-12-18T16:35:09">
            <text:p>12/18/07 04:35 PM</text:p>
          </table:table-cell>
          <table:table-cell office:value-type="string">
            <text:p><text:s/>Donation: change <text:s text:c="34"/>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date" office:date-value="2007-12-27T20:25:50">
            <text:p>12/27/07 08:25 PM</text:p>
          </table:table-cell>
          <table:table-cell office:value-type="string">
            <text:p><text:s/>Donation: coins <text:s text:c="35"/></text:p>
          </table:table-cell>
          <table:table-cell office:value-type="float" office:value="3.5">
            <text:p>3.5</text:p>
          </table:table-cell>
          <table:table-cell table:number-columns-repeated="8"/>
        </table:table-row>
        <table:table-row table:style-name="ro1">
          <table:table-cell office:value-type="date" office:date-value="2007-12-19T20:55:39">
            <text:p>12/19/07 08:55 PM</text:p>
          </table:table-cell>
          <table:table-cell office:value-type="string">
            <text:p><text:s/>Donation: coins <text:s text:c="35"/>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date" office:date-value="2007-12-20T23:31:14">
            <text:p>12/20/07 11:31 PM</text:p>
          </table:table-cell>
          <table:table-cell office:value-type="string">
            <text:p><text:s/>Donation: donation <text:s text:c="32"/>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date" office:date-value="2007-12-20T14:51:27">
            <text:p>12/20/07 02:51 PM</text:p>
          </table:table-cell>
          <table:table-cell office:value-type="string">
            <text:p><text:s/>Donation: donation <text:s text:c="32"/></text:p>
          </table:table-cell>
          <table:table-cell office:value-type="float" office:value="4.25">
            <text:p>4.25</text:p>
          </table:table-cell>
          <table:table-cell table:number-columns-repeated="8"/>
        </table:table-row>
        <table:table-row table:style-name="ro1">
          <table:table-cell office:value-type="date" office:date-value="2007-12-22T22:48:50">
            <text:p>12/22/07 10:48 PM</text:p>
          </table:table-cell>
          <table:table-cell office:value-type="string">
            <text:p><text:s/>Donation: Donation <text:s text:c="32"/>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date" office:date-value="2007-12-23T19:13:41">
            <text:p>12/23/07 07:13 PM</text:p>
          </table:table-cell>
          <table:table-cell office:value-type="string">
            <text:p><text:s/>Donation: donation <text:s text:c="32"/>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date" office:date-value="2007-12-27T16:19:06">
            <text:p>12/27/07 04:19 PM</text:p>
          </table:table-cell>
          <table:table-cell office:value-type="string">
            <text:p><text:s/>Donation: donation <text:s text:c="32"/>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date" office:date-value="2007-12-21T23:22:38">
            <text:p>12/21/07 11:22 PM</text:p>
          </table:table-cell>
          <table:table-cell office:value-type="string">
            <text:p><text:s/>Donation: donation <text:s text:c="32"/>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date" office:date-value="2007-12-27T23:23:29">
            <text:p>12/27/07 11:23 PM</text:p>
          </table:table-cell>
          <table:table-cell office:value-type="string">
            <text:p><text:s/>Donation: donation <text:s text:c="32"/>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date" office:date-value="2007-12-18T18:54:15">
            <text:p>12/18/07 06:54 PM</text:p>
          </table:table-cell>
          <table:table-cell office:value-type="string">
            <text:p><text:s/>Donation: donation <text:s text:c="32"/>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date" office:date-value="2007-12-24T18:40:11">
            <text:p>12/24/07 06:40 PM</text:p>
          </table:table-cell>
          <table:table-cell office:value-type="string">
            <text:p><text:s/>Donation: donation <text:s text:c="32"/>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date" office:date-value="2007-12-29T23:10:20">
            <text:p>12/29/07 11:10 PM</text:p>
          </table:table-cell>
          <table:table-cell office:value-type="string">
            <text:p><text:s/>Donation: donation <text:s text:c="32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0T14:54:26">
            <text:p>12/20/07 02:54 PM</text:p>
          </table:table-cell>
          <table:table-cell office:value-type="string">
            <text:p><text:s/>Donation: donation <text:s text:c="32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6T17:01:29">
            <text:p>12/26/07 05:01 PM</text:p>
          </table:table-cell>
          <table:table-cell office:value-type="string">
            <text:p><text:s/>Donation: money! <text:s text:c="34"/>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date" office:date-value="2007-12-19T10:29:46">
            <text:p>12/19/07 10:29 A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7T16:42:03">
            <text:p>12/27/07 04:42 P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7T10:15:48">
            <text:p>12/27/07 10:15 A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7T14:25:01">
            <text:p>12/27/07 02:25 P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4T15:45:36">
            <text:p>12/24/07 03:45 P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6T16:02:52">
            <text:p>12/26/07 04:02 P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9T15:16:41">
            <text:p>12/19/07 03:16 P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9T22:22:01">
            <text:p>12/29/07 10:22 P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2T22:44:46">
            <text:p>12/22/07 10:44 P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8T12:56:34">
            <text:p>12/18/07 12:56 P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8T14:25:58">
            <text:p>12/18/07 02:25 P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7T12:04:16">
            <text:p>12/17/07 12:04 P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9T16:46:08">
            <text:p>12/29/07 04:46 P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6T10:40:18">
            <text:p>12/26/07 10:40 A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0T10:34:43">
            <text:p>12/20/07 10:34 A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8T12:16:33">
            <text:p>12/18/07 12:16 P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9T14:56:16">
            <text:p>12/19/07 02:56 P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3T11:52:15">
            <text:p>12/23/07 11:52 A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30T17:41:41">
            <text:p>12/30/07 05:41 P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6T15:56:18">
            <text:p>12/26/07 03:56 P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8T10:56:43">
            <text:p>12/28/07 10:56 A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3T10:54:05">
            <text:p>12/23/07 10:54 A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8T14:46:16">
            <text:p>12/28/07 02:46 P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1T10:52:31">
            <text:p>12/21/07 10:52 A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7T11:41:22">
            <text:p>12/17/07 11:41 A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6T10:53:54">
            <text:p>12/26/07 10:53 AM</text:p>
          </table:table-cell>
          <table:table-cell office:value-type="string">
            <text:p><text:s/>Double Espresso <text:s text:c="35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1T21:21:26">
            <text:p>12/21/07 09:21 PM</text:p>
          </table:table-cell>
          <table:table-cell office:value-type="string">
            <text:p><text:s/>espresso bag <text:s text:c="38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date" office:date-value="2007-12-20T11:55:51">
            <text:p>12/20/07 11:55 AM</text:p>
          </table:table-cell>
          <table:table-cell office:value-type="string">
            <text:p><text:s/>ethiopian bag <text:s text:c="37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4T11:24:31">
            <text:p>12/24/07 11:24 AM</text:p>
          </table:table-cell>
          <table:table-cell office:value-type="string">
            <text:p><text:s/>ethiopian bag <text:s text:c="37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3T12:53:06">
            <text:p>12/23/07 12:53 PM</text:p>
          </table:table-cell>
          <table:table-cell office:value-type="string">
            <text:p><text:s/>ethiopian bag <text:s text:c="37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2T15:40:57">
            <text:p>12/22/07 03:40 PM</text:p>
          </table:table-cell>
          <table:table-cell office:value-type="string">
            <text:p><text:s/>ethiopian bag <text:s text:c="37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6T15:33:04">
            <text:p>12/26/07 03:33 PM</text:p>
          </table:table-cell>
          <table:table-cell office:value-type="string">
            <text:p><text:s/>ethiopian bag <text:s text:c="37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date" office:date-value="2007-12-19T19:47:23">
            <text:p>12/19/07 07:47 PM</text:p>
          </table:table-cell>
          <table:table-cell office:value-type="string">
            <text:p><text:s/>ethiopian bag <text:s text:c="37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4T11:24:31">
            <text:p>12/24/07 11:24 AM</text:p>
          </table:table-cell>
          <table:table-cell office:value-type="string">
            <text:p><text:s/>ethiopian bag <text:s text:c="37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4T14:58:46">
            <text:p>12/24/07 02:58 PM</text:p>
          </table:table-cell>
          <table:table-cell office:value-type="string">
            <text:p><text:s/>ethiopian bag <text:s text:c="37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4T14:58:46">
            <text:p>12/24/07 02:58 PM</text:p>
          </table:table-cell>
          <table:table-cell office:value-type="string">
            <text:p><text:s/>ethiopian bag <text:s text:c="37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2T17:58:24">
            <text:p>12/22/07 05:58 PM</text:p>
          </table:table-cell>
          <table:table-cell office:value-type="string">
            <text:p><text:s/>ethiopian bag <text:s text:c="37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1T14:40:20">
            <text:p>12/21/07 02:40 PM</text:p>
          </table:table-cell>
          <table:table-cell office:value-type="string">
            <text:p><text:s/>ethiopian bag <text:s text:c="37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date" office:date-value="2007-12-17T16:19:38">
            <text:p>12/17/07 04:19 PM</text:p>
          </table:table-cell>
          <table:table-cell office:value-type="string">
            <text:p><text:s/>ethiopian bag <text:s text:c="37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4T11:24:31">
            <text:p>12/24/07 11:24 AM</text:p>
          </table:table-cell>
          <table:table-cell office:value-type="string">
            <text:p><text:s/>ethiopian bag <text:s text:c="37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date" office:date-value="2007-12-18T11:09:53">
            <text:p>12/18/07 11:09 AM</text:p>
          </table:table-cell>
          <table:table-cell office:value-type="string">
            <text:p><text:s/>ethiopian bag <text:s text:c="37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date" office:date-value="2007-12-20T17:42:53">
            <text:p>12/20/07 05:42 PM</text:p>
          </table:table-cell>
          <table:table-cell office:value-type="string">
            <text:p><text:s/>ethiopian bag <text:s text:c="37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1T21:21:26">
            <text:p>12/21/07 09:21 PM</text:p>
          </table:table-cell>
          <table:table-cell office:value-type="string">
            <text:p><text:s/>ethiopian bag <text:s text:c="37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1T10:34:27">
            <text:p>12/21/07 10:34 AM</text:p>
          </table:table-cell>
          <table:table-cell office:value-type="string">
            <text:p><text:s/>ethiopian bag <text:s text:c="37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2T15:40:57">
            <text:p>12/22/07 03:40 PM</text:p>
          </table:table-cell>
          <table:table-cell office:value-type="string">
            <text:p><text:s/>ethiopian bag <text:s text:c="37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3T13:36:49">
            <text:p>12/23/07 01:36 PM</text:p>
          </table:table-cell>
          <table:table-cell office:value-type="string">
            <text:p><text:s/>Extra Esp. Shot <text:s text:c="35"/></text:p>
          </table:table-cell>
          <table:table-cell office:value-type="float" office:value="0.71">
            <text:p>0.71</text:p>
          </table:table-cell>
          <table:table-cell table:number-columns-repeated="8"/>
        </table:table-row>
        <table:table-row table:style-name="ro1">
          <table:table-cell office:value-type="date" office:date-value="2007-12-27T12:15:33">
            <text:p>12/27/07 12:15 PM</text:p>
          </table:table-cell>
          <table:table-cell office:value-type="string">
            <text:p><text:s/>Extra Esp. Shot <text:s text:c="35"/></text:p>
          </table:table-cell>
          <table:table-cell office:value-type="float" office:value="0.71">
            <text:p>0.71</text:p>
          </table:table-cell>
          <table:table-cell table:number-columns-repeated="8"/>
        </table:table-row>
        <table:table-row table:style-name="ro1">
          <table:table-cell office:value-type="date" office:date-value="2007-12-30T11:41:37">
            <text:p>12/30/07 11:41 AM</text:p>
          </table:table-cell>
          <table:table-cell office:value-type="string">
            <text:p><text:s/>Extra Esp. Shot <text:s text:c="35"/></text:p>
          </table:table-cell>
          <table:table-cell office:value-type="float" office:value="0.71">
            <text:p>0.71</text:p>
          </table:table-cell>
          <table:table-cell table:number-columns-repeated="8"/>
        </table:table-row>
        <table:table-row table:style-name="ro1">
          <table:table-cell office:value-type="date" office:date-value="2007-12-26T15:56:18">
            <text:p>12/26/07 03:56 PM</text:p>
          </table:table-cell>
          <table:table-cell office:value-type="string">
            <text:p><text:s/>Extra Esp. Shot <text:s text:c="35"/></text:p>
          </table:table-cell>
          <table:table-cell office:value-type="float" office:value="0.71">
            <text:p>0.71</text:p>
          </table:table-cell>
          <table:table-cell table:number-columns-repeated="8"/>
        </table:table-row>
        <table:table-row table:style-name="ro1">
          <table:table-cell office:value-type="date" office:date-value="2007-12-23T14:30:56">
            <text:p>12/23/07 02:30 PM</text:p>
          </table:table-cell>
          <table:table-cell office:value-type="string">
            <text:p><text:s/>Extra Esp. Shot <text:s text:c="35"/></text:p>
          </table:table-cell>
          <table:table-cell office:value-type="float" office:value="0.71">
            <text:p>0.71</text:p>
          </table:table-cell>
          <table:table-cell table:number-columns-repeated="8"/>
        </table:table-row>
        <table:table-row table:style-name="ro1">
          <table:table-cell office:value-type="date" office:date-value="2007-12-19T14:51:59">
            <text:p>12/19/07 02:51 PM</text:p>
          </table:table-cell>
          <table:table-cell office:value-type="string">
            <text:p><text:s/>Extra Esp. Shot <text:s text:c="35"/></text:p>
          </table:table-cell>
          <table:table-cell office:value-type="float" office:value="0.71">
            <text:p>0.71</text:p>
          </table:table-cell>
          <table:table-cell table:number-columns-repeated="8"/>
        </table:table-row>
        <table:table-row table:style-name="ro1">
          <table:table-cell office:value-type="date" office:date-value="2007-12-20T14:26:17">
            <text:p>12/20/07 02:26 PM</text:p>
          </table:table-cell>
          <table:table-cell office:value-type="string">
            <text:p><text:s/>Extra Esp. Shot <text:s text:c="35"/></text:p>
          </table:table-cell>
          <table:table-cell office:value-type="float" office:value="0.71">
            <text:p>0.71</text:p>
          </table:table-cell>
          <table:table-cell table:number-columns-repeated="8"/>
        </table:table-row>
        <table:table-row table:style-name="ro1">
          <table:table-cell office:value-type="date" office:date-value="2007-12-18T16:08:20">
            <text:p>12/18/07 04:08 PM</text:p>
          </table:table-cell>
          <table:table-cell office:value-type="string">
            <text:p><text:s/>Extra Esp. Shot <text:s text:c="35"/></text:p>
          </table:table-cell>
          <table:table-cell office:value-type="float" office:value="0.71">
            <text:p>0.71</text:p>
          </table:table-cell>
          <table:table-cell table:number-columns-repeated="8"/>
        </table:table-row>
        <table:table-row table:style-name="ro1">
          <table:table-cell office:value-type="date" office:date-value="2007-12-30T13:34:38">
            <text:p>12/30/07 01:34 PM</text:p>
          </table:table-cell>
          <table:table-cell office:value-type="string">
            <text:p><text:s/>Extra Esp. Shot <text:s text:c="35"/></text:p>
          </table:table-cell>
          <table:table-cell office:value-type="float" office:value="0.71">
            <text:p>0.71</text:p>
          </table:table-cell>
          <table:table-cell table:number-columns-repeated="8"/>
        </table:table-row>
        <table:table-row table:style-name="ro1">
          <table:table-cell office:value-type="date" office:date-value="2007-12-19T13:49:10">
            <text:p>12/19/07 01:49 PM</text:p>
          </table:table-cell>
          <table:table-cell office:value-type="string">
            <text:p><text:s/>Extra Esp. Shot <text:s text:c="35"/></text:p>
          </table:table-cell>
          <table:table-cell office:value-type="float" office:value="0.71">
            <text:p>0.71</text:p>
          </table:table-cell>
          <table:table-cell table:number-columns-repeated="8"/>
        </table:table-row>
        <table:table-row table:style-name="ro1">
          <table:table-cell office:value-type="date" office:date-value="2007-12-18T10:28:02">
            <text:p>12/18/07 10:28 AM</text:p>
          </table:table-cell>
          <table:table-cell office:value-type="string">
            <text:p><text:s/>Extra Esp. Shot <text:s text:c="35"/></text:p>
          </table:table-cell>
          <table:table-cell office:value-type="float" office:value="0.71">
            <text:p>0.71</text:p>
          </table:table-cell>
          <table:table-cell table:number-columns-repeated="8"/>
        </table:table-row>
        <table:table-row table:style-name="ro1">
          <table:table-cell office:value-type="date" office:date-value="2007-12-18T13:15:35">
            <text:p>12/18/07 01:15 PM</text:p>
          </table:table-cell>
          <table:table-cell office:value-type="string">
            <text:p><text:s/>Extra Esp. Shot <text:s text:c="35"/></text:p>
          </table:table-cell>
          <table:table-cell office:value-type="float" office:value="0.71">
            <text:p>0.71</text:p>
          </table:table-cell>
          <table:table-cell table:number-columns-repeated="8"/>
        </table:table-row>
        <table:table-row table:style-name="ro1">
          <table:table-cell office:value-type="date" office:date-value="2007-12-23T13:36:49">
            <text:p>12/23/07 01:36 PM</text:p>
          </table:table-cell>
          <table:table-cell office:value-type="string">
            <text:p><text:s/>Extra Esp. Shot <text:s text:c="35"/></text:p>
          </table:table-cell>
          <table:table-cell office:value-type="float" office:value="0.71">
            <text:p>0.71</text:p>
          </table:table-cell>
          <table:table-cell table:number-columns-repeated="8"/>
        </table:table-row>
        <table:table-row table:style-name="ro1">
          <table:table-cell office:value-type="date" office:date-value="2007-12-30T11:41:37">
            <text:p>12/30/07 11:41 AM</text:p>
          </table:table-cell>
          <table:table-cell office:value-type="string">
            <text:p><text:s/>Extra Esp. Shot <text:s text:c="35"/></text:p>
          </table:table-cell>
          <table:table-cell office:value-type="float" office:value="0.71">
            <text:p>0.71</text:p>
          </table:table-cell>
          <table:table-cell table:number-columns-repeated="8"/>
        </table:table-row>
        <table:table-row table:style-name="ro1">
          <table:table-cell office:value-type="date" office:date-value="2007-12-27T18:28:22">
            <text:p>12/27/07 06:28 PM</text:p>
          </table:table-cell>
          <table:table-cell office:value-type="string">
            <text:p><text:s/>Extra Esp. Shot <text:s text:c="35"/></text:p>
          </table:table-cell>
          <table:table-cell office:value-type="float" office:value="0.71">
            <text:p>0.71</text:p>
          </table:table-cell>
          <table:table-cell table:number-columns-repeated="8"/>
        </table:table-row>
        <table:table-row table:style-name="ro1">
          <table:table-cell office:value-type="date" office:date-value="2007-12-20T15:45:30">
            <text:p>12/20/07 03:45 PM</text:p>
          </table:table-cell>
          <table:table-cell office:value-type="string">
            <text:p><text:s/>Extra Esp. Shot <text:s text:c="35"/></text:p>
          </table:table-cell>
          <table:table-cell office:value-type="float" office:value="0.71">
            <text:p>0.71</text:p>
          </table:table-cell>
          <table:table-cell table:number-columns-repeated="8"/>
        </table:table-row>
        <table:table-row table:style-name="ro1">
          <table:table-cell office:value-type="date" office:date-value="2007-12-20T21:56:24">
            <text:p>12/20/07 09:56 PM</text:p>
          </table:table-cell>
          <table:table-cell office:value-type="string">
            <text:p><text:s/>Extra Tea Bag <text:s text:c="37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19T21:14:41">
            <text:p>12/19/07 09:14 PM</text:p>
          </table:table-cell>
          <table:table-cell office:value-type="string">
            <text:p><text:s/>Flavor Shot <text:s text:c="39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6T22:55:31">
            <text:p>12/26/07 10:55 PM</text:p>
          </table:table-cell>
          <table:table-cell office:value-type="string">
            <text:p><text:s/>Flavor Shot <text:s text:c="39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30T12:54:27">
            <text:p>12/30/07 12:54 PM</text:p>
          </table:table-cell>
          <table:table-cell office:value-type="string">
            <text:p><text:s/>Flavor Shot <text:s text:c="39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7T11:52:46">
            <text:p>12/27/07 11:52 AM</text:p>
          </table:table-cell>
          <table:table-cell office:value-type="string">
            <text:p><text:s/>Flavor Shot <text:s text:c="39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18T16:08:20">
            <text:p>12/18/07 04:08 PM</text:p>
          </table:table-cell>
          <table:table-cell office:value-type="string">
            <text:p><text:s/>Flavor Shot <text:s text:c="39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6T22:55:31">
            <text:p>12/26/07 10:55 PM</text:p>
          </table:table-cell>
          <table:table-cell office:value-type="string">
            <text:p><text:s/>Flavor Shot <text:s text:c="39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1T19:55:07">
            <text:p>12/21/07 07:55 PM</text:p>
          </table:table-cell>
          <table:table-cell office:value-type="string">
            <text:p><text:s/>Flavor Shot <text:s text:c="39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8T16:57:25">
            <text:p>12/28/07 04:57 PM</text:p>
          </table:table-cell>
          <table:table-cell office:value-type="string">
            <text:p><text:s/>Flavor Shot <text:s text:c="39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4T10:10:02">
            <text:p>12/24/07 10:10 AM</text:p>
          </table:table-cell>
          <table:table-cell office:value-type="string">
            <text:p><text:s/>Flavor Shot <text:s text:c="39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6T18:09:00">
            <text:p>12/26/07 06:09 PM</text:p>
          </table:table-cell>
          <table:table-cell office:value-type="string">
            <text:p><text:s/>Flavor Shot <text:s text:c="39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30T12:54:27">
            <text:p>12/30/07 12:54 PM</text:p>
          </table:table-cell>
          <table:table-cell office:value-type="string">
            <text:p><text:s/>Flavor Shot <text:s text:c="39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9T22:22:01">
            <text:p>12/29/07 10:22 PM</text:p>
          </table:table-cell>
          <table:table-cell office:value-type="string">
            <text:p><text:s/>Flavor Shot <text:s text:c="39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8T16:57:25">
            <text:p>12/28/07 04:57 PM</text:p>
          </table:table-cell>
          <table:table-cell office:value-type="string">
            <text:p><text:s/>Flavor Shot <text:s text:c="39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8T15:11:44">
            <text:p>12/28/07 03:11 PM</text:p>
          </table:table-cell>
          <table:table-cell office:value-type="string">
            <text:p><text:s/>Granol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7:41:11">
            <text:p>12/28/07 05:41 PM</text:p>
          </table:table-cell>
          <table:table-cell office:value-type="string">
            <text:p><text:s/>Granol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30T17:15:36">
            <text:p>12/30/07 05:15 PM</text:p>
          </table:table-cell>
          <table:table-cell office:value-type="string">
            <text:p><text:s/>Granol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12:48:41">
            <text:p>12/26/07 12:48 PM</text:p>
          </table:table-cell>
          <table:table-cell office:value-type="string">
            <text:p><text:s/>Granol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11:18:05">
            <text:p>12/29/07 11:18 AM</text:p>
          </table:table-cell>
          <table:table-cell office:value-type="string">
            <text:p><text:s/>Granol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30T17:41:41">
            <text:p>12/30/07 05:41 PM</text:p>
          </table:table-cell>
          <table:table-cell office:value-type="string">
            <text:p><text:s/>Hot Chocolate <text:s text:c="37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9T21:52:26">
            <text:p>12/29/07 09:52 PM</text:p>
          </table:table-cell>
          <table:table-cell office:value-type="string">
            <text:p><text:s/>Hot Chocolate <text:s text:c="37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8T14:56:29">
            <text:p>12/28/07 02:56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2:23:17">
            <text:p>12/17/07 12:23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7T14:07:52">
            <text:p>12/27/07 02:07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15:00:08">
            <text:p>12/29/07 03:00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1T22:02:28">
            <text:p>12/21/07 10:02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1T18:47:40">
            <text:p>12/21/07 06:47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21:59:55">
            <text:p>12/26/07 09:59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4T14:41:41">
            <text:p>12/24/07 02:41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1T19:23:48">
            <text:p>12/21/07 07:23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1:41:22">
            <text:p>12/17/07 11:41 A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12:53:45">
            <text:p>12/18/07 12:53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6:19:38">
            <text:p>12/17/07 04:19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4T11:59:07">
            <text:p>12/24/07 11:59 A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9:50:14">
            <text:p>12/28/07 07:50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7:31:52">
            <text:p>12/17/07 05:31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3T14:08:22">
            <text:p>12/23/07 02:08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30T11:37:32">
            <text:p>12/30/07 11:37 A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9:39:22">
            <text:p>12/17/07 07:39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19:56:22">
            <text:p>12/29/07 07:56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6:37:32">
            <text:p>12/17/07 04:37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3T12:34:23">
            <text:p>12/23/07 12:34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8:43:58">
            <text:p>12/17/07 06:43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1T12:31:31">
            <text:p>12/21/07 12:31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12:09:01">
            <text:p>12/26/07 12:09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3T15:57:00">
            <text:p>12/23/07 03:57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15:54:06">
            <text:p>12/29/07 03:54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9T21:14:41">
            <text:p>12/19/07 09:14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3T17:10:23">
            <text:p>12/23/07 05:10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4:15:58">
            <text:p>12/28/07 02:15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19:43:33">
            <text:p>12/22/07 07:43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1T20:20:47">
            <text:p>12/21/07 08:20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0T21:56:24">
            <text:p>12/20/07 09:56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0T13:15:31">
            <text:p>12/20/07 01:15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20:18:47">
            <text:p>12/29/07 08:18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6:16:56">
            <text:p>12/28/07 04:16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14:20:59">
            <text:p>12/22/07 02:20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14:40:57">
            <text:p>12/22/07 02:40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16:36:42">
            <text:p>12/26/07 04:36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16:32:13">
            <text:p>12/26/07 04:32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7T15:43:19">
            <text:p>12/27/07 03:43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7T22:12:20">
            <text:p>12/27/07 10:12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7T20:02:18">
            <text:p>12/27/07 08:02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13:32:28">
            <text:p>12/26/07 01:32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13:33:24">
            <text:p>12/22/07 01:33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15:42:43">
            <text:p>12/26/07 03:42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1T12:31:31">
            <text:p>12/21/07 12:31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0T18:38:44">
            <text:p>12/20/07 06:38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30T16:22:36">
            <text:p>12/30/07 04:22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21:10:19">
            <text:p>12/18/07 09:10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7T12:25:44">
            <text:p>12/27/07 12:25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18:57:00">
            <text:p>12/18/07 06:57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13:22:11">
            <text:p>12/22/07 01:22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1T20:20:47">
            <text:p>12/21/07 08:20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4:40:29">
            <text:p>12/17/07 02:40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22:27:19">
            <text:p>12/29/07 10:27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1T18:21:52">
            <text:p>12/21/07 06:21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22:22:01">
            <text:p>12/29/07 10:22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18:09:00">
            <text:p>12/26/07 06:09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21:40:18">
            <text:p>12/29/07 09:40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0T18:13:47">
            <text:p>12/20/07 06:13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21:02:17">
            <text:p>12/29/07 09:02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9T12:49:21">
            <text:p>12/19/07 12:49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8:44:04">
            <text:p>12/17/07 06:44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15:35:28">
            <text:p>12/22/07 03:35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1:13:24">
            <text:p>12/28/07 11:13 A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12:35:33">
            <text:p>12/18/07 12:35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18:10:06">
            <text:p>12/29/07 06:10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0T12:41:02">
            <text:p>12/20/07 12:41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15:10:22">
            <text:p>12/22/07 03:10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1:13:24">
            <text:p>12/28/07 11:13 A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7T19:58:41">
            <text:p>12/27/07 07:58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1T22:02:28">
            <text:p>12/21/07 10:02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3T17:10:23">
            <text:p>12/23/07 05:10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0T15:44:36">
            <text:p>12/20/07 03:44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2:29:26">
            <text:p>12/17/07 12:29 PM</text:p>
          </table:table-cell>
          <table:table-cell office:value-type="string">
            <text:p><text:s/>Hot Tea <text:s text:c="43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11:30:24">
            <text:p>12/18/07 11:30 AM</text:p>
          </table:table-cell>
          <table:table-cell office:value-type="string">
            <text:p><text:s/>Hummus <text:s text:c="44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8:49:09">
            <text:p>12/28/07 06:49 PM</text:p>
          </table:table-cell>
          <table:table-cell office:value-type="string">
            <text:p><text:s/>Hummus <text:s text:c="44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9T15:42:01">
            <text:p>12/29/07 03:42 PM</text:p>
          </table:table-cell>
          <table:table-cell office:value-type="string">
            <text:p><text:s/>Hummus <text:s text:c="44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3:04:07">
            <text:p>12/17/07 01:04 PM</text:p>
          </table:table-cell>
          <table:table-cell office:value-type="string">
            <text:p><text:s/>Hummus <text:s text:c="44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6T14:41:44">
            <text:p>12/26/07 02:41 PM</text:p>
          </table:table-cell>
          <table:table-cell office:value-type="string">
            <text:p><text:s/>Hummus <text:s text:c="44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7T12:25:44">
            <text:p>12/27/07 12:25 PM</text:p>
          </table:table-cell>
          <table:table-cell office:value-type="string">
            <text:p><text:s/>Hummus <text:s text:c="44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6T21:59:55">
            <text:p>12/26/07 09:59 PM</text:p>
          </table:table-cell>
          <table:table-cell office:value-type="string">
            <text:p><text:s/>Hummus <text:s text:c="44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6:16:56">
            <text:p>12/28/07 04:16 PM</text:p>
          </table:table-cell>
          <table:table-cell office:value-type="string">
            <text:p><text:s/>Hummus <text:s text:c="44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9T12:27:12">
            <text:p>12/19/07 12:27 PM</text:p>
          </table:table-cell>
          <table:table-cell office:value-type="string">
            <text:p><text:s/>Hummus <text:s text:c="44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9T13:06:03">
            <text:p>12/19/07 01:06 PM</text:p>
          </table:table-cell>
          <table:table-cell office:value-type="string">
            <text:p><text:s/>Hummus <text:s text:c="44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21:21:59">
            <text:p>12/28/07 09:21 PM</text:p>
          </table:table-cell>
          <table:table-cell office:value-type="string">
            <text:p><text:s/>Hummus <text:s text:c="44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8T14:21:59">
            <text:p>12/28/07 02:21 PM</text:p>
          </table:table-cell>
          <table:table-cell office:value-type="string">
            <text:p><text:s/>Hummus <text:s text:c="44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9T18:25:20">
            <text:p>12/19/07 06:25 PM</text:p>
          </table:table-cell>
          <table:table-cell office:value-type="string">
            <text:p><text:s/>Hummus <text:s text:c="44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5:06:47">
            <text:p>12/22/07 03:06 PM</text:p>
          </table:table-cell>
          <table:table-cell office:value-type="string">
            <text:p><text:s/>Hummus <text:s text:c="44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8T19:50:41">
            <text:p>12/18/07 07:50 PM</text:p>
          </table:table-cell>
          <table:table-cell office:value-type="string">
            <text:p><text:s/>Hummus <text:s text:c="44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1T19:55:07">
            <text:p>12/21/07 07:55 PM</text:p>
          </table:table-cell>
          <table:table-cell office:value-type="string">
            <text:p><text:s/>Hummus <text:s text:c="44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8:40:50">
            <text:p>12/20/07 06:40 PM</text:p>
          </table:table-cell>
          <table:table-cell office:value-type="string">
            <text:p><text:s/>Hummus <text:s text:c="44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6:14:20">
            <text:p>12/17/07 04:14 PM</text:p>
          </table:table-cell>
          <table:table-cell office:value-type="string">
            <text:p><text:s/>Hummus <text:s text:c="44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0T13:11:28">
            <text:p>12/20/07 01:11 PM</text:p>
          </table:table-cell>
          <table:table-cell office:value-type="string">
            <text:p><text:s/>Hummus <text:s text:c="44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7:12:12">
            <text:p>12/22/07 05:12 PM</text:p>
          </table:table-cell>
          <table:table-cell office:value-type="string">
            <text:p><text:s/>Hummus <text:s text:c="44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6T10:29:18">
            <text:p>12/26/07 10:29 AM</text:p>
          </table:table-cell>
          <table:table-cell office:value-type="string">
            <text:p><text:s/>Hummus <text:s text:c="44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22T14:41:14">
            <text:p>12/22/07 02:41 PM</text:p>
          </table:table-cell>
          <table:table-cell office:value-type="string">
            <text:p><text:s/>Hummus and Veggie <text:s text:c="33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9T16:56:48">
            <text:p>12/29/07 04:56 PM</text:p>
          </table:table-cell>
          <table:table-cell office:value-type="string">
            <text:p><text:s/>Hummus and Veggie <text:s text:c="33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9T19:06:09">
            <text:p>12/19/07 07:06 PM</text:p>
          </table:table-cell>
          <table:table-cell office:value-type="string">
            <text:p><text:s/>Hummus and Veggie <text:s text:c="33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7T14:02:29">
            <text:p>12/17/07 02:02 PM</text:p>
          </table:table-cell>
          <table:table-cell office:value-type="string">
            <text:p><text:s/>Hummus and Veggie <text:s text:c="33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8T14:41:42">
            <text:p>12/28/07 02:41 PM</text:p>
          </table:table-cell>
          <table:table-cell office:value-type="string">
            <text:p><text:s/>Hummus and Veggie <text:s text:c="33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0T19:05:46">
            <text:p>12/20/07 07:05 PM</text:p>
          </table:table-cell>
          <table:table-cell office:value-type="string">
            <text:p><text:s/>Hummus and Veggie <text:s text:c="33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8T21:49:03">
            <text:p>12/28/07 09:49 PM</text:p>
          </table:table-cell>
          <table:table-cell office:value-type="string">
            <text:p><text:s/>Hummus and Veggie <text:s text:c="33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7T15:52:18">
            <text:p>12/17/07 03:52 PM</text:p>
          </table:table-cell>
          <table:table-cell office:value-type="string">
            <text:p><text:s/>Hummus and Veggie <text:s text:c="33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30T11:37:32">
            <text:p>12/30/07 11:37 AM</text:p>
          </table:table-cell>
          <table:table-cell office:value-type="string">
            <text:p><text:s/>Hummus and Veggie <text:s text:c="33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7T12:23:17">
            <text:p>12/17/07 12:23 PM</text:p>
          </table:table-cell>
          <table:table-cell office:value-type="string">
            <text:p><text:s/>Hummus and Veggie <text:s text:c="33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2T22:01:26">
            <text:p>12/22/07 10:01 PM</text:p>
          </table:table-cell>
          <table:table-cell office:value-type="string">
            <text:p><text:s/>Hummus and Veggie <text:s text:c="33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7T16:31:30">
            <text:p>12/17/07 04:31 PM</text:p>
          </table:table-cell>
          <table:table-cell office:value-type="string">
            <text:p><text:s/>Hummus and Veggie <text:s text:c="33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9T20:52:04">
            <text:p>12/19/07 08:52 PM</text:p>
          </table:table-cell>
          <table:table-cell office:value-type="string">
            <text:p><text:s/>Hummus and Veggie <text:s text:c="33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1T11:09:05">
            <text:p>12/21/07 11:09 AM</text:p>
          </table:table-cell>
          <table:table-cell office:value-type="string">
            <text:p><text:s/>Hummus and Veggie <text:s text:c="33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8T12:57:15">
            <text:p>12/28/07 12:57 PM</text:p>
          </table:table-cell>
          <table:table-cell office:value-type="string">
            <text:p><text:s/>Hummus and Veggie <text:s text:c="33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8T14:54:41">
            <text:p>12/28/07 02:54 PM</text:p>
          </table:table-cell>
          <table:table-cell office:value-type="string">
            <text:p><text:s/>Hummus and Veggie <text:s text:c="33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7T13:40:24">
            <text:p>12/17/07 01:40 PM</text:p>
          </table:table-cell>
          <table:table-cell office:value-type="string">
            <text:p><text:s/>Hummus and Veggie <text:s text:c="33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6T16:32:13">
            <text:p>12/26/07 04:32 PM</text:p>
          </table:table-cell>
          <table:table-cell office:value-type="string">
            <text:p><text:s/>Hummus and Veggie <text:s text:c="33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8T14:54:41">
            <text:p>12/28/07 02:54 PM</text:p>
          </table:table-cell>
          <table:table-cell office:value-type="string">
            <text:p><text:s/>Hummus and Veggie <text:s text:c="33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9T13:06:03">
            <text:p>12/19/07 01:06 PM</text:p>
          </table:table-cell>
          <table:table-cell office:value-type="string">
            <text:p><text:s/>Hummus Wrap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29T14:43:53">
            <text:p>12/29/07 02:43 PM</text:p>
          </table:table-cell>
          <table:table-cell office:value-type="string">
            <text:p><text:s/>Hummus Wrap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28T19:43:09">
            <text:p>12/28/07 07:43 PM</text:p>
          </table:table-cell>
          <table:table-cell office:value-type="string">
            <text:p><text:s/>Hummus Wrap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26T21:59:55">
            <text:p>12/26/07 09:59 PM</text:p>
          </table:table-cell>
          <table:table-cell office:value-type="string">
            <text:p><text:s/>Hummus Wrap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21T14:21:23">
            <text:p>12/21/07 02:21 PM</text:p>
          </table:table-cell>
          <table:table-cell office:value-type="string">
            <text:p><text:s/>Hummus Wrap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20T22:56:40">
            <text:p>12/20/07 10:56 PM</text:p>
          </table:table-cell>
          <table:table-cell office:value-type="string">
            <text:p><text:s/>Hummus Wrap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19T18:10:54">
            <text:p>12/19/07 06:10 PM</text:p>
          </table:table-cell>
          <table:table-cell office:value-type="string">
            <text:p><text:s/>Hummus Wrap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18T18:49:21">
            <text:p>12/18/07 06:49 PM</text:p>
          </table:table-cell>
          <table:table-cell office:value-type="string">
            <text:p><text:s/>Hummus Wrap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17T23:12:04">
            <text:p>12/17/07 11:12 PM</text:p>
          </table:table-cell>
          <table:table-cell office:value-type="string">
            <text:p><text:s/>Hummus Wrap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18T11:57:39">
            <text:p>12/18/07 11:57 AM</text:p>
          </table:table-cell>
          <table:table-cell office:value-type="string">
            <text:p><text:s/>Hummus Wrap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22T20:38:51">
            <text:p>12/22/07 08:38 PM</text:p>
          </table:table-cell>
          <table:table-cell office:value-type="string">
            <text:p><text:s/>Hummus Wrap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29T14:44:25">
            <text:p>12/29/07 02:44 PM</text:p>
          </table:table-cell>
          <table:table-cell office:value-type="string">
            <text:p><text:s/>Hummus Wrap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28T13:40:53">
            <text:p>12/28/07 01:40 PM</text:p>
          </table:table-cell>
          <table:table-cell office:value-type="string">
            <text:p><text:s/>Hummus Wrap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20T12:41:02">
            <text:p>12/20/07 12:41 PM</text:p>
          </table:table-cell>
          <table:table-cell office:value-type="string">
            <text:p><text:s/>Hummus Wrap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22T20:15:09">
            <text:p>12/22/07 08:15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0T10:34:19">
            <text:p>12/20/07 10:34 A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0T17:16:12">
            <text:p>12/20/07 05:16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4:01:42">
            <text:p>12/17/07 02:01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4T12:33:47">
            <text:p>12/24/07 12:33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9:39:22">
            <text:p>12/17/07 07:39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6:00:52">
            <text:p>12/28/07 04:00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14:41:14">
            <text:p>12/22/07 02:41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15:33:04">
            <text:p>12/26/07 03:33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10:34:41">
            <text:p>12/22/07 10:34 A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20:59:22">
            <text:p>12/26/07 08:59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7:36:03">
            <text:p>12/17/07 05:36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9T21:34:05">
            <text:p>12/19/07 09:34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20:42:10">
            <text:p>12/26/07 08:4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17:42:31">
            <text:p>12/22/07 05:4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16:32:13">
            <text:p>12/26/07 04:3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9T21:34:46">
            <text:p>12/19/07 09:34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22:01:00">
            <text:p>12/26/07 10:01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30T17:15:36">
            <text:p>12/30/07 05:15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12:22:13">
            <text:p>12/29/07 12:2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12:22:13">
            <text:p>12/29/07 12:2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1T21:44:10">
            <text:p>12/21/07 09:44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9T20:52:04">
            <text:p>12/19/07 08:5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6:37:32">
            <text:p>12/17/07 04:37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9T16:24:53">
            <text:p>12/19/07 04:24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21:29:56">
            <text:p>12/28/07 09:29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21:31:31">
            <text:p>12/28/07 09:31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1T22:00:37">
            <text:p>12/21/07 10:00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6:16:36">
            <text:p>12/28/07 04:16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1T18:23:58">
            <text:p>12/21/07 06:23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17:42:31">
            <text:p>12/22/07 05:4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5:41:23">
            <text:p>12/28/07 03:41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4:41:42">
            <text:p>12/28/07 02:41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1T19:57:29">
            <text:p>12/21/07 07:57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4:21:59">
            <text:p>12/28/07 02:21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5:11:44">
            <text:p>12/28/07 03:11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15:35:28">
            <text:p>12/22/07 03:35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9T16:22:42">
            <text:p>12/19/07 04:2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0T13:54:04">
            <text:p>12/20/07 01:54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9T18:10:54">
            <text:p>12/19/07 06:10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0T19:05:51">
            <text:p>12/20/07 07:05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17:10:06">
            <text:p>12/22/07 05:10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6:14:20">
            <text:p>12/17/07 04:14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7:01:23">
            <text:p>12/28/07 05:01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14:28:16">
            <text:p>12/29/07 02:28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30T13:01:58">
            <text:p>12/30/07 01:01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14:58:13">
            <text:p>12/18/07 02:58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5:03:35">
            <text:p>12/28/07 03:03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9T10:28:33">
            <text:p>12/19/07 10:28 A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3T13:56:55">
            <text:p>12/23/07 01:56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19:50:41">
            <text:p>12/18/07 07:50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10:29:18">
            <text:p>12/26/07 10:29 A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5:31:35">
            <text:p>12/28/07 03:31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4:53:52">
            <text:p>12/28/07 02:53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30T14:23:51">
            <text:p>12/30/07 02:23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0T13:12:24">
            <text:p>12/20/07 01:1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7:32:49">
            <text:p>12/17/07 05:3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0T13:12:24">
            <text:p>12/20/07 01:1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17:04:20">
            <text:p>12/22/07 05:04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13:36:37">
            <text:p>12/18/07 01:36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13:36:37">
            <text:p>12/18/07 01:36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4T13:24:39">
            <text:p>12/24/07 01:24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30T13:56:50">
            <text:p>12/30/07 01:56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6:16:36">
            <text:p>12/28/07 04:16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9:43:09">
            <text:p>12/28/07 07:43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14:51:55">
            <text:p>12/26/07 02:51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4T13:24:39">
            <text:p>12/24/07 01:24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22:01:26">
            <text:p>12/22/07 10:01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6:17:21">
            <text:p>12/17/07 04:17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4:16:08">
            <text:p>12/28/07 02:16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10:58:26">
            <text:p>12/26/07 10:58 A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1T18:47:59">
            <text:p>12/21/07 06:47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2:33:17">
            <text:p>12/17/07 12:33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4:15:04">
            <text:p>12/17/07 02:15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1T19:56:23">
            <text:p>12/21/07 07:56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4T14:36:57">
            <text:p>12/24/07 02:36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14:41:44">
            <text:p>12/26/07 02:41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8:29:03">
            <text:p>12/28/07 06:29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18:48:06">
            <text:p>12/18/07 06:48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3T13:29:30">
            <text:p>12/23/07 01:29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9T12:02:33">
            <text:p>12/19/07 12:0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12:09:57">
            <text:p>12/22/07 12:09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18:40:14">
            <text:p>12/29/07 06:40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21:16:10">
            <text:p>12/29/07 09:16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12:24:08">
            <text:p>12/22/07 12:24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7T14:32:27">
            <text:p>12/27/07 02:3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7:02:29">
            <text:p>12/28/07 05:0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11:13:36">
            <text:p>12/18/07 11:13 A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21:02:17">
            <text:p>12/29/07 09:0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15:11:19">
            <text:p>12/22/07 03:11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5:03:34">
            <text:p>12/17/07 03:03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20:10:25">
            <text:p>12/26/07 08:10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9T16:53:15">
            <text:p>12/19/07 04:53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7T13:19:42">
            <text:p>12/27/07 01:19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10:49:32">
            <text:p>12/18/07 10:49 A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1T14:41:20">
            <text:p>12/21/07 02:41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30T15:07:53">
            <text:p>12/30/07 03:07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11:30:24">
            <text:p>12/18/07 11:30 A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1T20:29:40">
            <text:p>12/21/07 08:29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18:40:47">
            <text:p>12/18/07 06:40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10:45:57">
            <text:p>12/18/07 10:45 A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13:29:34">
            <text:p>12/22/07 01:29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0T16:51:30">
            <text:p>12/20/07 04:51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14:58:13">
            <text:p>12/18/07 02:58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5:44:34">
            <text:p>12/17/07 03:44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30T12:08:56">
            <text:p>12/30/07 12:08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3:40:24">
            <text:p>12/17/07 01:40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0T20:02:03">
            <text:p>12/20/07 08:0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1T21:44:10">
            <text:p>12/21/07 09:44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0T17:52:21">
            <text:p>12/20/07 05:5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3T10:49:18">
            <text:p>12/23/07 10:49 A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21:02:17">
            <text:p>12/29/07 09:0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11:07:28">
            <text:p>12/18/07 11:07 A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19:50:41">
            <text:p>12/18/07 07:50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0T13:11:48">
            <text:p>12/20/07 01:11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7T16:17:21">
            <text:p>12/27/07 04:17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5:42:05">
            <text:p>12/17/07 03:4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6:14:20">
            <text:p>12/17/07 04:14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22:14:00">
            <text:p>12/22/07 10:14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21:14:20">
            <text:p>12/18/07 09:14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13:30:14">
            <text:p>12/22/07 01:30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11:57:39">
            <text:p>12/18/07 11:57 A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12:07:32">
            <text:p>12/22/07 12:07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7T21:04:59">
            <text:p>12/27/07 09:04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13:28:36">
            <text:p>12/29/07 01:28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2T19:42:29">
            <text:p>12/22/07 07:4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5:52:18">
            <text:p>12/17/07 03:5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19:20:05">
            <text:p>12/26/07 07:20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1T11:54:52">
            <text:p>12/21/07 11:54 A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7T22:12:20">
            <text:p>12/27/07 10:1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3T17:15:18">
            <text:p>12/23/07 05:15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8:52:44">
            <text:p>12/17/07 06:5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0:51:32">
            <text:p>12/28/07 10:51 A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13:28:36">
            <text:p>12/29/07 01:28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6:14:20">
            <text:p>12/17/07 04:14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13:00:24">
            <text:p>12/29/07 01:00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3T17:10:23">
            <text:p>12/23/07 05:10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19:53:50">
            <text:p>12/26/07 07:53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21:29:56">
            <text:p>12/28/07 09:29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16:37:30">
            <text:p>12/29/07 04:37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17:46:10">
            <text:p>12/18/07 05:46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0T17:34:51">
            <text:p>12/20/07 05:34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6:31:30">
            <text:p>12/17/07 04:31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7T15:02:18">
            <text:p>12/17/07 03:02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30T17:39:59">
            <text:p>12/30/07 05:39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18:46:06">
            <text:p>12/26/07 06:46 PM</text:p>
          </table:table-cell>
          <table:table-cell office:value-type="string">
            <text:p><text:s/>In House Coffee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15:06:46">
            <text:p>12/18/07 03:06 PM</text:p>
          </table:table-cell>
          <table:table-cell office:value-type="string">
            <text:p><text:s/>Kaiser Tofu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27T22:12:20">
            <text:p>12/27/07 10:12 PM</text:p>
          </table:table-cell>
          <table:table-cell office:value-type="string">
            <text:p><text:s/>Kaiser Tofu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19T12:49:21">
            <text:p>12/19/07 12:49 PM</text:p>
          </table:table-cell>
          <table:table-cell office:value-type="string">
            <text:p><text:s/>Kaiser Tofu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22T18:45:07">
            <text:p>12/22/07 06:45 PM</text:p>
          </table:table-cell>
          <table:table-cell office:value-type="string">
            <text:p><text:s/>Kaiser Tofu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27T21:04:59">
            <text:p>12/27/07 09:04 PM</text:p>
          </table:table-cell>
          <table:table-cell office:value-type="string">
            <text:p><text:s/>Kaiser Tofu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17T17:32:49">
            <text:p>12/17/07 05:32 PM</text:p>
          </table:table-cell>
          <table:table-cell office:value-type="string">
            <text:p><text:s/>Kaiser Tofu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26T13:13:25">
            <text:p>12/26/07 01:13 PM</text:p>
          </table:table-cell>
          <table:table-cell office:value-type="string">
            <text:p><text:s/>Kaiser Tofu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27T16:41:55">
            <text:p>12/27/07 04:41 PM</text:p>
          </table:table-cell>
          <table:table-cell office:value-type="string">
            <text:p><text:s/>Kaiser Tofu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26T15:33:04">
            <text:p>12/26/07 03:33 PM</text:p>
          </table:table-cell>
          <table:table-cell office:value-type="string">
            <text:p><text:s/>Kaiser Tofu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17T18:28:27">
            <text:p>12/17/07 06:28 PM</text:p>
          </table:table-cell>
          <table:table-cell office:value-type="string">
            <text:p><text:s/>Kaiser Tofu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18T15:33:19">
            <text:p>12/18/07 03:33 PM</text:p>
          </table:table-cell>
          <table:table-cell office:value-type="string">
            <text:p><text:s/>Kaiser Tofu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17T12:29:26">
            <text:p>12/17/07 12:29 PM</text:p>
          </table:table-cell>
          <table:table-cell office:value-type="string">
            <text:p><text:s/>Kaiser Tofu <text:s text:c="39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28T12:49:26">
            <text:p>12/28/07 12:49 PM</text:p>
          </table:table-cell>
          <table:table-cell office:value-type="string">
            <text:p><text:s/>Large Capp. <text:s text:c="39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6T22:55:31">
            <text:p>12/26/07 10:55 PM</text:p>
          </table:table-cell>
          <table:table-cell office:value-type="string">
            <text:p><text:s/>Large Capp. <text:s text:c="39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7T18:28:22">
            <text:p>12/27/07 06:28 PM</text:p>
          </table:table-cell>
          <table:table-cell office:value-type="string">
            <text:p><text:s/>Large Capp. <text:s text:c="39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2">
          <table:table-cell office:value-type="date" office:date-value="2007-12-17T16:19:38">
            <text:p>12/17/07 04:19 PM</text:p>
          </table:table-cell>
          <table:table-cell office:value-type="string">
            <text:p><text:s/>Large CconL <text:s text:c="39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6T16:20:45">
            <text:p>12/26/07 04:20 PM</text:p>
          </table:table-cell>
          <table:table-cell office:value-type="string">
            <text:p><text:s/>Large CconL <text:s text:c="39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3T14:30:56">
            <text:p>12/23/07 02:30 PM</text:p>
          </table:table-cell>
          <table:table-cell office:value-type="string">
            <text:p><text:s/>Large Chai <text:s text:c="40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2T22:44:46">
            <text:p>12/22/07 10:44 PM</text:p>
          </table:table-cell>
          <table:table-cell office:value-type="string">
            <text:p><text:s/>Large Chai <text:s text:c="40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8T12:49:38">
            <text:p>12/28/07 12:49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4T14:36:57">
            <text:p>12/24/07 02:36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8T10:56:43">
            <text:p>12/28/07 10:56 A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0T16:55:00">
            <text:p>12/20/07 04:55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8T16:08:31">
            <text:p>12/18/07 04:08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2T10:41:14">
            <text:p>12/22/07 10:41 A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4T18:36:46">
            <text:p>12/24/07 06:36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8T10:54:58">
            <text:p>12/28/07 10:54 A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30T16:08:50">
            <text:p>12/30/07 04:08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8T15:06:46">
            <text:p>12/18/07 03:06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9T11:49:39">
            <text:p>12/19/07 11:49 A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9T11:10:57">
            <text:p>12/19/07 11:10 A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2T12:30:46">
            <text:p>12/22/07 12:30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0T13:50:49">
            <text:p>12/20/07 01:50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2T11:17:35">
            <text:p>12/22/07 11:17 A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8T17:56:33">
            <text:p>12/18/07 05:56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2T20:19:35">
            <text:p>12/22/07 08:19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30T10:58:11">
            <text:p>12/30/07 10:58 A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3T13:05:20">
            <text:p>12/23/07 01:05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1T10:30:53">
            <text:p>12/21/07 10:30 A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7T20:16:56">
            <text:p>12/17/07 08:16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30T15:10:29">
            <text:p>12/30/07 03:10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7T18:29:02">
            <text:p>12/17/07 06:29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7T12:15:33">
            <text:p>12/27/07 12:15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6T12:32:08">
            <text:p>12/26/07 12:32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9T12:27:12">
            <text:p>12/19/07 12:27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6T12:03:45">
            <text:p>12/26/07 12:03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2T13:33:50">
            <text:p>12/22/07 01:33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1T13:05:05">
            <text:p>12/21/07 01:05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8T12:43:15">
            <text:p>12/18/07 12:43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8T10:24:01">
            <text:p>12/18/07 10:24 A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9T20:41:55">
            <text:p>12/19/07 08:41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8T12:35:43">
            <text:p>12/18/07 12:35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8T17:49:47">
            <text:p>12/18/07 05:49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8T12:41:49">
            <text:p>12/18/07 12:41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8T14:00:38">
            <text:p>12/18/07 02:00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7T19:31:53">
            <text:p>12/17/07 07:31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8T14:00:38">
            <text:p>12/18/07 02:00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8T10:28:02">
            <text:p>12/18/07 10:28 A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4T14:36:57">
            <text:p>12/24/07 02:36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9T14:23:23">
            <text:p>12/29/07 02:23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2T12:08:36">
            <text:p>12/22/07 12:08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3T12:58:27">
            <text:p>12/23/07 12:58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30T13:34:38">
            <text:p>12/30/07 01:34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30T11:51:55">
            <text:p>12/30/07 11:51 A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9T22:53:12">
            <text:p>12/29/07 10:53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8T13:51:59">
            <text:p>12/28/07 01:51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1T10:34:27">
            <text:p>12/21/07 10:34 A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0T11:06:27">
            <text:p>12/20/07 11:06 A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3T13:42:56">
            <text:p>12/23/07 01:42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3T13:17:26">
            <text:p>12/23/07 01:17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6T20:35:36">
            <text:p>12/26/07 08:35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1T20:09:01">
            <text:p>12/21/07 08:09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8T16:04:31">
            <text:p>12/28/07 04:04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0T13:48:47">
            <text:p>12/20/07 01:48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9T14:22:46">
            <text:p>12/19/07 02:22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2T21:46:15">
            <text:p>12/22/07 09:46 PM</text:p>
          </table:table-cell>
          <table:table-cell office:value-type="string">
            <text:p><text:s/>Large Coffee <text:s text:c="38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8T14:07:50">
            <text:p>12/28/07 02:07 PM</text:p>
          </table:table-cell>
          <table:table-cell office:value-type="string">
            <text:p><text:s/>Large Ice Tea <text:s text:c="37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30T11:41:37">
            <text:p>12/30/07 11:41 AM</text:p>
          </table:table-cell>
          <table:table-cell office:value-type="string">
            <text:p><text:s/>Large Latte <text:s text:c="39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8T13:31:51">
            <text:p>12/18/07 01:31 PM</text:p>
          </table:table-cell>
          <table:table-cell office:value-type="string">
            <text:p><text:s/>Large Latte <text:s text:c="39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9T16:30:02">
            <text:p>12/29/07 04:30 PM</text:p>
          </table:table-cell>
          <table:table-cell office:value-type="string">
            <text:p><text:s/>Large Latte <text:s text:c="39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30T11:41:37">
            <text:p>12/30/07 11:41 AM</text:p>
          </table:table-cell>
          <table:table-cell office:value-type="string">
            <text:p><text:s/>Large Latte <text:s text:c="39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9T11:49:39">
            <text:p>12/19/07 11:49 AM</text:p>
          </table:table-cell>
          <table:table-cell office:value-type="string">
            <text:p><text:s/>Large Latte <text:s text:c="39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3T17:53:07">
            <text:p>12/23/07 05:53 PM</text:p>
          </table:table-cell>
          <table:table-cell office:value-type="string">
            <text:p><text:s/>Large Latte <text:s text:c="39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8T16:08:20">
            <text:p>12/18/07 04:08 PM</text:p>
          </table:table-cell>
          <table:table-cell office:value-type="string">
            <text:p><text:s/>Large Latte <text:s text:c="39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30T15:22:21">
            <text:p>12/30/07 03:22 PM</text:p>
          </table:table-cell>
          <table:table-cell office:value-type="string">
            <text:p><text:s/>Large Latte <text:s text:c="39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9T16:46:08">
            <text:p>12/29/07 04:46 PM</text:p>
          </table:table-cell>
          <table:table-cell office:value-type="string">
            <text:p><text:s/>Large Latte <text:s text:c="39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7T18:52:44">
            <text:p>12/17/07 06:52 PM</text:p>
          </table:table-cell>
          <table:table-cell office:value-type="string">
            <text:p><text:s/>Large Latte <text:s text:c="39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18T13:31:51">
            <text:p>12/18/07 01:31 PM</text:p>
          </table:table-cell>
          <table:table-cell office:value-type="string">
            <text:p><text:s/>Large Latte <text:s text:c="39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7T12:05:01">
            <text:p>12/27/07 12:05 PM</text:p>
          </table:table-cell>
          <table:table-cell office:value-type="string">
            <text:p><text:s/>Large Latte <text:s text:c="39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8T10:54:58">
            <text:p>12/28/07 10:54 AM</text:p>
          </table:table-cell>
          <table:table-cell office:value-type="string">
            <text:p><text:s/>Large Latte <text:s text:c="39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6T12:12:24">
            <text:p>12/26/07 12:12 PM</text:p>
          </table:table-cell>
          <table:table-cell office:value-type="string">
            <text:p><text:s/>Large Latte <text:s text:c="39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8T11:29:19">
            <text:p>12/28/07 11:29 AM</text:p>
          </table:table-cell>
          <table:table-cell office:value-type="string">
            <text:p><text:s/>Large Mocha <text:s text:c="39"/></text:p>
          </table:table-cell>
          <table:table-cell office:value-type="float" office:value="3.57">
            <text:p>3.57</text:p>
          </table:table-cell>
          <table:table-cell table:number-columns-repeated="8"/>
        </table:table-row>
        <table:table-row table:style-name="ro1">
          <table:table-cell office:value-type="date" office:date-value="2007-12-29T23:00:53">
            <text:p>12/29/07 11:00 PM</text:p>
          </table:table-cell>
          <table:table-cell office:value-type="string">
            <text:p><text:s/>Large Mocha <text:s text:c="39"/></text:p>
          </table:table-cell>
          <table:table-cell office:value-type="float" office:value="3.57">
            <text:p>3.57</text:p>
          </table:table-cell>
          <table:table-cell table:number-columns-repeated="8"/>
        </table:table-row>
        <table:table-row table:style-name="ro1">
          <table:table-cell office:value-type="date" office:date-value="2007-12-21T20:20:15">
            <text:p>12/21/07 08:20 PM</text:p>
          </table:table-cell>
          <table:table-cell office:value-type="string">
            <text:p><text:s/>Large Mocha <text:s text:c="39"/></text:p>
          </table:table-cell>
          <table:table-cell office:value-type="float" office:value="3.57">
            <text:p>3.57</text:p>
          </table:table-cell>
          <table:table-cell table:number-columns-repeated="8"/>
        </table:table-row>
        <table:table-row table:style-name="ro1">
          <table:table-cell office:value-type="date" office:date-value="2007-12-19T21:14:41">
            <text:p>12/19/07 09:14 PM</text:p>
          </table:table-cell>
          <table:table-cell office:value-type="string">
            <text:p><text:s/>Large Mocha <text:s text:c="39"/></text:p>
          </table:table-cell>
          <table:table-cell office:value-type="float" office:value="3.57">
            <text:p>3.57</text:p>
          </table:table-cell>
          <table:table-cell table:number-columns-repeated="8"/>
        </table:table-row>
        <table:table-row table:style-name="ro1">
          <table:table-cell office:value-type="date" office:date-value="2007-12-27T18:19:30">
            <text:p>12/27/07 06:19 PM</text:p>
          </table:table-cell>
          <table:table-cell office:value-type="string">
            <text:p><text:s/>Large Mocha <text:s text:c="39"/></text:p>
          </table:table-cell>
          <table:table-cell office:value-type="float" office:value="3.57">
            <text:p>3.57</text:p>
          </table:table-cell>
          <table:table-cell table:number-columns-repeated="8"/>
        </table:table-row>
        <table:table-row table:style-name="ro1">
          <table:table-cell office:value-type="date" office:date-value="2007-12-29T15:38:40">
            <text:p>12/29/07 03:38 PM</text:p>
          </table:table-cell>
          <table:table-cell office:value-type="string">
            <text:p><text:s/>Large Mocha <text:s text:c="39"/></text:p>
          </table:table-cell>
          <table:table-cell office:value-type="float" office:value="3.57">
            <text:p>3.57</text:p>
          </table:table-cell>
          <table:table-cell table:number-columns-repeated="8"/>
        </table:table-row>
        <table:table-row table:style-name="ro1">
          <table:table-cell office:value-type="date" office:date-value="2007-12-28T14:54:41">
            <text:p>12/28/07 02:54 PM</text:p>
          </table:table-cell>
          <table:table-cell office:value-type="string">
            <text:p><text:s/>Large Mocha <text:s text:c="39"/></text:p>
          </table:table-cell>
          <table:table-cell office:value-type="float" office:value="3.57">
            <text:p>3.57</text:p>
          </table:table-cell>
          <table:table-cell table:number-columns-repeated="8"/>
        </table:table-row>
        <table:table-row table:style-name="ro1">
          <table:table-cell office:value-type="date" office:date-value="2007-12-20T18:28:40">
            <text:p>12/20/07 06:28 PM</text:p>
          </table:table-cell>
          <table:table-cell office:value-type="string">
            <text:p><text:s/>Large Mocha <text:s text:c="39"/></text:p>
          </table:table-cell>
          <table:table-cell office:value-type="float" office:value="3.57">
            <text:p>3.57</text:p>
          </table:table-cell>
          <table:table-cell table:number-columns-repeated="8"/>
        </table:table-row>
        <table:table-row table:style-name="ro1">
          <table:table-cell office:value-type="date" office:date-value="2007-12-19T14:51:59">
            <text:p>12/19/07 02:51 PM</text:p>
          </table:table-cell>
          <table:table-cell office:value-type="string">
            <text:p><text:s/>Large Mocha <text:s text:c="39"/></text:p>
          </table:table-cell>
          <table:table-cell office:value-type="float" office:value="3.57">
            <text:p>3.57</text:p>
          </table:table-cell>
          <table:table-cell table:number-columns-repeated="8"/>
        </table:table-row>
        <table:table-row table:style-name="ro1">
          <table:table-cell office:value-type="date" office:date-value="2007-12-22T10:48:59">
            <text:p>12/22/07 10:48 AM</text:p>
          </table:table-cell>
          <table:table-cell office:value-type="string">
            <text:p><text:s/>Large Redeye <text:s text:c="38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3T10:02:41">
            <text:p>12/23/07 10:02 AM</text:p>
          </table:table-cell>
          <table:table-cell office:value-type="string">
            <text:p><text:s/>Large Redeye <text:s text:c="38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2">
          <table:table-cell office:value-type="date" office:date-value="2007-12-17T16:34:49">
            <text:p>12/17/07 04:34 PM</text:p>
          </table:table-cell>
          <table:table-cell office:value-type="string">
            <text:p><text:s/>Large Redeye <text:s text:c="38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2T21:41:34">
            <text:p>12/22/07 09:41 PM</text:p>
          </table:table-cell>
          <table:table-cell office:value-type="string">
            <text:p><text:s/>Large Redeye <text:s text:c="38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2">
          <table:table-cell office:value-type="date" office:date-value="2007-12-18T10:23:06">
            <text:p>12/18/07 10:23 AM</text:p>
          </table:table-cell>
          <table:table-cell office:value-type="string">
            <text:p><text:s/>Large Redeye <text:s text:c="38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2">
          <table:table-cell office:value-type="date" office:date-value="2007-12-20T15:45:30">
            <text:p>12/20/07 03:45 PM</text:p>
          </table:table-cell>
          <table:table-cell office:value-type="string">
            <text:p><text:s/>Large Redeye <text:s text:c="38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2">
          <table:table-cell office:value-type="date" office:date-value="2007-12-20T16:51:30">
            <text:p>12/20/07 04:51 PM</text:p>
          </table:table-cell>
          <table:table-cell office:value-type="string">
            <text:p><text:s/>Lg Apcider-Chai <text:s text:c="35"/></text:p>
          </table:table-cell>
          <table:table-cell office:value-type="float" office:value="4.29">
            <text:p>4.29</text:p>
          </table:table-cell>
          <table:table-cell table:number-columns-repeated="8"/>
        </table:table-row>
        <table:table-row table:style-name="ro2">
          <table:table-cell office:value-type="date" office:date-value="2007-12-17T14:30:43">
            <text:p>12/17/07 02:30 PM</text:p>
          </table:table-cell>
          <table:table-cell office:value-type="string">
            <text:p><text:s/>Lg Apcider-Chai <text:s text:c="35"/></text:p>
          </table:table-cell>
          <table:table-cell office:value-type="float" office:value="4.29">
            <text:p>4.29</text:p>
          </table:table-cell>
          <table:table-cell table:number-columns-repeated="8"/>
        </table:table-row>
        <table:table-row table:style-name="ro1">
          <table:table-cell office:value-type="date" office:date-value="2007-12-20T22:56:40">
            <text:p>12/20/07 10:56 PM</text:p>
          </table:table-cell>
          <table:table-cell office:value-type="string">
            <text:p><text:s/>Lg Apcider-Chai <text:s text:c="35"/></text:p>
          </table:table-cell>
          <table:table-cell office:value-type="float" office:value="4.29">
            <text:p>4.29</text:p>
          </table:table-cell>
          <table:table-cell table:number-columns-repeated="8"/>
        </table:table-row>
        <table:table-row table:style-name="ro2">
          <table:table-cell office:value-type="date" office:date-value="2007-12-19T20:02:15">
            <text:p>12/19/07 08:02 PM</text:p>
          </table:table-cell>
          <table:table-cell office:value-type="string">
            <text:p><text:s/>Lg Apcider-Chai <text:s text:c="35"/></text:p>
          </table:table-cell>
          <table:table-cell office:value-type="float" office:value="4.29">
            <text:p>4.29</text:p>
          </table:table-cell>
          <table:table-cell table:number-columns-repeated="8"/>
        </table:table-row>
        <table:table-row table:style-name="ro1">
          <table:table-cell office:value-type="date" office:date-value="2007-12-21T19:56:23">
            <text:p>12/21/07 07:56 PM</text:p>
          </table:table-cell>
          <table:table-cell office:value-type="string">
            <text:p><text:s/>Little Extra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30T11:50:51">
            <text:p>12/30/07 11:50 AM</text:p>
          </table:table-cell>
          <table:table-cell office:value-type="string">
            <text:p><text:s/>Little Extra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21T19:56:23">
            <text:p>12/21/07 07:56 PM</text:p>
          </table:table-cell>
          <table:table-cell office:value-type="string">
            <text:p><text:s/>Little Extra <text:s text:c="38"/></text:p>
          </table:table-cell>
          <table:table-cell office:value-type="float" office:value="0.24">
            <text:p>0.24</text:p>
          </table:table-cell>
          <table:table-cell table:number-columns-repeated="8"/>
        </table:table-row>
        <table:table-row table:style-name="ro1">
          <table:table-cell office:value-type="date" office:date-value="2007-12-28T13:41:10">
            <text:p>12/28/07 01:41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30T13:47:31">
            <text:p>12/30/07 01:47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30T13:47:31">
            <text:p>12/30/07 01:47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2">
          <table:table-cell office:value-type="date" office:date-value="2007-12-19T12:07:21">
            <text:p>12/19/07 12:07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7T15:20:20">
            <text:p>12/27/07 03:20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2T17:18:57">
            <text:p>12/22/07 05:18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1T11:30:19">
            <text:p>12/21/07 11:30 A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2">
          <table:table-cell office:value-type="date" office:date-value="2007-12-18T11:57:39">
            <text:p>12/18/07 11:57 A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2">
          <table:table-cell office:value-type="date" office:date-value="2007-12-19T19:06:09">
            <text:p>12/19/07 07:06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8T13:40:53">
            <text:p>12/28/07 01:40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3T13:05:20">
            <text:p>12/23/07 01:05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2">
          <table:table-cell office:value-type="date" office:date-value="2007-12-19T18:25:20">
            <text:p>12/19/07 06:25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2">
          <table:table-cell office:value-type="date" office:date-value="2007-12-19T11:27:36">
            <text:p>12/19/07 11:27 A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2T22:01:26">
            <text:p>12/22/07 10:01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0T22:56:40">
            <text:p>12/20/07 10:56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1T14:41:20">
            <text:p>12/21/07 02:41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6T12:32:08">
            <text:p>12/26/07 12:32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8T16:16:36">
            <text:p>12/28/07 04:16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9T20:20:34">
            <text:p>12/29/07 08:20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8T16:00:52">
            <text:p>12/28/07 04:00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6T21:59:55">
            <text:p>12/26/07 09:59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2">
          <table:table-cell office:value-type="date" office:date-value="2007-12-17T13:20:45">
            <text:p>12/17/07 01:20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6T12:48:41">
            <text:p>12/26/07 12:48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2T13:22:11">
            <text:p>12/22/07 01:22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2">
          <table:table-cell office:value-type="date" office:date-value="2007-12-19T16:53:15">
            <text:p>12/19/07 04:53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30T13:56:50">
            <text:p>12/30/07 01:56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1T11:30:19">
            <text:p>12/21/07 11:30 A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2">
          <table:table-cell office:value-type="date" office:date-value="2007-12-19T20:52:04">
            <text:p>12/19/07 08:52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7T22:12:20">
            <text:p>12/27/07 10:12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8T15:03:19">
            <text:p>12/28/07 03:03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2">
          <table:table-cell office:value-type="date" office:date-value="2007-12-17T14:01:42">
            <text:p>12/17/07 02:01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2">
          <table:table-cell office:value-type="date" office:date-value="2007-12-17T14:57:37">
            <text:p>12/17/07 02:57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2T14:40:57">
            <text:p>12/22/07 02:40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2">
          <table:table-cell office:value-type="date" office:date-value="2007-12-18T17:46:10">
            <text:p>12/18/07 05:46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2">
          <table:table-cell office:value-type="date" office:date-value="2007-12-20T20:22:50">
            <text:p>12/20/07 08:22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2">
          <table:table-cell office:value-type="date" office:date-value="2007-12-19T13:13:47">
            <text:p>12/19/07 01:13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2T17:04:20">
            <text:p>12/22/07 05:04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3T17:04:27">
            <text:p>12/23/07 05:04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4T11:59:07">
            <text:p>12/24/07 11:59 A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24T13:48:39">
            <text:p>12/24/07 01:48 PM</text:p>
          </table:table-cell>
          <table:table-cell office:value-type="string">
            <text:p><text:s/>Malapesto <text:s text:c="41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2">
          <table:table-cell office:value-type="date" office:date-value="2007-12-18T22:52:49">
            <text:p>12/18/07 10:52 PM</text:p>
          </table:table-cell>
          <table:table-cell office:value-type="string">
            <text:p><text:s/>Md Apcider-Chai <text:s text:c="35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18T14:25:58">
            <text:p>12/18/07 02:25 PM</text:p>
          </table:table-cell>
          <table:table-cell office:value-type="string">
            <text:p><text:s/>Md Apcider-Chai <text:s text:c="35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21T10:52:31">
            <text:p>12/21/07 10:52 AM</text:p>
          </table:table-cell>
          <table:table-cell office:value-type="string">
            <text:p><text:s/>Md Apcider-Chai <text:s text:c="35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21T10:52:31">
            <text:p>12/21/07 10:52 AM</text:p>
          </table:table-cell>
          <table:table-cell office:value-type="string">
            <text:p><text:s/>Md Apcider-Chai <text:s text:c="35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18T11:15:37">
            <text:p>12/18/07 11:15 AM</text:p>
          </table:table-cell>
          <table:table-cell office:value-type="string">
            <text:p><text:s/>Medium Americano <text:s text:c="34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2">
          <table:table-cell office:value-type="date" office:date-value="2007-12-18T11:15:37">
            <text:p>12/18/07 11:15 AM</text:p>
          </table:table-cell>
          <table:table-cell office:value-type="string">
            <text:p><text:s/>Medium Americano <text:s text:c="34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4T13:48:39">
            <text:p>12/24/07 01:48 PM</text:p>
          </table:table-cell>
          <table:table-cell office:value-type="string">
            <text:p><text:s/>Medium Americano <text:s text:c="34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2">
          <table:table-cell office:value-type="date" office:date-value="2007-12-18T21:35:55">
            <text:p>12/18/07 09:35 PM</text:p>
          </table:table-cell>
          <table:table-cell office:value-type="string">
            <text:p><text:s/>Medium Americano <text:s text:c="34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3T17:20:12">
            <text:p>12/23/07 05:20 PM</text:p>
          </table:table-cell>
          <table:table-cell office:value-type="string">
            <text:p><text:s/>Medium Americano <text:s text:c="34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2T14:04:13">
            <text:p>12/22/07 02:04 PM</text:p>
          </table:table-cell>
          <table:table-cell office:value-type="string">
            <text:p><text:s/>Medium Americano <text:s text:c="34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2">
          <table:table-cell office:value-type="date" office:date-value="2007-12-18T21:35:55">
            <text:p>12/18/07 09:35 PM</text:p>
          </table:table-cell>
          <table:table-cell office:value-type="string">
            <text:p><text:s/>Medium Americano <text:s text:c="34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9T20:20:34">
            <text:p>12/29/07 08:20 PM</text:p>
          </table:table-cell>
          <table:table-cell office:value-type="string">
            <text:p><text:s/>Medium Americano <text:s text:c="34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2">
          <table:table-cell office:value-type="date" office:date-value="2007-12-20T10:34:19">
            <text:p>12/20/07 10:34 AM</text:p>
          </table:table-cell>
          <table:table-cell office:value-type="string">
            <text:p><text:s/>Medium Americano <text:s text:c="34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8T20:19:02">
            <text:p>12/18/07 08:19 PM</text:p>
          </table:table-cell>
          <table:table-cell office:value-type="string">
            <text:p><text:s/>Medium Breve <text:s text:c="38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19T16:43:05">
            <text:p>12/19/07 04:43 PM</text:p>
          </table:table-cell>
          <table:table-cell office:value-type="string">
            <text:p><text:s/>Medium Capp.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2">
          <table:table-cell office:value-type="date" office:date-value="2007-12-20T17:28:31">
            <text:p>12/20/07 05:28 PM</text:p>
          </table:table-cell>
          <table:table-cell office:value-type="string">
            <text:p><text:s/>Medium Capp.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6T16:11:18">
            <text:p>12/26/07 04:11 PM</text:p>
          </table:table-cell>
          <table:table-cell office:value-type="string">
            <text:p><text:s/>Medium Capp.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8T18:38:48">
            <text:p>12/28/07 06:38 PM</text:p>
          </table:table-cell>
          <table:table-cell office:value-type="string">
            <text:p><text:s/>Medium Capp.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2T14:59:44">
            <text:p>12/22/07 02:59 PM</text:p>
          </table:table-cell>
          <table:table-cell office:value-type="string">
            <text:p><text:s/>Medium Capp.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8T17:18:15">
            <text:p>12/28/07 05:18 PM</text:p>
          </table:table-cell>
          <table:table-cell office:value-type="string">
            <text:p><text:s/>Medium CconL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9T12:59:57">
            <text:p>12/29/07 12:59 PM</text:p>
          </table:table-cell>
          <table:table-cell office:value-type="string">
            <text:p><text:s/>Medium CconL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18T17:11:44">
            <text:p>12/18/07 05:11 PM</text:p>
          </table:table-cell>
          <table:table-cell office:value-type="string">
            <text:p><text:s/>Medium CconL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0T20:02:03">
            <text:p>12/20/07 08:02 PM</text:p>
          </table:table-cell>
          <table:table-cell office:value-type="string">
            <text:p><text:s/>Medium Chai <text:s text:c="39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6T12:12:24">
            <text:p>12/26/07 12:12 PM</text:p>
          </table:table-cell>
          <table:table-cell office:value-type="string">
            <text:p><text:s/>Medium Chai <text:s text:c="39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2T14:04:08">
            <text:p>12/22/07 02:04 PM</text:p>
          </table:table-cell>
          <table:table-cell office:value-type="string">
            <text:p><text:s/>Medium Chai <text:s text:c="39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7T12:25:44">
            <text:p>12/27/07 12:25 PM</text:p>
          </table:table-cell>
          <table:table-cell office:value-type="string">
            <text:p><text:s/>Medium Chai <text:s text:c="39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9T22:22:01">
            <text:p>12/29/07 10:22 PM</text:p>
          </table:table-cell>
          <table:table-cell office:value-type="string">
            <text:p><text:s/>Medium Chai <text:s text:c="39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2">
          <table:table-cell office:value-type="date" office:date-value="2007-12-18T15:33:19">
            <text:p>12/18/07 03:33 PM</text:p>
          </table:table-cell>
          <table:table-cell office:value-type="string">
            <text:p><text:s/>Medium Chai <text:s text:c="39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9T11:18:05">
            <text:p>12/29/07 11:18 AM</text:p>
          </table:table-cell>
          <table:table-cell office:value-type="string">
            <text:p><text:s/>Medium Chai <text:s text:c="39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30T16:59:14">
            <text:p>12/30/07 04:59 PM</text:p>
          </table:table-cell>
          <table:table-cell office:value-type="string">
            <text:p><text:s/>Medium Chai <text:s text:c="39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8T14:20:34">
            <text:p>12/28/07 02:20 PM</text:p>
          </table:table-cell>
          <table:table-cell office:value-type="string">
            <text:p><text:s/>Medium Chai <text:s text:c="39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8T14:15:58">
            <text:p>12/28/07 02:15 PM</text:p>
          </table:table-cell>
          <table:table-cell office:value-type="string">
            <text:p><text:s/>Medium Chai <text:s text:c="39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1T17:27:45">
            <text:p>12/21/07 05:27 PM</text:p>
          </table:table-cell>
          <table:table-cell office:value-type="string">
            <text:p><text:s/>Medium Chai <text:s text:c="39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2">
          <table:table-cell office:value-type="date" office:date-value="2007-12-17T12:44:02">
            <text:p>12/17/07 12:44 PM</text:p>
          </table:table-cell>
          <table:table-cell office:value-type="string">
            <text:p><text:s/>Medium Chai <text:s text:c="39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30T11:17:06">
            <text:p>12/30/07 11:17 AM</text:p>
          </table:table-cell>
          <table:table-cell office:value-type="string">
            <text:p><text:s/>Medium Chai <text:s text:c="39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2T15:35:28">
            <text:p>12/22/07 03:35 PM</text:p>
          </table:table-cell>
          <table:table-cell office:value-type="string">
            <text:p><text:s/>Medium Chai <text:s text:c="39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3T17:10:48">
            <text:p>12/23/07 05:10 PM</text:p>
          </table:table-cell>
          <table:table-cell office:value-type="string">
            <text:p><text:s/>Medium Chai <text:s text:c="39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6T13:13:25">
            <text:p>12/26/07 01:13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0T11:08:09">
            <text:p>12/20/07 11:08 A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18T16:31:03">
            <text:p>12/18/07 04:31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7T21:09:04">
            <text:p>12/27/07 09:09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0T11:24:05">
            <text:p>12/20/07 11:24 A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9T11:49:18">
            <text:p>12/29/07 11:49 A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19T20:52:04">
            <text:p>12/19/07 08:52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3T14:10:00">
            <text:p>12/23/07 02:10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18T17:51:11">
            <text:p>12/18/07 05:51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1T16:58:24">
            <text:p>12/21/07 04:58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2T18:00:31">
            <text:p>12/22/07 06:00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2T13:12:55">
            <text:p>12/22/07 01:12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8T14:20:04">
            <text:p>12/28/07 02:20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30T13:54:58">
            <text:p>12/30/07 01:54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9T11:20:17">
            <text:p>12/29/07 11:20 A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18T13:15:35">
            <text:p>12/18/07 01:15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18T19:50:41">
            <text:p>12/18/07 07:50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7T16:21:41">
            <text:p>12/27/07 04:21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8T14:46:16">
            <text:p>12/28/07 02:46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2T11:31:27">
            <text:p>12/22/07 11:31 A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17T17:51:19">
            <text:p>12/17/07 05:51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30T16:06:22">
            <text:p>12/30/07 04:06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8T14:48:32">
            <text:p>12/28/07 02:48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9T15:23:02">
            <text:p>12/29/07 03:23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18T17:56:33">
            <text:p>12/18/07 05:56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9T14:21:54">
            <text:p>12/29/07 02:21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30T16:06:22">
            <text:p>12/30/07 04:06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8T12:21:15">
            <text:p>12/28/07 12:21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1T16:03:10">
            <text:p>12/21/07 04:03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6T12:29:39">
            <text:p>12/26/07 12:29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6T12:01:48">
            <text:p>12/26/07 12:01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4T16:28:52">
            <text:p>12/24/07 04:28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4T12:53:12">
            <text:p>12/24/07 12:53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7T12:09:59">
            <text:p>12/27/07 12:09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3T10:29:33">
            <text:p>12/23/07 10:29 A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8T19:16:44">
            <text:p>12/28/07 07:16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17T17:39:52">
            <text:p>12/17/07 05:39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0T11:55:51">
            <text:p>12/20/07 11:55 A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1T20:20:15">
            <text:p>12/21/07 08:20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7T13:24:17">
            <text:p>12/27/07 01:24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0T13:28:14">
            <text:p>12/20/07 01:28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4T12:54:13">
            <text:p>12/24/07 12:54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17T11:03:27">
            <text:p>12/17/07 11:03 A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23T17:31:30">
            <text:p>12/23/07 05:31 PM</text:p>
          </table:table-cell>
          <table:table-cell office:value-type="string">
            <text:p><text:s/>Medium Coffee <text:s text:c="37"/></text:p>
          </table:table-cell>
          <table:table-cell office:value-type="float" office:value="1.52">
            <text:p>1.52</text:p>
          </table:table-cell>
          <table:table-cell table:number-columns-repeated="8"/>
        </table:table-row>
        <table:table-row table:style-name="ro1">
          <table:table-cell office:value-type="date" office:date-value="2007-12-17T12:04:31">
            <text:p>12/17/07 12:04 P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7T11:40:37">
            <text:p>12/27/07 11:40 A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6T18:09:00">
            <text:p>12/26/07 06:09 P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3T17:10:48">
            <text:p>12/23/07 05:10 P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17T11:03:27">
            <text:p>12/17/07 11:03 A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8T10:54:58">
            <text:p>12/28/07 10:54 A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1T16:15:03">
            <text:p>12/21/07 04:15 P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19T18:25:20">
            <text:p>12/19/07 06:25 P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0T14:10:35">
            <text:p>12/20/07 02:10 P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30T10:38:03">
            <text:p>12/30/07 10:38 A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19T20:41:48">
            <text:p>12/19/07 08:41 P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6T14:39:26">
            <text:p>12/26/07 02:39 P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17T11:41:22">
            <text:p>12/17/07 11:41 A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7T11:52:46">
            <text:p>12/27/07 11:52 A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1T19:55:07">
            <text:p>12/21/07 07:55 P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6T14:39:26">
            <text:p>12/26/07 02:39 P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1T16:15:03">
            <text:p>12/21/07 04:15 P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18T11:49:32">
            <text:p>12/18/07 11:49 A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30T12:54:27">
            <text:p>12/30/07 12:54 P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30T12:54:27">
            <text:p>12/30/07 12:54 P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1T16:15:03">
            <text:p>12/21/07 04:15 P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8T10:54:58">
            <text:p>12/28/07 10:54 AM</text:p>
          </table:table-cell>
          <table:table-cell office:value-type="string">
            <text:p><text:s/>Medium Latte <text:s text:c="38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9T14:43:53">
            <text:p>12/29/07 02:43 PM</text:p>
          </table:table-cell>
          <table:table-cell office:value-type="string">
            <text:p><text:s/>Medium Mocha <text:s text:c="38"/>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date" office:date-value="2007-12-30T11:17:06">
            <text:p>12/30/07 11:17 AM</text:p>
          </table:table-cell>
          <table:table-cell office:value-type="string">
            <text:p><text:s/>Medium Mocha <text:s text:c="38"/>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date" office:date-value="2007-12-28T16:18:17">
            <text:p>12/28/07 04:18 PM</text:p>
          </table:table-cell>
          <table:table-cell office:value-type="string">
            <text:p><text:s/>Medium Mocha <text:s text:c="38"/>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date" office:date-value="2007-12-28T19:16:44">
            <text:p>12/28/07 07:16 PM</text:p>
          </table:table-cell>
          <table:table-cell office:value-type="string">
            <text:p><text:s/>Medium Mocha <text:s text:c="38"/>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date" office:date-value="2007-12-26T16:36:42">
            <text:p>12/26/07 04:36 PM</text:p>
          </table:table-cell>
          <table:table-cell office:value-type="string">
            <text:p><text:s/>Medium Mocha <text:s text:c="38"/>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date" office:date-value="2007-12-20T13:07:02">
            <text:p>12/20/07 01:07 PM</text:p>
          </table:table-cell>
          <table:table-cell office:value-type="string">
            <text:p><text:s/>Medium Mocha <text:s text:c="38"/>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date" office:date-value="2007-12-28T19:49:13">
            <text:p>12/28/07 07:49 PM</text:p>
          </table:table-cell>
          <table:table-cell office:value-type="string">
            <text:p><text:s/>Medium Mocha <text:s text:c="38"/>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date" office:date-value="2007-12-26T16:30:34">
            <text:p>12/26/07 04:30 PM</text:p>
          </table:table-cell>
          <table:table-cell office:value-type="string">
            <text:p><text:s/>Medium Mocha <text:s text:c="38"/>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date" office:date-value="2007-12-26T15:50:54">
            <text:p>12/26/07 03:50 PM</text:p>
          </table:table-cell>
          <table:table-cell office:value-type="string">
            <text:p><text:s/>Medium Mocha <text:s text:c="38"/>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date" office:date-value="2007-12-27T15:20:20">
            <text:p>12/27/07 03:20 PM</text:p>
          </table:table-cell>
          <table:table-cell office:value-type="string">
            <text:p><text:s/>Medium Mocha <text:s text:c="38"/>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date" office:date-value="2007-12-24T16:28:55">
            <text:p>12/24/07 04:28 PM</text:p>
          </table:table-cell>
          <table:table-cell office:value-type="string">
            <text:p><text:s/>Medium Mocha <text:s text:c="38"/>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date" office:date-value="2007-12-27T15:47:33">
            <text:p>12/27/07 03:47 PM</text:p>
          </table:table-cell>
          <table:table-cell office:value-type="string">
            <text:p><text:s/>Medium Mocha <text:s text:c="38"/>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date" office:date-value="2007-12-22T22:01:26">
            <text:p>12/22/07 10:01 PM</text:p>
          </table:table-cell>
          <table:table-cell office:value-type="string">
            <text:p><text:s/>Medium Mocha <text:s text:c="38"/>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date" office:date-value="2007-12-26T21:59:55">
            <text:p>12/26/07 09:59 PM</text:p>
          </table:table-cell>
          <table:table-cell office:value-type="string">
            <text:p><text:s/>Medium Mocha <text:s text:c="38"/>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2">
          <table:table-cell office:value-type="date" office:date-value="2007-12-18T19:01:39">
            <text:p>12/18/07 07:01 PM</text:p>
          </table:table-cell>
          <table:table-cell office:value-type="string">
            <text:p><text:s/>Medium Redeye <text:s text:c="37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2">
          <table:table-cell office:value-type="date" office:date-value="2007-12-20T14:16:33">
            <text:p>12/20/07 02:16 PM</text:p>
          </table:table-cell>
          <table:table-cell office:value-type="string">
            <text:p><text:s/>Medium Redeye <text:s text:c="37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1">
          <table:table-cell office:value-type="date" office:date-value="2007-12-21T16:24:23">
            <text:p>12/21/07 04:24 PM</text:p>
          </table:table-cell>
          <table:table-cell office:value-type="string">
            <text:p><text:s/>mexican bag <text:s text:c="39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4T10:39:51">
            <text:p>12/24/07 10:39 AM</text:p>
          </table:table-cell>
          <table:table-cell office:value-type="string">
            <text:p><text:s/>mexican bag <text:s text:c="39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4T13:19:51">
            <text:p>12/24/07 01:19 PM</text:p>
          </table:table-cell>
          <table:table-cell office:value-type="string">
            <text:p><text:s/>mexican bag <text:s text:c="39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2T13:38:34">
            <text:p>12/22/07 01:38 PM</text:p>
          </table:table-cell>
          <table:table-cell office:value-type="string">
            <text:p><text:s/>mexican bag <text:s text:c="39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30T14:05:31">
            <text:p>12/30/07 02:05 PM</text:p>
          </table:table-cell>
          <table:table-cell office:value-type="string">
            <text:p><text:s/>Mexican Hot Chocolate <text:s text:c="2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0T22:55:17">
            <text:p>12/20/07 10:55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7T15:05:11">
            <text:p>12/17/07 03:05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2T22:01:26">
            <text:p>12/22/07 10:01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0T11:09:32">
            <text:p>12/20/07 11:09 A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1T23:22:21">
            <text:p>12/21/07 11:22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2T17:24:32">
            <text:p>12/22/07 05:24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30T16:07:58">
            <text:p>12/30/07 04:07 PM</text:p>
          </table:table-cell>
          <table:table-cell office:value-type="string">
            <text:p><text:s/>Mexican Hot Chocolate <text:s text:c="2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2T15:22:43">
            <text:p>12/22/07 03:22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30T12:42:05">
            <text:p>12/30/07 12:42 PM</text:p>
          </table:table-cell>
          <table:table-cell office:value-type="string">
            <text:p><text:s/>Mexican Hot Chocolate <text:s text:c="2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0T11:03:22">
            <text:p>12/20/07 11:03 A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0T11:05:13">
            <text:p>12/20/07 11:05 A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9T12:48:32">
            <text:p>12/29/07 12:48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0T11:09:32">
            <text:p>12/20/07 11:09 A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0T22:55:17">
            <text:p>12/20/07 10:55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8T14:41:12">
            <text:p>12/18/07 02:41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3T17:10:48">
            <text:p>12/23/07 05:10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0T11:00:42">
            <text:p>12/20/07 11:00 A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7T18:29:02">
            <text:p>12/17/07 06:29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9T18:11:56">
            <text:p>12/19/07 06:11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30T18:06:25">
            <text:p>12/30/07 06:06 PM</text:p>
          </table:table-cell>
          <table:table-cell office:value-type="string">
            <text:p><text:s/>Mexican Hot Chocolate <text:s text:c="2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9T22:22:01">
            <text:p>12/29/07 10:22 PM</text:p>
          </table:table-cell>
          <table:table-cell office:value-type="string">
            <text:p><text:s/>Mexican Hot Chocolate <text:s text:c="2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0T11:23:44">
            <text:p>12/20/07 11:23 A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9T12:48:32">
            <text:p>12/29/07 12:48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8T17:18:15">
            <text:p>12/28/07 05:18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1T18:21:52">
            <text:p>12/21/07 06:21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0T21:12:03">
            <text:p>12/20/07 09:12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1T16:24:23">
            <text:p>12/21/07 04:24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19T16:44:26">
            <text:p>12/19/07 04:44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2T16:23:13">
            <text:p>12/22/07 04:23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0T11:06:27">
            <text:p>12/20/07 11:06 A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0T12:43:25">
            <text:p>12/20/07 12:43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2T15:06:47">
            <text:p>12/22/07 03:06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1T23:22:21">
            <text:p>12/21/07 11:22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6T21:01:49">
            <text:p>12/26/07 09:01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4T17:36:18">
            <text:p>12/24/07 05:36 PM</text:p>
          </table:table-cell>
          <table:table-cell office:value-type="string">
            <text:p><text:s/>Mexican Hot Chocolate <text:s text:c="2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30T17:15:36">
            <text:p>12/30/07 05:15 PM</text:p>
          </table:table-cell>
          <table:table-cell office:value-type="string">
            <text:p><text:s/>Milk/Bowl <text:s text:c="41"/></text:p>
          </table:table-cell>
          <table:table-cell office:value-type="float" office:value="0.73">
            <text:p>0.73</text:p>
          </table:table-cell>
          <table:table-cell table:number-columns-repeated="8"/>
        </table:table-row>
        <table:table-row table:style-name="ro1">
          <table:table-cell office:value-type="date" office:date-value="2007-12-23T13:53:40">
            <text:p>12/23/07 01:53 PM</text:p>
          </table:table-cell>
          <table:table-cell office:value-type="string">
            <text:p><text:s/>Miso Soup <text:s text:c="41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9T16:56:48">
            <text:p>12/29/07 04:56 PM</text:p>
          </table:table-cell>
          <table:table-cell office:value-type="string">
            <text:p><text:s/>Miso Soup <text:s text:c="41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30T13:28:07">
            <text:p>12/30/07 01:28 PM</text:p>
          </table:table-cell>
          <table:table-cell office:value-type="string">
            <text:p><text:s/>Miso Soup <text:s text:c="41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8T18:29:03">
            <text:p>12/28/07 06:29 PM</text:p>
          </table:table-cell>
          <table:table-cell office:value-type="string">
            <text:p><text:s/>Miso Soup <text:s text:c="41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8T18:29:03">
            <text:p>12/28/07 06:29 PM</text:p>
          </table:table-cell>
          <table:table-cell office:value-type="string">
            <text:p><text:s/>Miso Soup <text:s text:c="41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1T22:02:21">
            <text:p>12/21/07 10:02 PM</text:p>
          </table:table-cell>
          <table:table-cell office:value-type="string">
            <text:p><text:s/>Miso Soup <text:s text:c="41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8T18:49:09">
            <text:p>12/28/07 06:49 PM</text:p>
          </table:table-cell>
          <table:table-cell office:value-type="string">
            <text:p><text:s/>Naked Basic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7T12:10:46">
            <text:p>12/27/07 12:10 PM</text:p>
          </table:table-cell>
          <table:table-cell office:value-type="string">
            <text:p><text:s/>Naked Basic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8T14:53:52">
            <text:p>12/28/07 02:53 PM</text:p>
          </table:table-cell>
          <table:table-cell office:value-type="string">
            <text:p><text:s/>Naked Basic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17T17:07:03">
            <text:p>12/17/07 05:07 PM</text:p>
          </table:table-cell>
          <table:table-cell office:value-type="string">
            <text:p><text:s/>Naked Basic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9T16:41:53">
            <text:p>12/29/07 04:41 PM</text:p>
          </table:table-cell>
          <table:table-cell office:value-type="string">
            <text:p><text:s/>Naked Basic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19T11:15:04">
            <text:p>12/19/07 11:15 A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2T17:23:52">
            <text:p>12/22/07 05:23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1T20:29:40">
            <text:p>12/21/07 08:29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0T13:06:08">
            <text:p>12/20/07 01:06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9T09:09:38">
            <text:p>12/29/07 09:09 A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3T16:04:03">
            <text:p>12/23/07 04:04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9T11:20:17">
            <text:p>12/29/07 11:20 A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4T10:11:42">
            <text:p>12/24/07 10:11 A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17T13:28:09">
            <text:p>12/17/07 01:28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4T14:45:05">
            <text:p>12/24/07 02:45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1T14:05:49">
            <text:p>12/21/07 02:05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7T12:09:59">
            <text:p>12/27/07 12:09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17T13:20:45">
            <text:p>12/17/07 01:20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8T21:08:57">
            <text:p>12/28/07 09:08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0T20:07:01">
            <text:p>12/20/07 08:07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9T14:48:38">
            <text:p>12/29/07 02:48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0T11:04:44">
            <text:p>12/20/07 11:04 A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4T12:43:45">
            <text:p>12/24/07 12:43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17T14:57:37">
            <text:p>12/17/07 02:57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1T20:29:40">
            <text:p>12/21/07 08:29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2T16:20:43">
            <text:p>12/22/07 04:20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19T21:18:05">
            <text:p>12/19/07 09:18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4T15:54:53">
            <text:p>12/24/07 03:54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3T17:53:07">
            <text:p>12/23/07 05:53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2T13:48:46">
            <text:p>12/22/07 01:48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7T14:07:52">
            <text:p>12/27/07 02:07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3T19:14:28">
            <text:p>12/23/07 07:14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4T14:36:53">
            <text:p>12/24/07 02:36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2T19:02:55">
            <text:p>12/22/07 07:02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8T16:38:39">
            <text:p>12/28/07 04:38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0T19:46:17">
            <text:p>12/20/07 07:46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1T08:56:34">
            <text:p>12/21/07 08:56 A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18T12:56:38">
            <text:p>12/18/07 12:56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30T09:14:03">
            <text:p>12/30/07 09:14 A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2T09:54:20">
            <text:p>12/22/07 09:54 A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7T21:47:22">
            <text:p>12/27/07 09:47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30T14:23:51">
            <text:p>12/30/07 02:23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19T11:27:36">
            <text:p>12/19/07 11:27 A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2T18:40:23">
            <text:p>12/22/07 06:40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30T16:59:14">
            <text:p>12/30/07 04:59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8T10:49:28">
            <text:p>12/28/07 10:49 A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1T11:30:19">
            <text:p>12/21/07 11:30 A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30T17:39:04">
            <text:p>12/30/07 05:39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17T23:32:24">
            <text:p>12/17/07 11:32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17T14:01:42">
            <text:p>12/17/07 02:01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2T21:46:50">
            <text:p>12/22/07 09:46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6T18:31:33">
            <text:p>12/26/07 06:31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3T13:20:30">
            <text:p>12/23/07 01:20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19T22:34:45">
            <text:p>12/19/07 10:34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9T09:09:38">
            <text:p>12/29/07 09:09 A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17T16:26:32">
            <text:p>12/17/07 04:26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19T18:10:46">
            <text:p>12/19/07 06:10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1T14:05:49">
            <text:p>12/21/07 02:05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17T18:49:45">
            <text:p>12/17/07 06:49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7T21:27:10">
            <text:p>12/27/07 09:27 PM</text:p>
          </table:table-cell>
          <table:table-cell office:value-type="string">
            <text:p><text:s/>Naked Complex <text:s text:c="37"/></text:p>
          </table:table-cell>
          <table:table-cell office:value-type="float" office:value="2.95">
            <text:p>2.95</text:p>
          </table:table-cell>
          <table:table-cell table:number-columns-repeated="8"/>
        </table:table-row>
        <table:table-row table:style-name="ro1">
          <table:table-cell office:value-type="date" office:date-value="2007-12-29T15:26:27">
            <text:p>12/29/07 03:26 PM</text:p>
          </table:table-cell>
          <table:table-cell office:value-type="string">
            <text:p><text:s/>Other: adbusters calendat <text:s text:c="25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17T15:02:18">
            <text:p>12/17/07 03:02 PM</text:p>
          </table:table-cell>
          <table:table-cell office:value-type="string">
            <text:p><text:s/>Other: bag espresso <text:s text:c="31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6T17:08:32">
            <text:p>12/26/07 05:08 PM</text:p>
          </table:table-cell>
          <table:table-cell office:value-type="string">
            <text:p><text:s/>Other: cd: Child as audience <text:s text:c="22"/>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date" office:date-value="2007-12-20T23:31:00">
            <text:p>12/20/07 11:31 PM</text:p>
          </table:table-cell>
          <table:table-cell office:value-type="string">
            <text:p><text:s/>Other: CD: Mongloidian Glow (Paardon?) <text:s text:c="12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0T23:31:00">
            <text:p>12/20/07 11:31 PM</text:p>
          </table:table-cell>
          <table:table-cell office:value-type="string">
            <text:p><text:s/>Other: CD: Mongloidian Glow (Self Titled) <text:s text:c="9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date" office:date-value="2007-12-22T20:28:21">
            <text:p>12/22/07 08:28 PM</text:p>
          </table:table-cell>
          <table:table-cell office:value-type="string">
            <text:p><text:s/>Other: CD: Resistance To Empire <text:s text:c="19"/>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date" office:date-value="2007-12-17T23:12:50">
            <text:p>12/17/07 11:12 PM</text:p>
          </table:table-cell>
          <table:table-cell office:value-type="string">
            <text:p><text:s/>Other: dvd <text:s text:c="40"/>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date" office:date-value="2007-12-29T22:23:50">
            <text:p>12/29/07 10:23 PM</text:p>
          </table:table-cell>
          <table:table-cell office:value-type="string">
            <text:p><text:s/>Other: Gingerbread Latte <text:s text:c="26"/></text:p>
          </table:table-cell>
          <table:table-cell office:value-type="float" office:value="3.25">
            <text:p>3.25</text:p>
          </table:table-cell>
          <table:table-cell table:number-columns-repeated="8"/>
        </table:table-row>
        <table:table-row table:style-name="ro2">
          <table:table-cell office:value-type="date" office:date-value="2007-12-22T14:51:26">
            <text:p>12/22/07 02:51 PM</text:p>
          </table:table-cell>
          <table:table-cell office:value-type="string">
            <text:p><text:s/>Other: Guft Certificate <text:s text:c="27"/>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date" office:date-value="2007-12-17T15:05:11">
            <text:p>12/17/07 03:05 PM</text:p>
          </table:table-cell>
          <table:table-cell office:value-type="string">
            <text:p><text:s/>Other: line in the sand <text:s text:c="27"/>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2">
          <table:table-cell office:value-type="date" office:date-value="2007-12-17T18:48:04">
            <text:p>12/17/07 06:48 PM</text:p>
          </table:table-cell>
          <table:table-cell office:value-type="string">
            <text:p><text:s/>Other: malapesto: day old bagel <text:s text:c="19"/></text:p>
          </table:table-cell>
          <table:table-cell office:value-type="float" office:value="4.27">
            <text:p>4.27</text:p>
          </table:table-cell>
          <table:table-cell table:number-columns-repeated="8"/>
        </table:table-row>
        <table:table-row table:style-name="ro1">
          <table:table-cell office:value-type="date" office:date-value="2007-12-21T12:44:23">
            <text:p>12/21/07 12:44 PM</text:p>
          </table:table-cell>
          <table:table-cell office:value-type="string">
            <text:p><text:s/>Other: Mate Gourd <text:s text:c="33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17T14:20:02">
            <text:p>12/17/07 02:20 PM</text:p>
          </table:table-cell>
          <table:table-cell office:value-type="string">
            <text:p><text:s/>Other: palindrome calendar <text:s text:c="24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date" office:date-value="2007-12-17T17:13:40">
            <text:p>12/17/07 05:13 PM</text:p>
          </table:table-cell>
          <table:table-cell office:value-type="string">
            <text:p><text:s/>Other: plalindrome <text:s text:c="32"/></text:p>
          </table:table-cell>
          <table:table-cell office:value-type="float" office:value="9.89">
            <text:p>9.89</text:p>
          </table:table-cell>
          <table:table-cell table:number-columns-repeated="8"/>
        </table:table-row>
        <table:table-row table:style-name="ro1">
          <table:table-cell office:value-type="date" office:date-value="2007-12-19T22:05:34">
            <text:p>12/19/07 10:05 PM</text:p>
          </table:table-cell>
          <table:table-cell office:value-type="string">
            <text:p><text:s/>Other: so many dynamos calendar <text:s text:c="19"/></text:p>
          </table:table-cell>
          <table:table-cell office:value-type="float" office:value="9.89">
            <text:p>9.89</text:p>
          </table:table-cell>
          <table:table-cell table:number-columns-repeated="8"/>
        </table:table-row>
        <table:table-row table:style-name="ro2">
          <table:table-cell office:value-type="date" office:date-value="2007-12-29T18:25:24">
            <text:p>12/29/07 06:25 PM</text:p>
          </table:table-cell>
          <table:table-cell office:value-type="string">
            <text:p><text:s/>Patch: 2 mumia patches <text:s text:c="28"/>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date" office:date-value="2007-12-22T14:04:08">
            <text:p>12/22/07 02:04 PM</text:p>
          </table:table-cell>
          <table:table-cell office:value-type="string">
            <text:p><text:s/>Patch: 2 patches <text:s text:c="34"/>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date" office:date-value="2007-12-27T19:50:47">
            <text:p>12/27/07 07:50 PM</text:p>
          </table:table-cell>
          <table:table-cell office:value-type="string">
            <text:p><text:s/>Patch: bike fist <text:s text:c="34"/>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date" office:date-value="2007-12-27T19:50:47">
            <text:p>12/27/07 07:50 PM</text:p>
          </table:table-cell>
          <table:table-cell office:value-type="string">
            <text:p><text:s/>Patch: foodnotbombs <text:s text:c="31"/>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date" office:date-value="2007-12-22T22:13:54">
            <text:p>12/22/07 10:13 PM</text:p>
          </table:table-cell>
          <table:table-cell office:value-type="string">
            <text:p><text:s/>Patch: fuck cars <text:s text:c="34"/>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date" office:date-value="2007-12-20T19:46:12">
            <text:p>12/20/07 07:46 PM</text:p>
          </table:table-cell>
          <table:table-cell office:value-type="string">
            <text:p><text:s/>Patch: patch <text:s text:c="38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17T16:29:27">
            <text:p>12/17/07 04:29 PM</text:p>
          </table:table-cell>
          <table:table-cell office:value-type="string">
            <text:p><text:s/>Patch: patch <text:s text:c="38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4T16:28:52">
            <text:p>12/24/07 04:28 PM</text:p>
          </table:table-cell>
          <table:table-cell office:value-type="string">
            <text:p><text:s/>Patch: prisons <text:s text:c="36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date" office:date-value="2007-12-29T17:27:01">
            <text:p>12/29/07 05:27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6T19:53:50">
            <text:p>12/26/07 07:53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9T12:27:43">
            <text:p>12/29/07 12:27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18T18:40:47">
            <text:p>12/18/07 06:40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0T14:50:48">
            <text:p>12/20/07 02:50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18T14:09:58">
            <text:p>12/18/07 02:09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0T11:24:05">
            <text:p>12/20/07 11:24 A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3T11:54:36">
            <text:p>12/23/07 11:54 A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1T22:00:37">
            <text:p>12/21/07 10:00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1T20:29:40">
            <text:p>12/21/07 08:29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1T17:41:51">
            <text:p>12/21/07 05:41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8T15:31:35">
            <text:p>12/28/07 03:31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19T20:52:04">
            <text:p>12/19/07 08:52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7T21:27:10">
            <text:p>12/27/07 09:27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30T12:08:56">
            <text:p>12/30/07 12:08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2T12:44:30">
            <text:p>12/22/07 12:44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6T14:41:44">
            <text:p>12/26/07 02:41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17T15:03:34">
            <text:p>12/17/07 03:03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4T18:36:46">
            <text:p>12/24/07 06:36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8T18:29:03">
            <text:p>12/28/07 06:29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30T17:39:59">
            <text:p>12/30/07 05:39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8T15:11:44">
            <text:p>12/28/07 03:11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18T17:46:10">
            <text:p>12/18/07 05:46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1T20:29:40">
            <text:p>12/21/07 08:29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18T11:30:24">
            <text:p>12/18/07 11:30 A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1T22:00:37">
            <text:p>12/21/07 10:00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18T14:09:58">
            <text:p>12/18/07 02:09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2T12:24:08">
            <text:p>12/22/07 12:24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6T19:53:50">
            <text:p>12/26/07 07:53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6T19:53:50">
            <text:p>12/26/07 07:53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19T16:24:53">
            <text:p>12/19/07 04:24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9T12:00:34">
            <text:p>12/29/07 12:00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9T16:57:55">
            <text:p>12/29/07 04:57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0T17:52:21">
            <text:p>12/20/07 05:52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2T19:43:33">
            <text:p>12/22/07 07:43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4T18:36:46">
            <text:p>12/24/07 06:36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28T15:41:23">
            <text:p>12/28/07 03:41 PM</text:p>
          </table:table-cell>
          <table:table-cell office:value-type="string">
            <text:p><text:s/>Refill <text:s text:c="44"/></text:p>
          </table:table-cell>
          <table:table-cell office:value-type="float" office:value="0.48">
            <text:p>0.48</text:p>
          </table:table-cell>
          <table:table-cell table:number-columns-repeated="8"/>
        </table:table-row>
        <table:table-row table:style-name="ro1">
          <table:table-cell office:value-type="date" office:date-value="2007-12-17T14:44:48">
            <text:p>12/17/07 02:44 P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21T18:20:28">
            <text:p>12/21/07 06:20 P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22T14:13:03">
            <text:p>12/22/07 02:13 P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24T14:45:05">
            <text:p>12/24/07 02:45 P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29T13:33:11">
            <text:p>12/29/07 01:33 P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19T13:27:52">
            <text:p>12/19/07 01:27 P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21T10:30:49">
            <text:p>12/21/07 10:30 A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27T21:09:04">
            <text:p>12/27/07 09:09 P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23T12:53:06">
            <text:p>12/23/07 12:53 P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19T13:15:32">
            <text:p>12/19/07 01:15 P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21T14:05:09">
            <text:p>12/21/07 02:05 P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27T12:07:08">
            <text:p>12/27/07 12:07 P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30T15:17:23">
            <text:p>12/30/07 03:17 P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27T15:13:05">
            <text:p>12/27/07 03:13 P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29T15:26:27">
            <text:p>12/29/07 03:26 P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27T15:20:20">
            <text:p>12/27/07 03:20 P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22T12:29:39">
            <text:p>12/22/07 12:29 P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22T14:13:03">
            <text:p>12/22/07 02:13 P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21T18:20:28">
            <text:p>12/21/07 06:20 P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21T14:05:09">
            <text:p>12/21/07 02:05 P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24T14:45:05">
            <text:p>12/24/07 02:45 P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18T11:23:21">
            <text:p>12/18/07 11:23 A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07-12-23T13:28:12">
            <text:p>12/23/07 01:28 PM</text:p>
          </table:table-cell>
          <table:table-cell office:value-type="string">
            <text:p><text:s/>Reg. Slingshot <text:s text:c="36"/>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date" office:date-value="2007-12-22T22:01:26">
            <text:p>12/22/07 10:01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18T11:57:39">
            <text:p>12/18/07 11:57 A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1T16:24:23">
            <text:p>12/21/07 04:24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19T18:10:46">
            <text:p>12/19/07 06:10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2T18:00:31">
            <text:p>12/22/07 06:00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3T17:10:23">
            <text:p>12/23/07 05:10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0T22:56:40">
            <text:p>12/20/07 10:56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19T20:41:48">
            <text:p>12/19/07 08:41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0T11:55:51">
            <text:p>12/20/07 11:55 A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7T22:12:20">
            <text:p>12/27/07 10:12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2T22:01:26">
            <text:p>12/22/07 10:01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17T12:29:26">
            <text:p>12/17/07 12:29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19T16:43:26">
            <text:p>12/19/07 04:43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3T14:40:37">
            <text:p>12/23/07 02:40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17T12:39:14">
            <text:p>12/17/07 12:39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18T16:31:03">
            <text:p>12/18/07 04:31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4T15:12:31">
            <text:p>12/24/07 03:12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19T18:10:46">
            <text:p>12/19/07 06:10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0T17:52:21">
            <text:p>12/20/07 05:52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0T20:22:50">
            <text:p>12/20/07 08:22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7T21:04:59">
            <text:p>12/27/07 09:04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0T14:37:08">
            <text:p>12/20/07 02:37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6T18:09:00">
            <text:p>12/26/07 06:09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2T13:40:54">
            <text:p>12/22/07 01:40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0T13:07:02">
            <text:p>12/20/07 01:07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2T15:28:38">
            <text:p>12/22/07 03:28 P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1T11:30:19">
            <text:p>12/21/07 11:30 AM</text:p>
          </table:table-cell>
          <table:table-cell office:value-type="string">
            <text:p><text:s/>SeasonalSoup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9T14:40:56">
            <text:p>12/29/07 02:40 PM</text:p>
          </table:table-cell>
          <table:table-cell office:value-type="string">
            <text:p><text:s/>Single Espresso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21:16:10">
            <text:p>12/29/07 09:16 PM</text:p>
          </table:table-cell>
          <table:table-cell office:value-type="string">
            <text:p><text:s/>Single Espresso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13:12:53">
            <text:p>12/29/07 01:12 PM</text:p>
          </table:table-cell>
          <table:table-cell office:value-type="string">
            <text:p><text:s/>Single Espresso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7T15:05:59">
            <text:p>12/27/07 03:05 PM</text:p>
          </table:table-cell>
          <table:table-cell office:value-type="string">
            <text:p><text:s/>Single Espresso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14:40:56">
            <text:p>12/29/07 02:40 PM</text:p>
          </table:table-cell>
          <table:table-cell office:value-type="string">
            <text:p><text:s/>Single Espresso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8T20:26:19">
            <text:p>12/18/07 08:26 PM</text:p>
          </table:table-cell>
          <table:table-cell office:value-type="string">
            <text:p><text:s/>Single Espresso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6T16:11:35">
            <text:p>12/26/07 04:11 PM</text:p>
          </table:table-cell>
          <table:table-cell office:value-type="string">
            <text:p><text:s/>Single Espresso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2">
          <table:table-cell office:value-type="date" office:date-value="2007-12-18T19:44:12">
            <text:p>12/18/07 07:44 PM</text:p>
          </table:table-cell>
          <table:table-cell office:value-type="string">
            <text:p><text:s/>Small Americano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2">
          <table:table-cell office:value-type="date" office:date-value="2007-12-21T13:12:15">
            <text:p>12/21/07 01:12 PM</text:p>
          </table:table-cell>
          <table:table-cell office:value-type="string">
            <text:p><text:s/>Small Americano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2">
          <table:table-cell office:value-type="date" office:date-value="2007-12-23T13:36:49">
            <text:p>12/23/07 01:36 PM</text:p>
          </table:table-cell>
          <table:table-cell office:value-type="string">
            <text:p><text:s/>Small Americano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2">
          <table:table-cell office:value-type="date" office:date-value="2007-12-20T14:10:35">
            <text:p>12/20/07 02:10 PM</text:p>
          </table:table-cell>
          <table:table-cell office:value-type="string">
            <text:p><text:s/>Small Americano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2">
          <table:table-cell office:value-type="date" office:date-value="2007-12-23T13:36:49">
            <text:p>12/23/07 01:36 PM</text:p>
          </table:table-cell>
          <table:table-cell office:value-type="string">
            <text:p><text:s/>Small Americano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2">
          <table:table-cell office:value-type="date" office:date-value="2007-12-22T19:01:59">
            <text:p>12/22/07 07:01 PM</text:p>
          </table:table-cell>
          <table:table-cell office:value-type="string">
            <text:p><text:s/>Small Americano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2">
          <table:table-cell office:value-type="date" office:date-value="2007-12-21T14:17:29">
            <text:p>12/21/07 02:17 PM</text:p>
          </table:table-cell>
          <table:table-cell office:value-type="string">
            <text:p><text:s/>Small Americano <text:s text:c="35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19T12:02:33">
            <text:p>12/19/07 12:02 PM</text:p>
          </table:table-cell>
          <table:table-cell office:value-type="string">
            <text:p><text:s/>Small Breve <text:s text:c="39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2">
          <table:table-cell office:value-type="date" office:date-value="2007-12-27T19:27:45">
            <text:p>12/27/07 07:27 PM</text:p>
          </table:table-cell>
          <table:table-cell office:value-type="string">
            <text:p><text:s/>Small Capp.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18T21:14:20">
            <text:p>12/18/07 09:14 PM</text:p>
          </table:table-cell>
          <table:table-cell office:value-type="string">
            <text:p><text:s/>Small Capp.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9T16:56:48">
            <text:p>12/29/07 04:56 PM</text:p>
          </table:table-cell>
          <table:table-cell office:value-type="string">
            <text:p><text:s/>Small Capp.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2T14:59:44">
            <text:p>12/22/07 02:59 PM</text:p>
          </table:table-cell>
          <table:table-cell office:value-type="string">
            <text:p><text:s/>Small Capp.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9T16:36:30">
            <text:p>12/29/07 04:36 PM</text:p>
          </table:table-cell>
          <table:table-cell office:value-type="string">
            <text:p><text:s/>Small CconL <text:s text:c="3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2">
          <table:table-cell office:value-type="date" office:date-value="2007-12-19T13:32:09">
            <text:p>12/19/07 01:32 PM</text:p>
          </table:table-cell>
          <table:table-cell office:value-type="string">
            <text:p><text:s/>Small CconL <text:s text:c="3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2">
          <table:table-cell office:value-type="date" office:date-value="2007-12-21T14:21:23">
            <text:p>12/21/07 02:21 PM</text:p>
          </table:table-cell>
          <table:table-cell office:value-type="string">
            <text:p><text:s/>Small CconL <text:s text:c="39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2">
          <table:table-cell office:value-type="date" office:date-value="2007-12-30T15:20:59">
            <text:p>12/30/07 03:20 PM</text:p>
          </table:table-cell>
          <table:table-cell office:value-type="string">
            <text:p><text:s/>Small Chai <text:s text:c="40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18T11:07:55">
            <text:p>12/18/07 11:07 AM</text:p>
          </table:table-cell>
          <table:table-cell office:value-type="string">
            <text:p><text:s/>Small Chai <text:s text:c="40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9T23:00:53">
            <text:p>12/29/07 11:00 PM</text:p>
          </table:table-cell>
          <table:table-cell office:value-type="string">
            <text:p><text:s/>Small Chai <text:s text:c="40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4T15:54:06">
            <text:p>12/24/07 03:54 PM</text:p>
          </table:table-cell>
          <table:table-cell office:value-type="string">
            <text:p><text:s/>Small Chai <text:s text:c="40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17T19:59:32">
            <text:p>12/17/07 07:59 PM</text:p>
          </table:table-cell>
          <table:table-cell office:value-type="string">
            <text:p><text:s/>Small Chai <text:s text:c="40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0T11:15:45">
            <text:p>12/20/07 11:15 AM</text:p>
          </table:table-cell>
          <table:table-cell office:value-type="string">
            <text:p><text:s/>Small Chai <text:s text:c="40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18T13:16:45">
            <text:p>12/18/07 01:16 PM</text:p>
          </table:table-cell>
          <table:table-cell office:value-type="string">
            <text:p><text:s/>Small Chai <text:s text:c="40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0T11:15:07">
            <text:p>12/20/07 11:15 AM</text:p>
          </table:table-cell>
          <table:table-cell office:value-type="string">
            <text:p><text:s/>Small Chai <text:s text:c="40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7T21:09:04">
            <text:p>12/27/07 09:09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30T13:28:12">
            <text:p>12/30/07 01:28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0T20:58:02">
            <text:p>12/20/07 08:58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2T10:09:14">
            <text:p>12/22/07 10:09 A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8T11:10:54">
            <text:p>12/28/07 11:10 A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17T17:44:47">
            <text:p>12/17/07 05:44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1T16:03:10">
            <text:p>12/21/07 04:03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2T14:04:08">
            <text:p>12/22/07 02:04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1T15:53:37">
            <text:p>12/21/07 03:53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17T14:40:29">
            <text:p>12/17/07 02:40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17T12:33:17">
            <text:p>12/17/07 12:33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0T14:26:57">
            <text:p>12/20/07 02:26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17T21:35:18">
            <text:p>12/17/07 09:35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7T11:40:37">
            <text:p>12/27/07 11:40 A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0T10:34:43">
            <text:p>12/20/07 10:34 A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2T16:46:45">
            <text:p>12/22/07 04:46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3T10:13:03">
            <text:p>12/23/07 10:13 A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19T22:34:45">
            <text:p>12/19/07 10:34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1T10:52:38">
            <text:p>12/21/07 10:52 A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7T15:05:59">
            <text:p>12/27/07 03:05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7T15:05:59">
            <text:p>12/27/07 03:05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0T11:28:46">
            <text:p>12/20/07 11:28 A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0T15:23:09">
            <text:p>12/20/07 03:23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4T12:48:24">
            <text:p>12/24/07 12:48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0T11:11:15">
            <text:p>12/20/07 11:11 A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1T14:41:51">
            <text:p>12/21/07 02:41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17T12:33:17">
            <text:p>12/17/07 12:33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3T12:34:23">
            <text:p>12/23/07 12:34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30T11:27:04">
            <text:p>12/30/07 11:27 A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19T12:59:41">
            <text:p>12/19/07 12:59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9T18:24:11">
            <text:p>12/29/07 06:24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17T13:37:33">
            <text:p>12/17/07 01:37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0T11:16:30">
            <text:p>12/20/07 11:16 A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17T13:37:33">
            <text:p>12/17/07 01:37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1T11:09:05">
            <text:p>12/21/07 11:09 A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3T10:30:16">
            <text:p>12/23/07 10:30 A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0T11:11:15">
            <text:p>12/20/07 11:11 A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18T21:10:25">
            <text:p>12/18/07 09:10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0T17:44:15">
            <text:p>12/20/07 05:44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7T15:05:59">
            <text:p>12/27/07 03:05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2T15:06:47">
            <text:p>12/22/07 03:06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0T14:16:33">
            <text:p>12/20/07 02:16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6T10:31:04">
            <text:p>12/26/07 10:31 A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8T16:57:25">
            <text:p>12/28/07 04:57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8T16:57:25">
            <text:p>12/28/07 04:57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2T10:39:59">
            <text:p>12/22/07 10:39 A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0T14:26:17">
            <text:p>12/20/07 02:26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3T17:57:42">
            <text:p>12/23/07 05:57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0T13:57:32">
            <text:p>12/20/07 01:57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2T11:31:27">
            <text:p>12/22/07 11:31 A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17T15:49:37">
            <text:p>12/17/07 03:49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30T16:19:44">
            <text:p>12/30/07 04:19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4T16:09:12">
            <text:p>12/24/07 04:09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18T13:40:55">
            <text:p>12/18/07 01:40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8T16:04:31">
            <text:p>12/28/07 04:04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2T12:48:09">
            <text:p>12/22/07 12:48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9T13:17:13">
            <text:p>12/29/07 01:17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3T17:30:09">
            <text:p>12/23/07 05:30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18T12:32:59">
            <text:p>12/18/07 12:32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9T11:13:11">
            <text:p>12/29/07 11:13 A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4T10:39:51">
            <text:p>12/24/07 10:39 A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0T14:37:08">
            <text:p>12/20/07 02:37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3T12:34:23">
            <text:p>12/23/07 12:34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1T15:00:33">
            <text:p>12/21/07 03:00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8T14:48:32">
            <text:p>12/28/07 02:48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18T13:35:17">
            <text:p>12/18/07 01:35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2T14:51:26">
            <text:p>12/22/07 02:51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0T15:23:09">
            <text:p>12/20/07 03:23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18T13:40:55">
            <text:p>12/18/07 01:40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18T16:37:34">
            <text:p>12/18/07 04:37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0T13:11:28">
            <text:p>12/20/07 01:11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4T14:41:27">
            <text:p>12/24/07 02:41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4T14:41:27">
            <text:p>12/24/07 02:41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3T14:10:51">
            <text:p>12/23/07 02:10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18T12:18:36">
            <text:p>12/18/07 12:18 PM</text:p>
          </table:table-cell>
          <table:table-cell office:value-type="string">
            <text:p><text:s/>Small Coffee <text:s text:c="38"/></text:p>
          </table:table-cell>
          <table:table-cell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date" office:date-value="2007-12-28T20:00:59">
            <text:p>12/28/07 08:00 PM</text:p>
          </table:table-cell>
          <table:table-cell office:value-type="string">
            <text:p><text:s/>Small Latte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4T10:10:02">
            <text:p>12/24/07 10:10 AM</text:p>
          </table:table-cell>
          <table:table-cell office:value-type="string">
            <text:p><text:s/>Small Latte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1T11:29:49">
            <text:p>12/21/07 11:29 AM</text:p>
          </table:table-cell>
          <table:table-cell office:value-type="string">
            <text:p><text:s/>Small Latte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6T15:56:18">
            <text:p>12/26/07 03:56 PM</text:p>
          </table:table-cell>
          <table:table-cell office:value-type="string">
            <text:p><text:s/>Small Latte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1T10:30:49">
            <text:p>12/21/07 10:30 AM</text:p>
          </table:table-cell>
          <table:table-cell office:value-type="string">
            <text:p><text:s/>Small Latte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7T17:10:06">
            <text:p>12/27/07 05:10 PM</text:p>
          </table:table-cell>
          <table:table-cell office:value-type="string">
            <text:p><text:s/>Small Latte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18T18:26:20">
            <text:p>12/18/07 06:26 PM</text:p>
          </table:table-cell>
          <table:table-cell office:value-type="string">
            <text:p><text:s/>Small Latte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8T19:34:33">
            <text:p>12/28/07 07:34 PM</text:p>
          </table:table-cell>
          <table:table-cell office:value-type="string">
            <text:p><text:s/>Small Latte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9T12:00:34">
            <text:p>12/29/07 12:00 PM</text:p>
          </table:table-cell>
          <table:table-cell office:value-type="string">
            <text:p><text:s/>Small Latte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2T16:06:20">
            <text:p>12/22/07 04:06 PM</text:p>
          </table:table-cell>
          <table:table-cell office:value-type="string">
            <text:p><text:s/>Small Latte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9T15:38:40">
            <text:p>12/29/07 03:38 PM</text:p>
          </table:table-cell>
          <table:table-cell office:value-type="string">
            <text:p><text:s/>Small Latte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18T18:09:54">
            <text:p>12/18/07 06:09 PM</text:p>
          </table:table-cell>
          <table:table-cell office:value-type="string">
            <text:p><text:s/>Small Latte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6T19:33:05">
            <text:p>12/26/07 07:33 PM</text:p>
          </table:table-cell>
          <table:table-cell office:value-type="string">
            <text:p><text:s/>Small Latte <text:s text:c="39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1">
          <table:table-cell office:value-type="date" office:date-value="2007-12-20T18:07:24">
            <text:p>12/20/07 06:07 PM</text:p>
          </table:table-cell>
          <table:table-cell office:value-type="string">
            <text:p><text:s/>Small Mocha <text:s text:c="39"/></text:p>
          </table:table-cell>
          <table:table-cell office:value-type="float" office:value="2.62">
            <text:p>2.62</text:p>
          </table:table-cell>
          <table:table-cell table:number-columns-repeated="8"/>
        </table:table-row>
        <table:table-row table:style-name="ro1">
          <table:table-cell office:value-type="date" office:date-value="2007-12-27T17:16:17">
            <text:p>12/27/07 05:16 PM</text:p>
          </table:table-cell>
          <table:table-cell office:value-type="string">
            <text:p><text:s/>Small Mocha <text:s text:c="39"/></text:p>
          </table:table-cell>
          <table:table-cell office:value-type="float" office:value="2.62">
            <text:p>2.62</text:p>
          </table:table-cell>
          <table:table-cell table:number-columns-repeated="8"/>
        </table:table-row>
        <table:table-row table:style-name="ro1">
          <table:table-cell office:value-type="date" office:date-value="2007-12-26T19:33:05">
            <text:p>12/26/07 07:33 PM</text:p>
          </table:table-cell>
          <table:table-cell office:value-type="string">
            <text:p><text:s/>Small Mocha <text:s text:c="39"/></text:p>
          </table:table-cell>
          <table:table-cell office:value-type="float" office:value="2.62">
            <text:p>2.62</text:p>
          </table:table-cell>
          <table:table-cell table:number-columns-repeated="8"/>
        </table:table-row>
        <table:table-row table:style-name="ro1">
          <table:table-cell office:value-type="date" office:date-value="2007-12-30T13:54:58">
            <text:p>12/30/07 01:54 PM</text:p>
          </table:table-cell>
          <table:table-cell office:value-type="string">
            <text:p><text:s/>Small Mocha <text:s text:c="39"/></text:p>
          </table:table-cell>
          <table:table-cell office:value-type="float" office:value="2.62">
            <text:p>2.62</text:p>
          </table:table-cell>
          <table:table-cell table:number-columns-repeated="8"/>
        </table:table-row>
        <table:table-row table:style-name="ro1">
          <table:table-cell office:value-type="date" office:date-value="2007-12-18T14:41:12">
            <text:p>12/18/07 02:41 PM</text:p>
          </table:table-cell>
          <table:table-cell office:value-type="string">
            <text:p><text:s/>Small Mocha <text:s text:c="39"/></text:p>
          </table:table-cell>
          <table:table-cell office:value-type="float" office:value="2.62">
            <text:p>2.62</text:p>
          </table:table-cell>
          <table:table-cell table:number-columns-repeated="8"/>
        </table:table-row>
        <table:table-row table:style-name="ro1">
          <table:table-cell office:value-type="date" office:date-value="2007-12-20T18:07:24">
            <text:p>12/20/07 06:07 PM</text:p>
          </table:table-cell>
          <table:table-cell office:value-type="string">
            <text:p><text:s/>Small Mocha <text:s text:c="39"/></text:p>
          </table:table-cell>
          <table:table-cell office:value-type="float" office:value="2.62">
            <text:p>2.62</text:p>
          </table:table-cell>
          <table:table-cell table:number-columns-repeated="8"/>
        </table:table-row>
        <table:table-row table:style-name="ro1">
          <table:table-cell office:value-type="date" office:date-value="2007-12-28T19:59:35">
            <text:p>12/28/07 07:59 PM</text:p>
          </table:table-cell>
          <table:table-cell office:value-type="string">
            <text:p><text:s/>Small Mocha <text:s text:c="39"/></text:p>
          </table:table-cell>
          <table:table-cell office:value-type="float" office:value="2.62">
            <text:p>2.62</text:p>
          </table:table-cell>
          <table:table-cell table:number-columns-repeated="8"/>
        </table:table-row>
        <table:table-row table:style-name="ro2">
          <table:table-cell office:value-type="date" office:date-value="2007-12-17T13:04:07">
            <text:p>12/17/07 01:04 PM</text:p>
          </table:table-cell>
          <table:table-cell office:value-type="string">
            <text:p><text:s/>Small Redeye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18T10:28:02">
            <text:p>12/18/07 10:28 AM</text:p>
          </table:table-cell>
          <table:table-cell office:value-type="string">
            <text:p><text:s/>Small Redeye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0T14:26:17">
            <text:p>12/20/07 02:26 PM</text:p>
          </table:table-cell>
          <table:table-cell office:value-type="string">
            <text:p><text:s/>Small Redeye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19T13:49:10">
            <text:p>12/19/07 01:49 PM</text:p>
          </table:table-cell>
          <table:table-cell office:value-type="string">
            <text:p><text:s/>Small Redeye <text:s text:c="38"/></text:p>
          </table:table-cell>
          <table:table-cell office:value-type="float" office:value="2.38">
            <text:p>2.38</text:p>
          </table:table-cell>
          <table:table-cell table:number-columns-repeated="8"/>
        </table:table-row>
        <table:table-row table:style-name="ro2">
          <table:table-cell office:value-type="date" office:date-value="2007-12-26T22:07:26">
            <text:p>12/26/07 10:07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19T22:34:45">
            <text:p>12/19/07 10:34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30T15:20:59">
            <text:p>12/30/07 03:20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20T13:06:08">
            <text:p>12/20/07 01:06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27T22:12:20">
            <text:p>12/27/07 10:12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24T12:43:45">
            <text:p>12/24/07 12:43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22T13:29:34">
            <text:p>12/22/07 01:29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24T12:53:12">
            <text:p>12/24/07 12:53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18T21:35:55">
            <text:p>12/18/07 09:35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17T21:28:29">
            <text:p>12/17/07 09:28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24T14:36:53">
            <text:p>12/24/07 02:36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24T14:36:53">
            <text:p>12/24/07 02:36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28T12:49:26">
            <text:p>12/28/07 12:49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29T15:00:08">
            <text:p>12/29/07 03:00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22T13:12:55">
            <text:p>12/22/07 01:12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19T12:50:02">
            <text:p>12/19/07 12:50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27T18:28:22">
            <text:p>12/27/07 06:28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17T15:46:13">
            <text:p>12/17/07 03:46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28T17:02:29">
            <text:p>12/28/07 05:02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29T13:00:24">
            <text:p>12/29/07 01:00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29T20:05:43">
            <text:p>12/29/07 08:05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2">
          <table:table-cell office:value-type="date" office:date-value="2007-12-17T19:59:40">
            <text:p>12/17/07 07:59 PM</text:p>
          </table:table-cell>
          <table:table-cell office:value-type="string">
            <text:p><text:s/>Soy Chikn Wrap <text:s text:c="36"/></text:p>
          </table:table-cell>
          <table:table-cell office:value-type="float" office:value="3.81">
            <text:p>3.81</text:p>
          </table:table-cell>
          <table:table-cell table:number-columns-repeated="8"/>
        </table:table-row>
        <table:table-row table:style-name="ro1">
          <table:table-cell office:value-type="date" office:date-value="2007-12-22T20:39:38">
            <text:p>12/22/07 08:39 PM</text:p>
          </table:table-cell>
          <table:table-cell office:value-type="string">
            <text:p><text:s/>SoyChikSalad <text:s text:c="38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1">
          <table:table-cell office:value-type="date" office:date-value="2007-12-28T16:00:52">
            <text:p>12/28/07 04:00 PM</text:p>
          </table:table-cell>
          <table:table-cell office:value-type="string">
            <text:p><text:s/>SoyChikSalad <text:s text:c="38"/></text:p>
          </table:table-cell>
          <table:table-cell office:value-type="float" office:value="3.33">
            <text:p>3.33</text:p>
          </table:table-cell>
          <table:table-cell table:number-columns-repeated="8"/>
        </table:table-row>
        <table:table-row table:style-name="ro2">
          <table:table-cell office:value-type="date" office:date-value="2007-12-22T18:00:31">
            <text:p>12/22/07 06:00 PM</text:p>
          </table:table-cell>
          <table:table-cell office:value-type="string">
            <text:p><text:s/>SoyChikSandwich <text:s text:c="35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2">
          <table:table-cell office:value-type="date" office:date-value="2007-12-24T17:36:18">
            <text:p>12/24/07 05:36 PM</text:p>
          </table:table-cell>
          <table:table-cell office:value-type="string">
            <text:p><text:s/>SoyChikSandwich <text:s text:c="35"/></text:p>
          </table:table-cell>
          <table:table-cell office:value-type="float" office:value="4.76">
            <text:p>4.76</text:p>
          </table:table-cell>
          <table:table-cell table:number-columns-repeated="8"/>
        </table:table-row>
        <table:table-row table:style-name="ro1">
          <table:table-cell office:value-type="date" office:date-value="2007-12-18T18:45:00">
            <text:p>12/18/07 06:45 PM</text:p>
          </table:table-cell>
          <table:table-cell office:value-type="string">
            <text:p><text:s/>Spinach Side Salad <text:s text:c="3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2T22:01:26">
            <text:p>12/22/07 10:01 PM</text:p>
          </table:table-cell>
          <table:table-cell office:value-type="string">
            <text:p><text:s/>Spinach Side Salad <text:s text:c="32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2">
          <table:table-cell office:value-type="date" office:date-value="2007-12-21T08:56:34">
            <text:p>12/21/07 08:56 AM</text:p>
          </table:table-cell>
          <table:table-cell office:value-type="string">
            <text:p><text:s/>Tofurky Jurky <text:s text:c="37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2">
          <table:table-cell office:value-type="date" office:date-value="2007-12-22T08:55:31">
            <text:p>12/22/07 08:55 AM</text:p>
          </table:table-cell>
          <table:table-cell office:value-type="string">
            <text:p><text:s/>Tofurky Jurky <text:s text:c="37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2">
          <table:table-cell office:value-type="date" office:date-value="2007-12-17T18:49:45">
            <text:p>12/17/07 06:49 PM</text:p>
          </table:table-cell>
          <table:table-cell office:value-type="string">
            <text:p><text:s/>Tofurky Jurky <text:s text:c="37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2">
          <table:table-cell office:value-type="date" office:date-value="2007-12-29T10:13:33">
            <text:p>12/29/07 10:13 AM</text:p>
          </table:table-cell>
          <table:table-cell office:value-type="string">
            <text:p><text:s/>Tofurky Jurky <text:s text:c="37"/></text:p>
          </table:table-cell>
          <table:table-cell office:value-type="float" office:value="2.86">
            <text:p>2.86</text:p>
          </table:table-cell>
          <table:table-cell table:number-columns-repeated="8"/>
        </table:table-row>
        <table:table-row table:style-name="ro2">
          <table:table-cell office:value-type="date" office:date-value="2007-12-21T19:56:23">
            <text:p>12/21/07 07:56 PM</text:p>
          </table:table-cell>
          <table:table-cell office:value-type="string">
            <text:p><text:s/>Tofutti <text:s text:c="43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2">
          <table:table-cell office:value-type="date" office:date-value="2007-12-28T14:20:34">
            <text:p>12/28/07 02:20 PM</text:p>
          </table:table-cell>
          <table:table-cell office:value-type="string">
            <text:p><text:s/>Tofutti <text:s text:c="43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2">
          <table:table-cell office:value-type="date" office:date-value="2007-12-17T17:07:03">
            <text:p>12/17/07 05:07 PM</text:p>
          </table:table-cell>
          <table:table-cell office:value-type="string">
            <text:p><text:s/>Tofutti <text:s text:c="43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2">
          <table:table-cell office:value-type="date" office:date-value="2007-12-27T18:27:22">
            <text:p>12/27/07 06:27 PM</text:p>
          </table:table-cell>
          <table:table-cell office:value-type="string">
            <text:p><text:s/>Tofutti <text:s text:c="43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2">
          <table:table-cell office:value-type="date" office:date-value="2007-12-17T16:19:38">
            <text:p>12/17/07 04:19 PM</text:p>
          </table:table-cell>
          <table:table-cell office:value-type="string">
            <text:p><text:s/>Tofutti <text:s text:c="43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2">
          <table:table-cell office:value-type="date" office:date-value="2007-12-26T15:33:04">
            <text:p>12/26/07 03:33 PM</text:p>
          </table:table-cell>
          <table:table-cell office:value-type="string">
            <text:p><text:s/>Tofutti <text:s text:c="43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2">
          <table:table-cell office:value-type="date" office:date-value="2007-12-24T12:33:47">
            <text:p>12/24/07 12:33 PM</text:p>
          </table:table-cell>
          <table:table-cell office:value-type="string">
            <text:p><text:s/>Tofutti <text:s text:c="43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2">
          <table:table-cell office:value-type="date" office:date-value="2007-12-21T19:56:23">
            <text:p>12/21/07 07:56 PM</text:p>
          </table:table-cell>
          <table:table-cell office:value-type="string">
            <text:p><text:s/>Tofutti <text:s text:c="43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2">
          <table:table-cell office:value-type="date" office:date-value="2007-12-23T17:15:18">
            <text:p>12/23/07 05:15 PM</text:p>
          </table:table-cell>
          <table:table-cell office:value-type="string">
            <text:p><text:s/>Tofutti <text:s text:c="43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2">
          <table:table-cell office:value-type="date" office:date-value="2007-12-22T12:24:08">
            <text:p>12/22/07 12:24 PM</text:p>
          </table:table-cell>
          <table:table-cell office:value-type="string">
            <text:p><text:s/>Tofutti <text:s text:c="43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2">
          <table:table-cell office:value-type="date" office:date-value="2007-12-22T12:24:08">
            <text:p>12/22/07 12:24 PM</text:p>
          </table:table-cell>
          <table:table-cell office:value-type="string">
            <text:p><text:s/>Tofutti <text:s text:c="43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2">
          <table:table-cell office:value-type="date" office:date-value="2007-12-30T11:51:55">
            <text:p>12/30/07 11:51 AM</text:p>
          </table:table-cell>
          <table:table-cell office:value-type="string">
            <text:p><text:s/>Tofutti <text:s text:c="43"/></text:p>
          </table:table-cell>
          <table:table-cell office:value-type="float" office:value="0.95">
            <text:p>0.95</text:p>
          </table:table-cell>
          <table:table-cell table:number-columns-repeated="8"/>
        </table:table-row>
        <table:table-row table:style-name="ro1">
          <table:table-cell office:value-type="date" office:date-value="2007-12-17T17:13:40">
            <text:p>12/17/07 05:13 PM</text:p>
          </table:table-cell>
          <table:table-cell office:value-type="string">
            <text:p><text:s/>XL Slingshot <text:s text:c="38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17T17:07:37">
            <text:p>12/17/07 05:07 PM</text:p>
          </table:table-cell>
          <table:table-cell office:value-type="string">
            <text:p><text:s/>XL Slingshot <text:s text:c="38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1T19:56:39">
            <text:p>12/21/07 07:56 PM</text:p>
          </table:table-cell>
          <table:table-cell office:value-type="string">
            <text:p><text:s/>XL Slingshot <text:s text:c="38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6T19:20:05">
            <text:p>12/26/07 07:20 PM</text:p>
          </table:table-cell>
          <table:table-cell office:value-type="string">
            <text:p><text:s/>XL Slingshot <text:s text:c="38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9T14:10:16">
            <text:p>12/29/07 02:10 PM</text:p>
          </table:table-cell>
          <table:table-cell office:value-type="string">
            <text:p><text:s/>XL Slingshot <text:s text:c="38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9T16:46:08">
            <text:p>12/29/07 04:46 PM</text:p>
          </table:table-cell>
          <table:table-cell office:value-type="string">
            <text:p><text:s/>XL Slingshot <text:s text:c="38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19T19:47:23">
            <text:p>12/19/07 07:47 PM</text:p>
          </table:table-cell>
          <table:table-cell office:value-type="string">
            <text:p><text:s/>XL Slingshot <text:s text:c="38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4T12:43:45">
            <text:p>12/24/07 12:43 PM</text:p>
          </table:table-cell>
          <table:table-cell office:value-type="string">
            <text:p><text:s/>XL Slingshot <text:s text:c="38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date" office:date-value="2007-12-21T14:40:20">
            <text:p>12/21/07 02:40 PM</text:p>
          </table:table-cell>
          <table:table-cell office:value-type="string">
            <text:p><text:s/>XL Slingshot <text:s text:c="38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date" office:date-value="2007-12-22T12:56:30">
            <text:p>12/22/07 12:56 PM</text:p>
          </table:table-cell>
          <table:table-cell office:value-type="string">
            <text:p><text:s/>Yerba Mate <text:s text:c="40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2">
          <table:table-cell office:value-type="date" office:date-value="2007-12-22T16:06:20">
            <text:p>12/22/07 04:06 PM</text:p>
          </table:table-cell>
          <table:table-cell office:value-type="string">
            <text:p><text:s/>Yerba Mate <text:s text:c="40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2">
          <table:table-cell office:value-type="date" office:date-value="2007-12-26T18:02:51">
            <text:p>12/26/07 06:02 PM</text:p>
          </table:table-cell>
          <table:table-cell office:value-type="string">
            <text:p><text:s/>Yerba Mate <text:s text:c="40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2">
          <table:table-cell office:value-type="date" office:date-value="2007-12-26T22:57:32">
            <text:p>12/26/07 10:57 PM</text:p>
          </table:table-cell>
          <table:table-cell office:value-type="string">
            <text:p><text:s/>Yerba Mate <text:s text:c="40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2">
          <table:table-cell office:value-type="date" office:date-value="2007-12-21T19:55:44">
            <text:p>12/21/07 07:55 PM</text:p>
          </table:table-cell>
          <table:table-cell office:value-type="string">
            <text:p><text:s/>Yerba Mate <text:s text:c="40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2">
          <table:table-cell office:value-type="date" office:date-value="2007-12-30T15:22:21">
            <text:p>12/30/07 03:22 PM</text:p>
          </table:table-cell>
          <table:table-cell office:value-type="string">
            <text:p><text:s/>Yerba Mate <text:s text:c="40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2">
          <table:table-cell office:value-type="date" office:date-value="2007-12-29T22:18:29">
            <text:p>12/29/07 10:18 PM</text:p>
          </table:table-cell>
          <table:table-cell office:value-type="string">
            <text:p><text:s/>Yerba Mate <text:s text:c="40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2">
          <table:table-cell office:value-type="date" office:date-value="2007-12-17T12:29:26">
            <text:p>12/17/07 12:29 PM</text:p>
          </table:table-cell>
          <table:table-cell office:value-type="string">
            <text:p><text:s/>Yerba Mate <text:s text:c="40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2">
          <table:table-cell office:value-type="date" office:date-value="2007-12-21T19:55:44">
            <text:p>12/21/07 07:55 PM</text:p>
          </table:table-cell>
          <table:table-cell office:value-type="string">
            <text:p><text:s/>Yerba Mate <text:s text:c="40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2">
          <table:table-cell office:value-type="date" office:date-value="2007-12-21T19:55:44">
            <text:p>12/21/07 07:55 PM</text:p>
          </table:table-cell>
          <table:table-cell office:value-type="string">
            <text:p><text:s/>Yerba Mate <text:s text:c="40"/></text:p>
          </table:table-cell>
          <table:table-cell office:value-type="float" office:value="1.9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07-12-29T11:18:05">
            <text:p>12/29/07 11:18 AM</text:p>
          </table:table-cell>
          <table:table-cell office:value-type="string">
            <text:p><text:s/>Yogurt <text:s text:c="44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7:41:11">
            <text:p>12/28/07 05:41 PM</text:p>
          </table:table-cell>
          <table:table-cell office:value-type="string">
            <text:p><text:s/>Yogurt <text:s text:c="44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9T11:18:05">
            <text:p>12/29/07 11:18 AM</text:p>
          </table:table-cell>
          <table:table-cell office:value-type="string">
            <text:p><text:s/>Yogurt <text:s text:c="44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1">
          <table:table-cell office:value-type="date" office:date-value="2007-12-28T15:11:44">
            <text:p>12/28/07 03:11 PM</text:p>
          </table:table-cell>
          <table:table-cell office:value-type="string">
            <text:p><text:s/>Yogurt <text:s text:c="44"/></text:p>
          </table:table-cell>
          <table:table-cell office:value-type="float" office:value="1.43">
            <text:p>1.43</text:p>
          </table:table-cell>
          <table:table-cell table:number-columns-repeated="8"/>
        </table:table-row>
        <table:table-row table:style-name="ro2">
          <table:table-cell office:value-type="date" office:date-value="2007-12-17T17:48:49">
            <text:p>12/17/07 05:48 PM</text:p>
          </table:table-cell>
          <table:table-cell office:value-type="string">
            <text:p><text:s/>Zapatista Coffee <text:s text:c="34"/>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office:value-type="date" office:date-value="2007-12-29T18:50:10">
            <text:p>12/29/07 06:50 PM</text:p>
          </table:table-cell>
          <table:table-cell office:value-type="string">
            <text:p><text:s/>Zapatista Coffee <text:s text:c="34"/>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office:value-type="date" office:date-value="2007-12-19T19:47:23">
            <text:p>12/19/07 07:47 PM</text:p>
          </table:table-cell>
          <table:table-cell office:value-type="string">
            <text:p><text:s/>Zapatista Coffee <text:s text:c="34"/>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office:value-type="date" office:date-value="2007-12-20T11:55:51">
            <text:p>12/20/07 11:55 AM</text:p>
          </table:table-cell>
          <table:table-cell office:value-type="string">
            <text:p><text:s/>Zapatista Coffee <text:s text:c="34"/>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office:value-type="date" office:date-value="2007-12-17T19:31:53">
            <text:p>12/17/07 07:31 PM</text:p>
          </table:table-cell>
          <table:table-cell office:value-type="string">
            <text:p><text:s/>Zapatista Coffee <text:s text:c="34"/>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office:value-type="date" office:date-value="2007-12-22T12:31:19">
            <text:p>12/22/07 12:31 PM</text:p>
          </table:table-cell>
          <table:table-cell office:value-type="string">
            <text:p><text:s/>Zapatista Coffee <text:s text:c="34"/>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office:value-type="date" office:date-value="2007-12-24T14:43:11">
            <text:p>12/24/07 02:43 PM</text:p>
          </table:table-cell>
          <table:table-cell office:value-type="string">
            <text:p><text:s/>Zine: 2 x 50cent zines <text:s text:c="28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date" office:date-value="2007-12-22T14:02:16">
            <text:p>12/22/07 02:02 PM</text:p>
          </table:table-cell>
          <table:table-cell office:value-type="string">
            <text:p><text:s/>Zine: Aware and outraged <text:s text:c="26"/>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date" office:date-value="2007-12-27T15:05:43">
            <text:p>12/27/07 03:05 PM</text:p>
          </table:table-cell>
          <table:table-cell office:value-type="string">
            <text:p><text:s/>Zine: Capitalist system <text:s text:c="27"/></text:p>
          </table:table-cell>
          <table:table-cell office:value-type="float" office:value="2.5">
            <text:p>2.5</text:p>
          </table:table-cell>
          <table:table-cell table:number-columns-repeated="8"/>
        </table:table-row>
        <table:table-row table:style-name="ro2">
          <table:table-cell office:value-type="date" office:date-value="2007-12-24T16:52:48">
            <text:p>12/24/07 04:52 PM</text:p>
          </table:table-cell>
          <table:table-cell office:value-type="string">
            <text:p><text:s/>Zine: capitalist systm <text:s text:c="28"/></text:p>
          </table:table-cell>
          <table:table-cell office:value-type="float" office:value="2.5">
            <text:p>2.5</text:p>
          </table:table-cell>
          <table:table-cell table:number-columns-repeated="8"/>
        </table:table-row>
        <table:table-row table:style-name="ro2">
          <table:table-cell office:value-type="date" office:date-value="2007-12-27T17:46:18">
            <text:p>12/27/07 05:46 PM</text:p>
          </table:table-cell>
          <table:table-cell office:value-type="string">
            <text:p><text:s/>Zine: captain howdy <text:s text:c="31"/>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date" office:date-value="2007-12-24T16:53:08">
            <text:p>12/24/07 04:53 PM</text:p>
          </table:table-cell>
          <table:table-cell office:value-type="string">
            <text:p><text:s/>Zine: cia <text:s text:c="41"/>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date" office:date-value="2007-12-29T15:26:27">
            <text:p>12/29/07 03:26 PM</text:p>
          </table:table-cell>
          <table:table-cell office:value-type="string">
            <text:p><text:s/>Zine: cointelpro <text:s text:c="34"/>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date" office:date-value="2007-12-27T15:05:43">
            <text:p>12/27/07 03:05 PM</text:p>
          </table:table-cell>
          <table:table-cell office:value-type="string">
            <text:p><text:s/>Zine: Fanon Zine <text:s text:c="34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date" office:date-value="2007-12-26T22:55:31">
            <text:p>12/26/07 10:55 PM</text:p>
          </table:table-cell>
          <table:table-cell office:value-type="string">
            <text:p><text:s/>Zine: friends make the best meds <text:s text:c="18"/>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date" office:date-value="2007-12-29T17:39:32">
            <text:p>12/29/07 05:39 PM</text:p>
          </table:table-cell>
          <table:table-cell office:value-type="string">
            <text:p><text:s/>Zine: guns for hire <text:s text:c="31"/>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date" office:date-value="2007-12-27T15:05:43">
            <text:p>12/27/07 03:05 PM</text:p>
          </table:table-cell>
          <table:table-cell office:value-type="string">
            <text:p><text:s/>Zine: heretics guide <text:s text:c="30"/></text:p>
          </table:table-cell>
          <table:table-cell office:value-type="float" office:value="1.5">
            <text:p>1.5</text:p>
          </table:table-cell>
          <table:table-cell table:number-columns-repeated="8"/>
        </table:table-row>
        <table:table-row table:style-name="ro2">
          <table:table-cell office:value-type="date" office:date-value="2007-12-24T14:36:53">
            <text:p>12/24/07 02:36 PM</text:p>
          </table:table-cell>
          <table:table-cell office:value-type="string">
            <text:p><text:s/>Zine: hot pantz <text:s text:c="35"/>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date" office:date-value="2007-12-19T13:17:00">
            <text:p>12/19/07 01:17 PM</text:p>
          </table:table-cell>
          <table:table-cell office:value-type="string">
            <text:p><text:s/>Zine: Like walking onto another planet <text:s text:c="12"/>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date" office:date-value="2007-12-21T10:39:33">
            <text:p>12/21/07 10:39 AM</text:p>
          </table:table-cell>
          <table:table-cell office:value-type="string">
            <text:p><text:s/>Zine: Marriage and Love <text:s text:c="27"/>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date" office:date-value="2007-12-29T17:39:32">
            <text:p>12/29/07 05:39 PM</text:p>
          </table:table-cell>
          <table:table-cell office:value-type="string">
            <text:p><text:s/>Zine: mediatations on WotE #2 <text:s text:c="21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date" office:date-value="2007-12-24T14:36:53">
            <text:p>12/24/07 02:36 PM</text:p>
          </table:table-cell>
          <table:table-cell office:value-type="string">
            <text:p><text:s/>Zine: memories of freedom <text:s text:c="25"/>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date" office:date-value="2007-12-26T22:55:31">
            <text:p>12/26/07 10:55 PM</text:p>
          </table:table-cell>
          <table:table-cell office:value-type="string">
            <text:p><text:s/>Zine: not without my consent <text:s text:c="22"/>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date" office:date-value="2007-12-22T22:13:54">
            <text:p>12/22/07 10:13 PM</text:p>
          </table:table-cell>
          <table:table-cell office:value-type="string">
            <text:p><text:s/>Zine: our own response <text:s text:c="28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date" office:date-value="2007-12-22T22:13:54">
            <text:p>12/22/07 10:13 PM</text:p>
          </table:table-cell>
          <table:table-cell office:value-type="string">
            <text:p><text:s/>Zine: out of the closet <text:s text:c="27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date" office:date-value="2007-12-22T22:13:54">
            <text:p>12/22/07 10:13 PM</text:p>
          </table:table-cell>
          <table:table-cell office:value-type="string">
            <text:p><text:s/>Zine: passion fruit <text:s text:c="31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date" office:date-value="2007-12-26T19:20:05">
            <text:p>12/26/07 07:20 PM</text:p>
          </table:table-cell>
          <table:table-cell office:value-type="string">
            <text:p><text:s/>Zine: Right On! #4 <text:s text:c="32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date" office:date-value="2007-12-26T22:55:31">
            <text:p>12/26/07 10:55 PM</text:p>
          </table:table-cell>
          <table:table-cell office:value-type="string">
            <text:p><text:s/>Zine: speak no hear no <text:s text:c="28"/>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date" office:date-value="2007-12-30T11:41:37">
            <text:p>12/30/07 11:41 AM</text:p>
          </table:table-cell>
          <table:table-cell office:value-type="string">
            <text:p><text:s/>Zine: Stolen Land <text:s text:c="33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date" office:date-value="2007-12-27T18:02:05">
            <text:p>12/27/07 06:02 PM</text:p>
          </table:table-cell>
          <table:table-cell office:value-type="string">
            <text:p><text:s/>Zine: Ten Anarchist Principles, Toward a green eco 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date" office:date-value="2007-12-26T19:20:05">
            <text:p>12/26/07 07:20 PM</text:p>
          </table:table-cell>
          <table:table-cell office:value-type="string">
            <text:p><text:s/>Zine: The Black Panther Legacy <text:s text:c="20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date" office:date-value="2007-12-24T14:41:27">
            <text:p>12/24/07 02:41 PM</text:p>
          </table:table-cell>
          <table:table-cell office:value-type="string">
            <text:p><text:s/>Zine: the hungarian revolution <text:s text:c="20"/></text:p>
          </table:table-cell>
          <table:table-cell office:value-type="float" office:value="2.5">
            <text:p>2.5</text:p>
          </table:table-cell>
          <table:table-cell table:number-columns-repeated="8"/>
        </table:table-row>
        <table:table-row table:style-name="ro2">
          <table:table-cell office:value-type="date" office:date-value="2007-12-26T13:13:19">
            <text:p>12/26/07 01:13 PM</text:p>
          </table:table-cell>
          <table:table-cell office:value-type="string">
            <text:p><text:s/>Zine: voices in solidarity <text:s text:c="24"/>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date" office:date-value="2007-12-26T13:13:19">
            <text:p>12/26/07 01:13 PM</text:p>
          </table:table-cell>
          <table:table-cell office:value-type="string">
            <text:p><text:s/>Zine: when france rebelled <text:s text:c="24"/>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date" office:date-value="2007-12-22T21:46:15">
            <text:p>12/22/07 09:46 PM</text:p>
          </table:table-cell>
          <table:table-cell office:value-type="string">
            <text:p><text:s/>Zine: When Race Beats Class <text:s text:c="23"/>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date" office:date-value="2007-12-22T14:02:24">
            <text:p>12/22/07 02:02 PM</text:p>
          </table:table-cell>
          <table:table-cell office:value-type="string">
            <text:p><text:s/>Zine: zine <text:s text:c="40"/>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style-name="Default" office:value-type="string">
            <text:p>Total Sales: <text:s/>8304.49</text:p>
          </table:table-cell>
          <table:table-cell table:number-columns-repeated="10"/>
        </table:table-row>
        <table:table-row table:style-name="ro1" table:number-rows-repeated="3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/>
          <table:table-cell table:formula="oooc:=SUM([.C1:.C1893])" office:value-type="float" office:value="8049.48999999996">
            <text:p>8049.49</text:p>
          </table:table-cell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10"/>
        </table:table-row>
        <table:table-row table:style-name="ro2">
          <table:table-cell table:style-name="ce2" office:value-type="string">
            <text:p>ANDREW</text:p>
          </table:table-cell>
          <table:table-cell table:style-name="ce2" office:value-type="float" office:value="16.5">
            <text:p>16.5</text:p>
          </table:table-cell>
          <table:table-cell table:style-name="ce2" office:value-type="float" office:value="11.5">
            <text:p>11.5</text:p>
          </table:table-cell>
          <table:table-cell table:style-name="ce2" office:value-type="float" office:value="8.6">
            <text:p>8.6</text:p>
          </table:table-cell>
          <table:table-cell table:style-name="ce4" office:value-type="currency" office:currency="USD" office:value="69">
            <text:p>$69.00</text:p>
          </table:table-cell>
          <table:table-cell table:number-columns-repeated="4"/>
          <table:table-cell/>
          <table:table-cell table:formula="oooc:=[.E1903]+[.J1903]" office:value-type="currency" office:currency="USD" office:value="69">
            <text:p>$69.00</text:p>
          </table:table-cell>
        </table:table-row>
        <table:table-row table:style-name="ro2">
          <table:table-cell table:style-name="ce2" office:value-type="string">
            <text:p>BECCA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5.7">
            <text:p>15.7</text:p>
          </table:table-cell>
          <table:table-cell table:style-name="ce4" office:value-type="currency" office:currency="USD" office:value="126">
            <text:p>$126.00</text:p>
          </table:table-cell>
          <table:table-cell table:style-name="ce2" office:value-type="string">
            <text:p>BECCA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4.6">
            <text:p>14.6</text:p>
          </table:table-cell>
          <table:table-cell table:style-name="ce4" office:value-type="currency" office:currency="USD" office:value="117">
            <text:p>$117.00</text:p>
          </table:table-cell>
          <table:table-cell table:formula="oooc:=[.E1904]+[.J1904]" office:value-type="currency" office:currency="USD" office:value="243">
            <text:p>$243.00</text:p>
          </table:table-cell>
        </table:table-row>
        <table:table-row table:style-name="ro2">
          <table:table-cell table:style-name="ce2" office:value-type="string">
            <text:p>CLAYTON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29.1">
            <text:p>29.1</text:p>
          </table:table-cell>
          <table:table-cell table:style-name="ce4" office:value-type="currency" office:currency="USD" office:value="234">
            <text:p>$234.00</text:p>
          </table:table-cell>
          <table:table-cell table:style-name="ce2" office:value-type="string">
            <text:p>CLAYTON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5.8">
            <text:p>25.8</text:p>
          </table:table-cell>
          <table:table-cell table:style-name="ce4" office:value-type="currency" office:currency="USD" office:value="207">
            <text:p>$207.00</text:p>
          </table:table-cell>
          <table:table-cell table:formula="oooc:=[.E1905]+[.J1905]" office:value-type="currency" office:currency="USD" office:value="441">
            <text:p>$441.00</text:p>
          </table:table-cell>
        </table:table-row>
        <table:table-row table:style-name="ro2">
          <table:table-cell table:style-name="ce2" office:value-type="string">
            <text:p>CULLEN</text:p>
          </table:table-cell>
          <table:table-cell table:style-name="ce2" office:value-type="float" office:value="12.5">
            <text:p>12.5</text:p>
          </table:table-cell>
          <table:table-cell table:style-name="ce2" office:value-type="float" office:value="7.5">
            <text:p>7.5</text:p>
          </table:table-cell>
          <table:table-cell table:style-name="ce2" office:value-type="float" office:value="5.6">
            <text:p>5.6</text:p>
          </table:table-cell>
          <table:table-cell table:style-name="ce4" office:value-type="currency" office:currency="USD" office:value="45">
            <text:p>$45.00</text:p>
          </table:table-cell>
          <table:table-cell table:style-name="ce2" office:value-type="string">
            <text:p>CULLE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.3">
            <text:p>4.3</text:p>
          </table:table-cell>
          <table:table-cell table:style-name="ce4" office:value-type="currency" office:currency="USD" office:value="35">
            <text:p>$35.00</text:p>
          </table:table-cell>
          <table:table-cell table:formula="oooc:=[.E1906]+[.J1906]" office:value-type="currency" office:currency="USD" office:value="80">
            <text:p>$80.00</text:p>
          </table:table-cell>
        </table:table-row>
        <table:table-row table:style-name="ro2">
          <table:table-cell table:style-name="ce2" office:value-type="string">
            <text:p>GABBY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.7">
            <text:p>6.7</text:p>
          </table:table-cell>
          <table:table-cell table:style-name="ce4" office:value-type="currency" office:currency="USD" office:value="54">
            <text:p>$54.00</text:p>
          </table:table-cell>
          <table:table-cell table:style-name="ce2" office:value-type="string">
            <text:p>GABBY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7.2">
            <text:p>17.2</text:p>
          </table:table-cell>
          <table:table-cell table:style-name="ce4" office:value-type="currency" office:currency="USD" office:value="138">
            <text:p>$138.00</text:p>
          </table:table-cell>
          <table:table-cell table:formula="oooc:=[.E1907]+[.J1907]" office:value-type="currency" office:currency="USD" office:value="192">
            <text:p>$192.00</text:p>
          </table:table-cell>
        </table:table-row>
        <table:table-row table:style-name="ro2">
          <table:table-cell table:style-name="ce2" office:value-type="string">
            <text:p>JOHN </text:p>
          </table:table-cell>
          <table:table-cell table:style-name="ce2" table:number-columns-repeated="3"/>
          <table:table-cell table:style-name="ce4"/>
          <table:table-cell table:style-name="ce2" office:value-type="string">
            <text:p>JOH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.6">
            <text:p>2.6</text:p>
          </table:table-cell>
          <table:table-cell table:style-name="ce4" office:value-type="currency" office:currency="USD" office:value="21">
            <text:p>$21.00</text:p>
          </table:table-cell>
          <table:table-cell table:formula="oooc:=[.E1908]+[.J1908]" office:value-type="currency" office:currency="USD" office:value="21">
            <text:p>$21.00</text:p>
          </table:table-cell>
        </table:table-row>
        <table:table-row table:style-name="ro2">
          <table:table-cell table:style-name="ce2" office:value-type="string">
            <text:p>JOHNNY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4" office:value-type="currency" office:currency="USD" office:value="48">
            <text:p>$48.00</text:p>
          </table:table-cell>
          <table:table-cell table:style-name="ce2" office:value-type="string">
            <text:p>JOHNNY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4" office:value-type="currency" office:currency="USD" office:value="0">
            <text:p>$0.00</text:p>
          </table:table-cell>
          <table:table-cell table:formula="oooc:=[.E1909]+[.J1909]" office:value-type="currency" office:currency="USD" office:value="48">
            <text:p>$48.00</text:p>
          </table:table-cell>
        </table:table-row>
        <table:table-row table:style-name="ro2">
          <table:table-cell table:style-name="ce2" office:value-type="string">
            <text:p>KATE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4" office:value-type="currency" office:currency="USD" office:value="0">
            <text:p>$0.00</text:p>
          </table:table-cell>
          <table:table-cell table:style-name="ce2" office:value-type="string">
            <text:p>KATE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.4">
            <text:p>3.4</text:p>
          </table:table-cell>
          <table:table-cell table:style-name="ce4" office:value-type="currency" office:currency="USD" office:value="28">
            <text:p>$28.00</text:p>
          </table:table-cell>
          <table:table-cell table:formula="oooc:=[.E1910]+[.J1910]" office:value-type="currency" office:currency="USD" office:value="28">
            <text:p>$28.00</text:p>
          </table:table-cell>
        </table:table-row>
        <table:table-row table:style-name="ro2">
          <table:table-cell table:style-name="ce2" office:value-type="string">
            <text:p>KATIE D.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4" office:value-type="currency" office:currency="USD" office:value="24">
            <text:p>$24.00</text:p>
          </table:table-cell>
          <table:table-cell table:style-name="ce2" office:value-type="string">
            <text:p>KATIE D.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4" office:value-type="currency" office:currency="USD" office:value="0">
            <text:p>$0.00</text:p>
          </table:table-cell>
          <table:table-cell table:formula="oooc:=[.E1911]+[.J1911]" office:value-type="currency" office:currency="USD" office:value="24">
            <text:p>$24.00</text:p>
          </table:table-cell>
        </table:table-row>
        <table:table-row table:style-name="ro2">
          <table:table-cell table:style-name="ce2" office:value-type="string">
            <text:p>KATIE L.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4" office:value-type="currency" office:currency="USD" office:value="24">
            <text:p>$24.00</text:p>
          </table:table-cell>
          <table:table-cell table:style-name="ce2" table:number-columns-repeated="4"/>
          <table:table-cell table:style-name="ce4"/>
          <table:table-cell table:formula="oooc:=[.E1912]+[.J1912]" office:value-type="currency" office:currency="USD" office:value="24">
            <text:p>$24.00</text:p>
          </table:table-cell>
        </table:table-row>
        <table:table-row table:style-name="ro2">
          <table:table-cell table:style-name="ce2" office:value-type="string">
            <text:p>KEVIN</text:p>
          </table:table-cell>
          <table:table-cell table:style-name="ce2" office:value-type="float" office:value="1.5">
            <text:p>1.5</text:p>
          </table:table-cell>
          <table:table-cell table:number-columns-repeated="2" table:style-name="ce2" office:value-type="float" office:value="0">
            <text:p>0</text:p>
          </table:table-cell>
          <table:table-cell table:style-name="ce4" office:value-type="currency" office:currency="USD" office:value="0">
            <text:p>$0.00</text:p>
          </table:table-cell>
          <table:table-cell table:style-name="ce2" office:value-type="string">
            <text:p>KEVIN</text:p>
          </table:table-cell>
          <table:table-cell table:style-name="ce2" office:value-type="float" office:value="12.5">
            <text:p>12.5</text:p>
          </table:table-cell>
          <table:table-cell table:style-name="ce2" office:value-type="float" office:value="7.5">
            <text:p>7.5</text:p>
          </table:table-cell>
          <table:table-cell table:style-name="ce2" office:value-type="float" office:value="6.4">
            <text:p>6.4</text:p>
          </table:table-cell>
          <table:table-cell table:style-name="ce4" office:value-type="currency" office:currency="USD" office:value="52">
            <text:p>$52.00</text:p>
          </table:table-cell>
          <table:table-cell table:formula="oooc:=[.E1913]+[.J1913]" office:value-type="currency" office:currency="USD" office:value="52">
            <text:p>$52.00</text:p>
          </table:table-cell>
        </table:table-row>
        <table:table-row table:style-name="ro2">
          <table:table-cell table:style-name="ce2" office:value-type="string">
            <text:p>books</text:p>
          </table:table-cell>
          <table:table-cell table:style-name="ce3"/>
          <table:table-cell table:style-name="ce2" office:value-type="float" office:value="5">
            <text:p>5</text:p>
          </table:table-cell>
          <table:table-cell table:style-name="ce2" office:value-type="float" office:value="3.7">
            <text:p>3.7</text:p>
          </table:table-cell>
          <table:table-cell table:style-name="ce4" office:value-type="currency" office:currency="USD" office:value="30">
            <text:p>$30.00</text:p>
          </table:table-cell>
          <table:table-cell table:style-name="ce2" office:value-type="string">
            <text:p>books</text:p>
          </table:table-cell>
          <table:table-cell table:style-name="ce3"/>
          <table:table-cell table:style-name="ce2" office:value-type="float" office:value="5">
            <text:p>5</text:p>
          </table:table-cell>
          <table:table-cell table:style-name="ce2" office:value-type="float" office:value="4.3">
            <text:p>4.3</text:p>
          </table:table-cell>
          <table:table-cell table:style-name="ce4" office:value-type="currency" office:currency="USD" office:value="35">
            <text:p>$35.00</text:p>
          </table:table-cell>
          <table:table-cell table:formula="oooc:=[.E1914]+[.J1914]" office:value-type="currency" office:currency="USD" office:value="65">
            <text:p>$65.00</text:p>
          </table:table-cell>
        </table:table-row>
        <table:table-row table:style-name="ro2">
          <table:table-cell table:style-name="ce2" office:value-type="string">
            <text:p>events</text:p>
          </table:table-cell>
          <table:table-cell table:style-name="ce3"/>
          <table:table-cell table:style-name="ce2" office:value-type="float" office:value="5">
            <text:p>5</text:p>
          </table:table-cell>
          <table:table-cell table:style-name="ce2" office:value-type="float" office:value="3.7">
            <text:p>3.7</text:p>
          </table:table-cell>
          <table:table-cell table:style-name="ce4" office:value-type="currency" office:currency="USD" office:value="30">
            <text:p>$30.00</text:p>
          </table:table-cell>
          <table:table-cell table:style-name="ce2" office:value-type="string">
            <text:p>events</text:p>
          </table:table-cell>
          <table:table-cell table:style-name="ce3"/>
          <table:table-cell table:style-name="ce2" office:value-type="float" office:value="5">
            <text:p>5</text:p>
          </table:table-cell>
          <table:table-cell table:style-name="ce2" office:value-type="float" office:value="4.3">
            <text:p>4.3</text:p>
          </table:table-cell>
          <table:table-cell table:style-name="ce4" office:value-type="currency" office:currency="USD" office:value="35">
            <text:p>$35.00</text:p>
          </table:table-cell>
          <table:table-cell table:formula="oooc:=[.E1915]+[.J1915]" office:value-type="currency" office:currency="USD" office:value="65">
            <text:p>$65.00</text:p>
          </table:table-cell>
        </table:table-row>
        <table:table-row table:style-name="ro2">
          <table:table-cell table:style-name="ce2" office:value-type="string">
            <text:p>finance</text:p>
          </table:table-cell>
          <table:table-cell table:style-name="ce3"/>
          <table:table-cell table:style-name="ce2" office:value-type="float" office:value="5">
            <text:p>5</text:p>
          </table:table-cell>
          <table:table-cell table:style-name="ce2" office:value-type="float" office:value="3.7">
            <text:p>3.7</text:p>
          </table:table-cell>
          <table:table-cell table:style-name="ce4" office:value-type="currency" office:currency="USD" office:value="30">
            <text:p>$30.00</text:p>
          </table:table-cell>
          <table:table-cell table:style-name="ce2" office:value-type="string">
            <text:p>finance</text:p>
          </table:table-cell>
          <table:table-cell table:style-name="ce3"/>
          <table:table-cell table:style-name="ce2" office:value-type="float" office:value="5">
            <text:p>5</text:p>
          </table:table-cell>
          <table:table-cell table:style-name="ce2" office:value-type="float" office:value="4.3">
            <text:p>4.3</text:p>
          </table:table-cell>
          <table:table-cell table:style-name="ce4" office:value-type="currency" office:currency="USD" office:value="35">
            <text:p>$35.00</text:p>
          </table:table-cell>
          <table:table-cell table:formula="oooc:=[.E1916]+[.J1916]" office:value-type="currency" office:currency="USD" office:value="65">
            <text:p>$65.00</text:p>
          </table:table-cell>
        </table:table-row>
        <table:table-row table:style-name="ro2">
          <table:table-cell table:style-name="ce2" office:value-type="string">
            <text:p>pr</text:p>
          </table:table-cell>
          <table:table-cell table:style-name="ce3"/>
          <table:table-cell table:style-name="ce2" office:value-type="float" office:value="5">
            <text:p>5</text:p>
          </table:table-cell>
          <table:table-cell table:style-name="ce2" office:value-type="float" office:value="3.7">
            <text:p>3.7</text:p>
          </table:table-cell>
          <table:table-cell table:style-name="ce4" office:value-type="currency" office:currency="USD" office:value="30">
            <text:p>$30.00</text:p>
          </table:table-cell>
          <table:table-cell table:style-name="ce2" office:value-type="string">
            <text:p>pr</text:p>
          </table:table-cell>
          <table:table-cell table:style-name="ce3"/>
          <table:table-cell table:style-name="ce2" office:value-type="float" office:value="5">
            <text:p>5</text:p>
          </table:table-cell>
          <table:table-cell table:style-name="ce2" office:value-type="float" office:value="4.3">
            <text:p>4.3</text:p>
          </table:table-cell>
          <table:table-cell table:style-name="ce4" office:value-type="currency" office:currency="USD" office:value="35">
            <text:p>$35.00</text:p>
          </table:table-cell>
          <table:table-cell table:formula="oooc:=[.E1917]+[.J1917]" office:value-type="currency" office:currency="USD" office:value="65">
            <text:p>$65.00</text:p>
          </table:table-cell>
        </table:table-row>
        <table:table-row table:style-name="ro2">
          <table:table-cell table:style-name="ce2" office:value-type="string">
            <text:p>supplies</text:p>
          </table:table-cell>
          <table:table-cell table:style-name="ce3"/>
          <table:table-cell table:style-name="ce2" office:value-type="float" office:value="5">
            <text:p>5</text:p>
          </table:table-cell>
          <table:table-cell table:style-name="ce2" office:value-type="float" office:value="3.7">
            <text:p>3.7</text:p>
          </table:table-cell>
          <table:table-cell table:style-name="ce4" office:value-type="currency" office:currency="USD" office:value="30">
            <text:p>$30.00</text:p>
          </table:table-cell>
          <table:table-cell table:style-name="ce2" office:value-type="string">
            <text:p>supplies</text:p>
          </table:table-cell>
          <table:table-cell table:style-name="ce3"/>
          <table:table-cell table:style-name="ce2" office:value-type="float" office:value="5">
            <text:p>5</text:p>
          </table:table-cell>
          <table:table-cell table:style-name="ce2" office:value-type="float" office:value="4.3">
            <text:p>4.3</text:p>
          </table:table-cell>
          <table:table-cell table:style-name="ce4" office:value-type="currency" office:currency="USD" office:value="35">
            <text:p>$35.00</text:p>
          </table:table-cell>
          <table:table-cell table:formula="oooc:=[.E1918]+[.J1918]" office:value-type="currency" office:currency="USD" office:value="65">
            <text:p>$65.00</text:p>
          </table:table-cell>
        </table:table-row>
        <table:table-row table:style-name="ro2">
          <table:table-cell table:style-name="ce2" office:value-type="string">
            <text:p>tech</text:p>
          </table:table-cell>
          <table:table-cell table:style-name="ce3"/>
          <table:table-cell table:style-name="ce2" office:value-type="float" office:value="5">
            <text:p>5</text:p>
          </table:table-cell>
          <table:table-cell table:style-name="ce2" office:value-type="float" office:value="3.7">
            <text:p>3.7</text:p>
          </table:table-cell>
          <table:table-cell table:style-name="ce4" office:value-type="currency" office:currency="USD" office:value="30">
            <text:p>$30.00</text:p>
          </table:table-cell>
          <table:table-cell table:style-name="ce2" office:value-type="string">
            <text:p>tech</text:p>
          </table:table-cell>
          <table:table-cell table:style-name="ce3"/>
          <table:table-cell table:style-name="ce2" office:value-type="float" office:value="5">
            <text:p>5</text:p>
          </table:table-cell>
          <table:table-cell table:style-name="ce2" office:value-type="float" office:value="4.3">
            <text:p>4.3</text:p>
          </table:table-cell>
          <table:table-cell table:style-name="ce4" office:value-type="currency" office:currency="USD" office:value="35">
            <text:p>$35.00</text:p>
          </table:table-cell>
          <table:table-cell table:formula="oooc:=[.E1919]+[.J1919]" office:value-type="currency" office:currency="USD" office:value="65">
            <text:p>$65.00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9"/>
          <table:table-cell table:formula="oooc:=SUM([.K1903:.K1919])" office:value-type="currency" office:currency="USD" office:value="1612">
            <text:p>$1,612.00</text:p>
          </table:table-cell>
        </table:table-row>
      </table:table>
      <table:database-ranges>
        <table:database-range table:target-range-address="Sheet1.A1:Sheet1.C655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1">01/01/2008</text:date>, <text:time>22:3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8-01-01T22:18:54</meta:creation-date>
    <dc:creator>John</dc:creator>
    <dc:date>2008-01-01T22:30:59</dc:date>
    <dc:language>en-US</dc:language>
    <meta:editing-cycles>1</meta:editing-cycles>
    <meta:user-defined meta:name="Info 1"/>
    <meta:user-defined meta:name="Info 2"/>
    <meta:user-defined meta:name="Info 3"/>
    <meta:user-defined meta:name="Info 4"/>
    <meta:document-statistic meta:table-count="1" meta:cell-count="5846"/>
  </office:meta>
</office:document-meta>
</file>